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56.41pt"/>
    </style:style>
    <style:style style:name="co4" style:family="table-column">
      <style:table-column-properties fo:break-before="auto" style:column-width="72.14pt"/>
    </style:style>
    <style:style style:name="co5" style:family="table-column">
      <style:table-column-properties fo:break-before="auto" style:column-width="257.1pt"/>
    </style:style>
    <style:style style:name="co6" style:family="table-column">
      <style:table-column-properties fo:break-before="auto" style:column-width="135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13.41pt" fo:break-before="auto" style:use-optimal-row-height="true"/>
    </style:style>
    <style:style style:name="ro7" style:family="table-row">
      <style:table-row-properties style:row-height="57.66pt" fo:break-before="auto" style:use-optimal-row-height="true"/>
    </style:style>
    <style:style style:name="ro8" style:family="table-row">
      <style:table-row-properties style:row-height="46.15pt" fo:break-before="auto" style:use-optimal-row-height="true"/>
    </style:style>
    <style:style style:name="ro9" style:family="table-row">
      <style:table-row-properties style:row-height="80.1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102.64pt" fo:break-before="auto" style:use-optimal-row-height="true"/>
    </style:style>
    <style:style style:name="ro12" style:family="table-row">
      <style:table-row-properties style:row-height="91.16pt" fo:break-before="auto" style:use-optimal-row-height="true"/>
    </style:style>
    <style:style style:name="ro13" style:family="table-row">
      <style:table-row-properties style:row-height="79.85pt" fo:break-before="auto" style:use-optimal-row-height="true"/>
    </style:style>
    <style:style style:name="ro14" style:family="table-row">
      <style:table-row-properties style:row-height="57.46pt" fo:break-before="auto" style:use-optimal-row-height="true"/>
    </style:style>
    <style:style style:name="ro15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" style:family="table-cell" style:parent-style-name="Pivot_20_Table_20_Value">
      <style:table-cell-properties fo:border-bottom="none" fo:border-left="0.99pt solid #000000" fo:border-right="none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9" style:family="table-cell" style:parent-style-name="Pivot_20_Table_20_Value">
      <style:table-cell-properties fo:border-bottom="none" fo:border-left="none" fo:border-right="0.99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none" fo:border-left="0.99pt solid #000000" fo:border-right="none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nta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Tanggal</text:p>
          </table:table-cell>
          <table:table-cell table:style-name="ce4" office:value-type="string" calcext:value-type="string">
            <text:p>Aktif</text:p>
          </table:table-cell>
          <table:table-cell table:style-name="ce4" office:value-type="string" calcext:value-type="string">
            <text:p>Acara</text:p>
          </table:table-cell>
          <table:table-cell table:style-name="ce4" office:value-type="string" calcext:value-type="string">
            <text:p>Bulan</text:p>
          </table:table-cell>
          <table:table-cell table:style-name="ce4" office:value-type="string" calcext:value-type="string">
            <text:p>Tgl</text:p>
          </table:table-cell>
          <table:table-cell table:style-name="ce4" office:value-type="string" calcext:value-type="string">
            <text:p>Hari</text:p>
          </table:table-cell>
          <table:table-cell table:style-name="ce7" office:value-type="string" calcext:value-type="string">
            <text:p>Bacaan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1</text:p>
          </table:table-cell>
          <table:table-cell table:style-name="ce1" table:number-columns-repeated="2"/>
          <table:table-cell table:formula="of:=MID([.A2];6;2)*1" office:value-type="float" office:value="1" calcext:value-type="float">
            <text:p>1</text:p>
          </table:table-cell>
          <table:table-cell table:formula="of:=MID([.A2];9;2)*1" office:value-type="float" office:value="1" calcext:value-type="float">
            <text:p>1</text:p>
          </table:table-cell>
          <table:table-cell table:formula="of:=CHOOSE(WEEKDAY([.A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Bil. 6:22-27;Mzm. 67:2-3,5,6,8;Gal. 4:4-7;Luk. 2:16-21.</text:p>
          </table:table-cell>
          <table:table-cell/>
          <table:table-cell table:formula="of:=WEEKDAY([.A2])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1" office:value-type="string" calcext:value-type="string">
            <text:p>2019-01-02</text:p>
          </table:table-cell>
          <table:table-cell table:style-name="ce1" table:number-columns-repeated="2"/>
          <table:table-cell table:formula="of:=MID([.A3];6;2)*1" office:value-type="float" office:value="1" calcext:value-type="float">
            <text:p>1</text:p>
          </table:table-cell>
          <table:table-cell table:formula="of:=MID([.A3];9;2)*1" office:value-type="float" office:value="2" calcext:value-type="float">
            <text:p>2</text:p>
          </table:table-cell>
          <table:table-cell table:formula="of:=CHOOSE(WEEKDAY([.A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Yoh. 2:22-28;Mzm. 98:1,2-3ab,3cd-4;Yoh. 1:19-28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3</text:p>
          </table:table-cell>
          <table:table-cell table:style-name="ce1" table:number-columns-repeated="2"/>
          <table:table-cell table:formula="of:=MID([.A4];6;2)*1" office:value-type="float" office:value="1" calcext:value-type="float">
            <text:p>1</text:p>
          </table:table-cell>
          <table:table-cell table:formula="of:=MID([.A4];9;2)*1" office:value-type="float" office:value="3" calcext:value-type="float">
            <text:p>3</text:p>
          </table:table-cell>
          <table:table-cell table:formula="of:=CHOOSE(WEEKDAY([.A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Yoh. 2:29-3:6;Mzm. 98:1,3cd-4,5-6;Yoh. 1:29-3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4</text:p>
          </table:table-cell>
          <table:table-cell table:style-name="ce1" table:number-columns-repeated="2"/>
          <table:table-cell table:formula="of:=MID([.A5];6;2)*1" office:value-type="float" office:value="1" calcext:value-type="float">
            <text:p>1</text:p>
          </table:table-cell>
          <table:table-cell table:formula="of:=MID([.A5];9;2)*1" office:value-type="float" office:value="4" calcext:value-type="float">
            <text:p>4</text:p>
          </table:table-cell>
          <table:table-cell table:formula="of:=CHOOSE(WEEKDAY([.A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Yoh. 3:7-10;Mzm. 98:1,7-8,9;Yoh. 1:35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5</text:p>
          </table:table-cell>
          <table:table-cell table:style-name="ce1" table:number-columns-repeated="2"/>
          <table:table-cell table:formula="of:=MID([.A6];6;2)*1" office:value-type="float" office:value="1" calcext:value-type="float">
            <text:p>1</text:p>
          </table:table-cell>
          <table:table-cell table:formula="of:=MID([.A6];9;2)*1" office:value-type="float" office:value="5" calcext:value-type="float">
            <text:p>5</text:p>
          </table:table-cell>
          <table:table-cell table:formula="of:=CHOOSE(WEEKDAY([.A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Yoh. 3:11-21;Mzm. 100:2,3,4,5;Yoh. 1:43-5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06</text:p>
          </table:table-cell>
          <table:table-cell table:style-name="ce1" table:number-columns-repeated="2"/>
          <table:table-cell table:formula="of:=MID([.A7];6;2)*1" office:value-type="float" office:value="1" calcext:value-type="float">
            <text:p>1</text:p>
          </table:table-cell>
          <table:table-cell table:formula="of:=MID([.A7];9;2)*1" office:value-type="float" office:value="6" calcext:value-type="float">
            <text:p>6</text:p>
          </table:table-cell>
          <table:table-cell table:formula="of:=CHOOSE(WEEKDAY([.A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0:1-6;Mzm. 72:1-2,7-8,10-11,12-13;Ef. 3:2-3a,5-6;Mat. 2:1-1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7</text:p>
          </table:table-cell>
          <table:table-cell table:style-name="ce1" table:number-columns-repeated="2"/>
          <table:table-cell table:formula="of:=MID([.A8];6;2)*1" office:value-type="float" office:value="1" calcext:value-type="float">
            <text:p>1</text:p>
          </table:table-cell>
          <table:table-cell table:formula="of:=MID([.A8];9;2)*1" office:value-type="float" office:value="7" calcext:value-type="float">
            <text:p>7</text:p>
          </table:table-cell>
          <table:table-cell table:formula="of:=CHOOSE(WEEKDAY([.A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Yoh. 3:22-4:6;Mzm. 2:7-8,10-11;Mat. 4:12-17,23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8</text:p>
          </table:table-cell>
          <table:table-cell table:style-name="ce1" table:number-columns-repeated="2"/>
          <table:table-cell table:formula="of:=MID([.A9];6;2)*1" office:value-type="float" office:value="1" calcext:value-type="float">
            <text:p>1</text:p>
          </table:table-cell>
          <table:table-cell table:formula="of:=MID([.A9];9;2)*1" office:value-type="float" office:value="8" calcext:value-type="float">
            <text:p>8</text:p>
          </table:table-cell>
          <table:table-cell table:formula="of:=CHOOSE(WEEKDAY([.A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Yoh. 4:7-10;Mzm. 72:2,3-4ab,7-8;Mrk. 6:34-4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9</text:p>
          </table:table-cell>
          <table:table-cell table:style-name="ce1" table:number-columns-repeated="2"/>
          <table:table-cell table:formula="of:=MID([.A10];6;2)*1" office:value-type="float" office:value="1" calcext:value-type="float">
            <text:p>1</text:p>
          </table:table-cell>
          <table:table-cell table:formula="of:=MID([.A10];9;2)*1" office:value-type="float" office:value="9" calcext:value-type="float">
            <text:p>9</text:p>
          </table:table-cell>
          <table:table-cell table:formula="of:=CHOOSE(WEEKDAY([.A1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Yoh. 4:11-18;Mzm. 72:2,10-11,12-13;Mrk. 6:45-52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1-1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11];6;2)*1" office:value-type="float" office:value="1" calcext:value-type="float">
            <text:p>1</text:p>
          </table:table-cell>
          <table:table-cell table:formula="of:=MID([.A11];9;2)*1" office:value-type="float" office:value="10" calcext:value-type="float">
            <text:p>10</text:p>
          </table:table-cell>
          <table:table-cell table:formula="of:=CHOOSE(WEEKDAY([.A1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Yoh. 4:19-5:4;Mzm. 72:2,14,15bc,17;Luk. 4:14-22a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1</text:p>
          </table:table-cell>
          <table:table-cell table:style-name="ce1" table:number-columns-repeated="2"/>
          <table:table-cell table:formula="of:=MID([.A12];6;2)*1" office:value-type="float" office:value="1" calcext:value-type="float">
            <text:p>1</text:p>
          </table:table-cell>
          <table:table-cell table:formula="of:=MID([.A12];9;2)*1" office:value-type="float" office:value="11" calcext:value-type="float">
            <text:p>11</text:p>
          </table:table-cell>
          <table:table-cell table:formula="of:=CHOOSE(WEEKDAY([.A1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Yoh. 5:5-13;Mzm. 147:12-13,14-15,19-20;Luk. 5:12-1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2</text:p>
          </table:table-cell>
          <table:table-cell table:style-name="ce1" table:number-columns-repeated="2"/>
          <table:table-cell table:formula="of:=MID([.A13];6;2)*1" office:value-type="float" office:value="1" calcext:value-type="float">
            <text:p>1</text:p>
          </table:table-cell>
          <table:table-cell table:formula="of:=MID([.A13];9;2)*1" office:value-type="float" office:value="12" calcext:value-type="float">
            <text:p>12</text:p>
          </table:table-cell>
          <table:table-cell table:formula="of:=CHOOSE(WEEKDAY([.A1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Yoh. 5:14-21;Mzm. 149:1-2,3-4,5,6a,9b;Yoh. 3:22-30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1-13</text:p>
          </table:table-cell>
          <table:table-cell table:style-name="ce1" table:number-columns-repeated="2"/>
          <table:table-cell table:formula="of:=MID([.A14];6;2)*1" office:value-type="float" office:value="1" calcext:value-type="float">
            <text:p>1</text:p>
          </table:table-cell>
          <table:table-cell table:formula="of:=MID([.A14];9;2)*1" office:value-type="float" office:value="13" calcext:value-type="float">
            <text:p>13</text:p>
          </table:table-cell>
          <table:table-cell table:formula="of:=CHOOSE(WEEKDAY([.A1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 42:1-4,6-7;Mzm. 29:1a,2,3ac-4,3b,9b-10;Kis. 10:34-38;Luk. 3:15-16,21-22.atauYes. 40:1-5,9-11;Mzm. 104:1b-2,3-4,24-25,27-28,29-30;Tit. 2:11-14; 3:4-7;Luk. 3:15-16,21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4</text:p>
          </table:table-cell>
          <table:table-cell table:style-name="ce1" table:number-columns-repeated="2"/>
          <table:table-cell table:formula="of:=MID([.A15];6;2)*1" office:value-type="float" office:value="1" calcext:value-type="float">
            <text:p>1</text:p>
          </table:table-cell>
          <table:table-cell table:formula="of:=MID([.A15];9;2)*1" office:value-type="float" office:value="14" calcext:value-type="float">
            <text:p>14</text:p>
          </table:table-cell>
          <table:table-cell table:formula="of:=CHOOSE(WEEKDAY([.A1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1:1-6;Mzm. 97:1,2b,6,7c,9;Mrk. 1:14-2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5</text:p>
          </table:table-cell>
          <table:table-cell table:style-name="ce1" table:number-columns-repeated="2"/>
          <table:table-cell table:formula="of:=MID([.A16];6;2)*1" office:value-type="float" office:value="1" calcext:value-type="float">
            <text:p>1</text:p>
          </table:table-cell>
          <table:table-cell table:formula="of:=MID([.A16];9;2)*1" office:value-type="float" office:value="15" calcext:value-type="float">
            <text:p>15</text:p>
          </table:table-cell>
          <table:table-cell table:formula="of:=CHOOSE(WEEKDAY([.A1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2:5-12;Mzm. 8:2a,5, 6-7, 8-9;Mrk. 1:21b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6</text:p>
          </table:table-cell>
          <table:table-cell table:style-name="ce1" table:number-columns-repeated="2"/>
          <table:table-cell table:formula="of:=MID([.A17];6;2)*1" office:value-type="float" office:value="1" calcext:value-type="float">
            <text:p>1</text:p>
          </table:table-cell>
          <table:table-cell table:formula="of:=MID([.A17];9;2)*1" office:value-type="float" office:value="16" calcext:value-type="float">
            <text:p>16</text:p>
          </table:table-cell>
          <table:table-cell table:formula="of:=CHOOSE(WEEKDAY([.A1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2:14-18;Mzm. 105:1-2,3-4,6-7,8-9;Mrk. 1:29-3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7</text:p>
          </table:table-cell>
          <table:table-cell table:style-name="ce1" table:number-columns-repeated="2"/>
          <table:table-cell table:formula="of:=MID([.A18];6;2)*1" office:value-type="float" office:value="1" calcext:value-type="float">
            <text:p>1</text:p>
          </table:table-cell>
          <table:table-cell table:formula="of:=MID([.A18];9;2)*1" office:value-type="float" office:value="17" calcext:value-type="float">
            <text:p>17</text:p>
          </table:table-cell>
          <table:table-cell table:formula="of:=CHOOSE(WEEKDAY([.A1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3:7-14;Mzm. 95:6-7,8-9,10-11;Mrk. 1:40-4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8</text:p>
          </table:table-cell>
          <table:table-cell table:style-name="ce1" table:number-columns-repeated="2"/>
          <table:table-cell table:formula="of:=MID([.A19];6;2)*1" office:value-type="float" office:value="1" calcext:value-type="float">
            <text:p>1</text:p>
          </table:table-cell>
          <table:table-cell table:formula="of:=MID([.A19];9;2)*1" office:value-type="float" office:value="18" calcext:value-type="float">
            <text:p>18</text:p>
          </table:table-cell>
          <table:table-cell table:formula="of:=CHOOSE(WEEKDAY([.A1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br. 4:1-5,11;Mzm. 78:3,4bc,6c-7,8;Mrk. 2:1-1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9</text:p>
          </table:table-cell>
          <table:table-cell table:style-name="ce1" table:number-columns-repeated="2"/>
          <table:table-cell table:formula="of:=MID([.A20];6;2)*1" office:value-type="float" office:value="1" calcext:value-type="float">
            <text:p>1</text:p>
          </table:table-cell>
          <table:table-cell table:formula="of:=MID([.A20];9;2)*1" office:value-type="float" office:value="19" calcext:value-type="float">
            <text:p>19</text:p>
          </table:table-cell>
          <table:table-cell table:formula="of:=CHOOSE(WEEKDAY([.A2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br. 4:12-16;Mzm. 19:8-9,10,15;Mrk. 2:13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0</text:p>
          </table:table-cell>
          <table:table-cell table:style-name="ce1" table:number-columns-repeated="2"/>
          <table:table-cell table:formula="of:=MID([.A21];6;2)*1" office:value-type="float" office:value="1" calcext:value-type="float">
            <text:p>1</text:p>
          </table:table-cell>
          <table:table-cell table:formula="of:=MID([.A21];9;2)*1" office:value-type="float" office:value="20" calcext:value-type="float">
            <text:p>20</text:p>
          </table:table-cell>
          <table:table-cell table:formula="of:=CHOOSE(WEEKDAY([.A2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2:1-5;Mzm. 96:1-2a,2b-3,7-8a,9-10ac;1Kor. 12:4-11;Yoh. 2:1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1</text:p>
          </table:table-cell>
          <table:table-cell table:style-name="ce1" table:number-columns-repeated="2"/>
          <table:table-cell table:formula="of:=MID([.A22];6;2)*1" office:value-type="float" office:value="1" calcext:value-type="float">
            <text:p>1</text:p>
          </table:table-cell>
          <table:table-cell table:formula="of:=MID([.A22];9;2)*1" office:value-type="float" office:value="21" calcext:value-type="float">
            <text:p>21</text:p>
          </table:table-cell>
          <table:table-cell table:formula="of:=CHOOSE(WEEKDAY([.A2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5:1-10;Mzm. 110:1,2,3,4;Mrk. 2:18-22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2</text:p>
          </table:table-cell>
          <table:table-cell table:style-name="ce1" table:number-columns-repeated="2"/>
          <table:table-cell table:formula="of:=MID([.A23];6;2)*1" office:value-type="float" office:value="1" calcext:value-type="float">
            <text:p>1</text:p>
          </table:table-cell>
          <table:table-cell table:formula="of:=MID([.A23];9;2)*1" office:value-type="float" office:value="22" calcext:value-type="float">
            <text:p>22</text:p>
          </table:table-cell>
          <table:table-cell table:formula="of:=CHOOSE(WEEKDAY([.A2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6:10-20;Mzm. 111:1-2,4-5,9,10c;Mrk. 2:23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3</text:p>
          </table:table-cell>
          <table:table-cell table:style-name="ce1" table:number-columns-repeated="2"/>
          <table:table-cell table:formula="of:=MID([.A24];6;2)*1" office:value-type="float" office:value="1" calcext:value-type="float">
            <text:p>1</text:p>
          </table:table-cell>
          <table:table-cell table:formula="of:=MID([.A24];9;2)*1" office:value-type="float" office:value="23" calcext:value-type="float">
            <text:p>23</text:p>
          </table:table-cell>
          <table:table-cell table:formula="of:=CHOOSE(WEEKDAY([.A2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7:1-3,15-17;Mzm. 110:1,2,3,4;Mrk. 3:1-6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1-2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25];6;2)*1" office:value-type="float" office:value="1" calcext:value-type="float">
            <text:p>1</text:p>
          </table:table-cell>
          <table:table-cell table:formula="of:=MID([.A25];9;2)*1" office:value-type="float" office:value="24" calcext:value-type="float">
            <text:p>24</text:p>
          </table:table-cell>
          <table:table-cell table:formula="of:=CHOOSE(WEEKDAY([.A2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7:25-8:6;Mzm. 40:7-8a,8b-9,10,17;Mrk. 3:7-12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5</text:p>
          </table:table-cell>
          <table:table-cell table:style-name="ce1" table:number-columns-repeated="2"/>
          <table:table-cell table:formula="of:=MID([.A26];6;2)*1" office:value-type="float" office:value="1" calcext:value-type="float">
            <text:p>1</text:p>
          </table:table-cell>
          <table:table-cell table:formula="of:=MID([.A26];9;2)*1" office:value-type="float" office:value="25" calcext:value-type="float">
            <text:p>25</text:p>
          </table:table-cell>
          <table:table-cell table:formula="of:=CHOOSE(WEEKDAY([.A2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22:3-16 atauKis. 9:1-22;Mzm. 117:1,2;Mrk. 16:15-1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6</text:p>
          </table:table-cell>
          <table:table-cell table:style-name="ce1" table:number-columns-repeated="2"/>
          <table:table-cell table:formula="of:=MID([.A27];6;2)*1" office:value-type="float" office:value="1" calcext:value-type="float">
            <text:p>1</text:p>
          </table:table-cell>
          <table:table-cell table:formula="of:=MID([.A27];9;2)*1" office:value-type="float" office:value="26" calcext:value-type="float">
            <text:p>26</text:p>
          </table:table-cell>
          <table:table-cell table:formula="of:=CHOOSE(WEEKDAY([.A2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Tim. 1:1-8 atauTit. 1:1-5;Mzm. 96:1-2a, 2b-3,7-8a,10;Luk. 10:1-9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7</text:p>
          </table:table-cell>
          <table:table-cell table:style-name="ce1" table:number-columns-repeated="2"/>
          <table:table-cell table:formula="of:=MID([.A28];6;2)*1" office:value-type="float" office:value="1" calcext:value-type="float">
            <text:p>1</text:p>
          </table:table-cell>
          <table:table-cell table:formula="of:=MID([.A28];9;2)*1" office:value-type="float" office:value="27" calcext:value-type="float">
            <text:p>27</text:p>
          </table:table-cell>
          <table:table-cell table:formula="of:=CHOOSE(WEEKDAY([.A2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Neh. 8:3-5a,6-7,9-11;Mzm. 19:8,9,10,15;1Kor. 12:12-30 (1Kor. 12:12-14,27);Luk. 1:1-4;4:14-2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8</text:p>
          </table:table-cell>
          <table:table-cell table:style-name="ce1" table:number-columns-repeated="2"/>
          <table:table-cell table:formula="of:=MID([.A29];6;2)*1" office:value-type="float" office:value="1" calcext:value-type="float">
            <text:p>1</text:p>
          </table:table-cell>
          <table:table-cell table:formula="of:=MID([.A29];9;2)*1" office:value-type="float" office:value="28" calcext:value-type="float">
            <text:p>28</text:p>
          </table:table-cell>
          <table:table-cell table:formula="of:=CHOOSE(WEEKDAY([.A2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9: 15,24-28;Mzm. 98:1,2-3ab,3cd-4,5-6;Mrk. 3:22-3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9</text:p>
          </table:table-cell>
          <table:table-cell table:style-name="ce1" table:number-columns-repeated="2"/>
          <table:table-cell table:formula="of:=MID([.A30];6;2)*1" office:value-type="float" office:value="1" calcext:value-type="float">
            <text:p>1</text:p>
          </table:table-cell>
          <table:table-cell table:formula="of:=MID([.A30];9;2)*1" office:value-type="float" office:value="29" calcext:value-type="float">
            <text:p>29</text:p>
          </table:table-cell>
          <table:table-cell table:formula="of:=CHOOSE(WEEKDAY([.A3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10: 1-10;Mzm. 40:2,4ab,7-8a,10,11;Mrk. 3:31-3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30</text:p>
          </table:table-cell>
          <table:table-cell table:style-name="ce1" table:number-columns-repeated="2"/>
          <table:table-cell table:formula="of:=MID([.A31];6;2)*1" office:value-type="float" office:value="1" calcext:value-type="float">
            <text:p>1</text:p>
          </table:table-cell>
          <table:table-cell table:formula="of:=MID([.A31];9;2)*1" office:value-type="float" office:value="30" calcext:value-type="float">
            <text:p>30</text:p>
          </table:table-cell>
          <table:table-cell table:formula="of:=CHOOSE(WEEKDAY([.A3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10: 11-18;Mzm. 110:1,2,3,4;Mrk. 4:1-2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31</text:p>
          </table:table-cell>
          <table:table-cell table:style-name="ce1" table:number-columns-repeated="2"/>
          <table:table-cell table:formula="of:=MID([.A32];6;2)*1" office:value-type="float" office:value="1" calcext:value-type="float">
            <text:p>1</text:p>
          </table:table-cell>
          <table:table-cell table:formula="of:=MID([.A32];9;2)*1" office:value-type="float" office:value="31" calcext:value-type="float">
            <text:p>31</text:p>
          </table:table-cell>
          <table:table-cell table:formula="of:=CHOOSE(WEEKDAY([.A3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10:19-25;Mzm. 24:1-2,3-4ab,5-6:Mrk. 4:21-25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1</text:p>
          </table:table-cell>
          <table:table-cell table:style-name="ce1" table:number-columns-repeated="2"/>
          <table:table-cell table:formula="of:=MID([.A33];6;2)*1" office:value-type="float" office:value="2" calcext:value-type="float">
            <text:p>2</text:p>
          </table:table-cell>
          <table:table-cell table:formula="of:=MID([.A33];9;2)*1" office:value-type="float" office:value="1" calcext:value-type="float">
            <text:p>1</text:p>
          </table:table-cell>
          <table:table-cell table:formula="of:=CHOOSE(WEEKDAY([.A3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br. 10:32-39;Mzm. 37:3-4,5-6,23-24,39-40;Mrk. 4:26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2</text:p>
          </table:table-cell>
          <table:table-cell table:style-name="ce1" table:number-columns-repeated="2"/>
          <table:table-cell table:formula="of:=MID([.A34];6;2)*1" office:value-type="float" office:value="2" calcext:value-type="float">
            <text:p>2</text:p>
          </table:table-cell>
          <table:table-cell table:formula="of:=MID([.A34];9;2)*1" office:value-type="float" office:value="2" calcext:value-type="float">
            <text:p>2</text:p>
          </table:table-cell>
          <table:table-cell table:formula="of:=CHOOSE(WEEKDAY([.A3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Mal. 3:1-4 atauIbr. 2:14-18;Mzm. 24:7,8,9,10;Luk. 2:22-40 (Luk. 2:22-32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3</text:p>
          </table:table-cell>
          <table:table-cell table:style-name="ce1" table:number-columns-repeated="2"/>
          <table:table-cell table:formula="of:=MID([.A35];6;2)*1" office:value-type="float" office:value="2" calcext:value-type="float">
            <text:p>2</text:p>
          </table:table-cell>
          <table:table-cell table:formula="of:=MID([.A35];9;2)*1" office:value-type="float" office:value="3" calcext:value-type="float">
            <text:p>3</text:p>
          </table:table-cell>
          <table:table-cell table:formula="of:=CHOOSE(WEEKDAY([.A3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r. 1:4-5,17-19;Mzm. 71:1-2,3-4a,5-6ab,15ab,17;1Kor. 12:31-13:13 (1Kor. 13:4-13);Luk. 4:21-3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4</text:p>
          </table:table-cell>
          <table:table-cell table:style-name="ce1" table:number-columns-repeated="2"/>
          <table:table-cell table:formula="of:=MID([.A36];6;2)*1" office:value-type="float" office:value="2" calcext:value-type="float">
            <text:p>2</text:p>
          </table:table-cell>
          <table:table-cell table:formula="of:=MID([.A36];9;2)*1" office:value-type="float" office:value="4" calcext:value-type="float">
            <text:p>4</text:p>
          </table:table-cell>
          <table:table-cell table:formula="of:=CHOOSE(WEEKDAY([.A3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11: 32-40;Mzm. 31:20,21,22,23,24;Mrk. 5:1-2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5</text:p>
          </table:table-cell>
          <table:table-cell table:style-name="ce1" table:number-columns-repeated="2"/>
          <table:table-cell table:formula="of:=MID([.A37];6;2)*1" office:value-type="float" office:value="2" calcext:value-type="float">
            <text:p>2</text:p>
          </table:table-cell>
          <table:table-cell table:formula="of:=MID([.A37];9;2)*1" office:value-type="float" office:value="5" calcext:value-type="float">
            <text:p>5</text:p>
          </table:table-cell>
          <table:table-cell table:formula="of:=CHOOSE(WEEKDAY([.A3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12:1-4;Mzm. 22:26b-27,28,30,31-32;Mrk. 5:21-43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6</text:p>
          </table:table-cell>
          <table:table-cell table:style-name="ce1" table:number-columns-repeated="2"/>
          <table:table-cell table:formula="of:=MID([.A38];6;2)*1" office:value-type="float" office:value="2" calcext:value-type="float">
            <text:p>2</text:p>
          </table:table-cell>
          <table:table-cell table:formula="of:=MID([.A38];9;2)*1" office:value-type="float" office:value="6" calcext:value-type="float">
            <text:p>6</text:p>
          </table:table-cell>
          <table:table-cell table:formula="of:=CHOOSE(WEEKDAY([.A3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12: 4-7,11-15;Mzm. 103:1-2,13-14,17-18a;Mrk. 6:1-6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7</text:p>
          </table:table-cell>
          <table:table-cell table:style-name="ce1" table:number-columns-repeated="2"/>
          <table:table-cell table:formula="of:=MID([.A39];6;2)*1" office:value-type="float" office:value="2" calcext:value-type="float">
            <text:p>2</text:p>
          </table:table-cell>
          <table:table-cell table:formula="of:=MID([.A39];9;2)*1" office:value-type="float" office:value="7" calcext:value-type="float">
            <text:p>7</text:p>
          </table:table-cell>
          <table:table-cell table:formula="of:=CHOOSE(WEEKDAY([.A3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12:18-19,21-24;Mzm. 48:2-3a,3b-4,9,10,11;Mrk. 6:7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8</text:p>
          </table:table-cell>
          <table:table-cell table:style-name="ce1" table:number-columns-repeated="2"/>
          <table:table-cell table:formula="of:=MID([.A40];6;2)*1" office:value-type="float" office:value="2" calcext:value-type="float">
            <text:p>2</text:p>
          </table:table-cell>
          <table:table-cell table:formula="of:=MID([.A40];9;2)*1" office:value-type="float" office:value="8" calcext:value-type="float">
            <text:p>8</text:p>
          </table:table-cell>
          <table:table-cell table:formula="of:=CHOOSE(WEEKDAY([.A4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br. 13:1-8;Mzm. 27:1,3,5,8b-9abc;Mrk. 6:14-2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9</text:p>
          </table:table-cell>
          <table:table-cell table:style-name="ce1" table:number-columns-repeated="2"/>
          <table:table-cell table:formula="of:=MID([.A41];6;2)*1" office:value-type="float" office:value="2" calcext:value-type="float">
            <text:p>2</text:p>
          </table:table-cell>
          <table:table-cell table:formula="of:=MID([.A41];9;2)*1" office:value-type="float" office:value="9" calcext:value-type="float">
            <text:p>9</text:p>
          </table:table-cell>
          <table:table-cell table:formula="of:=CHOOSE(WEEKDAY([.A4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br. 13: 15-17,20-21;Mzm. 23:1-3a,3b-4,5,6;Mrk. 6:30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0</text:p>
          </table:table-cell>
          <table:table-cell table:style-name="ce1" table:number-columns-repeated="2"/>
          <table:table-cell table:formula="of:=MID([.A42];6;2)*1" office:value-type="float" office:value="2" calcext:value-type="float">
            <text:p>2</text:p>
          </table:table-cell>
          <table:table-cell table:formula="of:=MID([.A42];9;2)*1" office:value-type="float" office:value="10" calcext:value-type="float">
            <text:p>10</text:p>
          </table:table-cell>
          <table:table-cell table:formula="of:=CHOOSE(WEEKDAY([.A4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:1-2a,3-8;Mzm. 138:1-2a,2bc-3,4-5,7c-8;1Kor. 15:1-11 (1Kor. 15:3-8,11);Luk. 5:1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1</text:p>
          </table:table-cell>
          <table:table-cell table:style-name="ce1" table:number-columns-repeated="2"/>
          <table:table-cell table:formula="of:=MID([.A43];6;2)*1" office:value-type="float" office:value="2" calcext:value-type="float">
            <text:p>2</text:p>
          </table:table-cell>
          <table:table-cell table:formula="of:=MID([.A43];9;2)*1" office:value-type="float" office:value="11" calcext:value-type="float">
            <text:p>11</text:p>
          </table:table-cell>
          <table:table-cell table:formula="of:=CHOOSE(WEEKDAY([.A4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1:1-19;Mzm. 104:1-2a,5-6,10,12,35c;Mrk. 6:53-5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2</text:p>
          </table:table-cell>
          <table:table-cell table:style-name="ce1" table:number-columns-repeated="2"/>
          <table:table-cell table:formula="of:=MID([.A44];6;2)*1" office:value-type="float" office:value="2" calcext:value-type="float">
            <text:p>2</text:p>
          </table:table-cell>
          <table:table-cell table:formula="of:=MID([.A44];9;2)*1" office:value-type="float" office:value="12" calcext:value-type="float">
            <text:p>12</text:p>
          </table:table-cell>
          <table:table-cell table:formula="of:=CHOOSE(WEEKDAY([.A4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1:20-2:4a;Mzm. 8:4-5,6-7,8-9;Mrk. 7:1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3</text:p>
          </table:table-cell>
          <table:table-cell table:style-name="ce1" table:number-columns-repeated="2"/>
          <table:table-cell table:formula="of:=MID([.A45];6;2)*1" office:value-type="float" office:value="2" calcext:value-type="float">
            <text:p>2</text:p>
          </table:table-cell>
          <table:table-cell table:formula="of:=MID([.A45];9;2)*1" office:value-type="float" office:value="13" calcext:value-type="float">
            <text:p>13</text:p>
          </table:table-cell>
          <table:table-cell table:formula="of:=CHOOSE(WEEKDAY([.A4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2:4b-9,15-17;Mzm. 104:1-2a,27-28,29bc;Mrk. 7:14-23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2-1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6];6;2)*1" office:value-type="float" office:value="2" calcext:value-type="float">
            <text:p>2</text:p>
          </table:table-cell>
          <table:table-cell table:formula="of:=MID([.A46];9;2)*1" office:value-type="float" office:value="14" calcext:value-type="float">
            <text:p>14</text:p>
          </table:table-cell>
          <table:table-cell table:formula="of:=CHOOSE(WEEKDAY([.A4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2:18-25;Mzm. 128:1-2,3,4-5;Mrk. 7:24-3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5</text:p>
          </table:table-cell>
          <table:table-cell table:style-name="ce1" table:number-columns-repeated="2"/>
          <table:table-cell table:formula="of:=MID([.A47];6;2)*1" office:value-type="float" office:value="2" calcext:value-type="float">
            <text:p>2</text:p>
          </table:table-cell>
          <table:table-cell table:formula="of:=MID([.A47];9;2)*1" office:value-type="float" office:value="15" calcext:value-type="float">
            <text:p>15</text:p>
          </table:table-cell>
          <table:table-cell table:formula="of:=CHOOSE(WEEKDAY([.A4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3:1-8;Mzm. 32:1-2,5,6,7;Mrk. 7:31-3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6</text:p>
          </table:table-cell>
          <table:table-cell table:style-name="ce1" table:number-columns-repeated="2"/>
          <table:table-cell table:formula="of:=MID([.A48];6;2)*1" office:value-type="float" office:value="2" calcext:value-type="float">
            <text:p>2</text:p>
          </table:table-cell>
          <table:table-cell table:formula="of:=MID([.A48];9;2)*1" office:value-type="float" office:value="16" calcext:value-type="float">
            <text:p>16</text:p>
          </table:table-cell>
          <table:table-cell table:formula="of:=CHOOSE(WEEKDAY([.A4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3:9-24;Mzm. 90:2,3-4, 5-6,12-13;Mrk. 8:1-1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7</text:p>
          </table:table-cell>
          <table:table-cell table:style-name="ce1" table:number-columns-repeated="2"/>
          <table:table-cell table:formula="of:=MID([.A49];6;2)*1" office:value-type="float" office:value="2" calcext:value-type="float">
            <text:p>2</text:p>
          </table:table-cell>
          <table:table-cell table:formula="of:=MID([.A49];9;2)*1" office:value-type="float" office:value="17" calcext:value-type="float">
            <text:p>17</text:p>
          </table:table-cell>
          <table:table-cell table:formula="of:=CHOOSE(WEEKDAY([.A4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r. 17:5-8;Mzm. 1:1-2,3,4,6;1Kor. 15:12,16-20;Luk. 6:17,20-2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8</text:p>
          </table:table-cell>
          <table:table-cell table:style-name="ce1" table:number-columns-repeated="2"/>
          <table:table-cell table:formula="of:=MID([.A50];6;2)*1" office:value-type="float" office:value="2" calcext:value-type="float">
            <text:p>2</text:p>
          </table:table-cell>
          <table:table-cell table:formula="of:=MID([.A50];9;2)*1" office:value-type="float" office:value="18" calcext:value-type="float">
            <text:p>18</text:p>
          </table:table-cell>
          <table:table-cell table:formula="of:=CHOOSE(WEEKDAY([.A5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4:1-15,25;Mzm. 50:1,8,16bc-17,20-21;Mrk. 8:11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9</text:p>
          </table:table-cell>
          <table:table-cell table:style-name="ce1" table:number-columns-repeated="2"/>
          <table:table-cell table:formula="of:=MID([.A51];6;2)*1" office:value-type="float" office:value="2" calcext:value-type="float">
            <text:p>2</text:p>
          </table:table-cell>
          <table:table-cell table:formula="of:=MID([.A51];9;2)*1" office:value-type="float" office:value="19" calcext:value-type="float">
            <text:p>19</text:p>
          </table:table-cell>
          <table:table-cell table:formula="of:=CHOOSE(WEEKDAY([.A5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6:5-8,7:1-5,10;Mzm. 29:1a,2,3ac-4,3b,9b-10;Mrk. 8:14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0</text:p>
          </table:table-cell>
          <table:table-cell table:style-name="ce1" table:number-columns-repeated="2"/>
          <table:table-cell table:formula="of:=MID([.A52];6;2)*1" office:value-type="float" office:value="2" calcext:value-type="float">
            <text:p>2</text:p>
          </table:table-cell>
          <table:table-cell table:formula="of:=MID([.A52];9;2)*1" office:value-type="float" office:value="20" calcext:value-type="float">
            <text:p>20</text:p>
          </table:table-cell>
          <table:table-cell table:formula="of:=CHOOSE(WEEKDAY([.A5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8:6-13,20-22;Mzm. 116: 12-13,14-15,18-19;Mrk. 8:22-2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1</text:p>
          </table:table-cell>
          <table:table-cell table:style-name="ce1" table:number-columns-repeated="2"/>
          <table:table-cell table:formula="of:=MID([.A53];6;2)*1" office:value-type="float" office:value="2" calcext:value-type="float">
            <text:p>2</text:p>
          </table:table-cell>
          <table:table-cell table:formula="of:=MID([.A53];9;2)*1" office:value-type="float" office:value="21" calcext:value-type="float">
            <text:p>21</text:p>
          </table:table-cell>
          <table:table-cell table:formula="of:=CHOOSE(WEEKDAY([.A5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9:1-13;Mzm. 102:16-18,19-21,29,22-23;Mrk. 8:27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22</text:p>
          </table:table-cell>
          <table:table-cell table:style-name="ce1" table:number-columns-repeated="2"/>
          <table:table-cell table:formula="of:=MID([.A54];6;2)*1" office:value-type="float" office:value="2" calcext:value-type="float">
            <text:p>2</text:p>
          </table:table-cell>
          <table:table-cell table:formula="of:=MID([.A54];9;2)*1" office:value-type="float" office:value="22" calcext:value-type="float">
            <text:p>22</text:p>
          </table:table-cell>
          <table:table-cell table:formula="of:=CHOOSE(WEEKDAY([.A5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Ptr. 5:1-4;Mzm. 23:1-3a,3b-4,5,6;Mat. 16:13-1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23</text:p>
          </table:table-cell>
          <table:table-cell table:style-name="ce1" table:number-columns-repeated="2"/>
          <table:table-cell table:formula="of:=MID([.A55];6;2)*1" office:value-type="float" office:value="2" calcext:value-type="float">
            <text:p>2</text:p>
          </table:table-cell>
          <table:table-cell table:formula="of:=MID([.A55];9;2)*1" office:value-type="float" office:value="23" calcext:value-type="float">
            <text:p>23</text:p>
          </table:table-cell>
          <table:table-cell table:formula="of:=CHOOSE(WEEKDAY([.A5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br. 11:1-7;Mzm. 145:2-3,4-5,10-11;Mrk. 9:2-1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4</text:p>
          </table:table-cell>
          <table:table-cell table:style-name="ce1" table:number-columns-repeated="2"/>
          <table:table-cell table:formula="of:=MID([.A56];6;2)*1" office:value-type="float" office:value="2" calcext:value-type="float">
            <text:p>2</text:p>
          </table:table-cell>
          <table:table-cell table:formula="of:=MID([.A56];9;2)*1" office:value-type="float" office:value="24" calcext:value-type="float">
            <text:p>24</text:p>
          </table:table-cell>
          <table:table-cell table:formula="of:=CHOOSE(WEEKDAY([.A5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1Sam. 26:2,7-9,12-13,22-23;Mzm. 103:1-2,3-4,8,10,12-13;1Kor. 15:45-49;Luk. 6:27-3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25</text:p>
          </table:table-cell>
          <table:table-cell table:style-name="ce1" table:number-columns-repeated="2"/>
          <table:table-cell table:formula="of:=MID([.A57];6;2)*1" office:value-type="float" office:value="2" calcext:value-type="float">
            <text:p>2</text:p>
          </table:table-cell>
          <table:table-cell table:formula="of:=MID([.A57];9;2)*1" office:value-type="float" office:value="25" calcext:value-type="float">
            <text:p>25</text:p>
          </table:table-cell>
          <table:table-cell table:formula="of:=CHOOSE(WEEKDAY([.A5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Sir. 1:1-10;Mzm. 93:1ab,1c-2,5;Mrk. 9:14-2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26</text:p>
          </table:table-cell>
          <table:table-cell table:style-name="ce1" table:number-columns-repeated="2"/>
          <table:table-cell table:formula="of:=MID([.A58];6;2)*1" office:value-type="float" office:value="2" calcext:value-type="float">
            <text:p>2</text:p>
          </table:table-cell>
          <table:table-cell table:formula="of:=MID([.A58];9;2)*1" office:value-type="float" office:value="26" calcext:value-type="float">
            <text:p>26</text:p>
          </table:table-cell>
          <table:table-cell table:formula="of:=CHOOSE(WEEKDAY([.A5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Sir. 2:1-11;Mzm. 37:3-4,18-19,27-28,39-40;Mrk. 9:30-3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7</text:p>
          </table:table-cell>
          <table:table-cell table:style-name="ce1" table:number-columns-repeated="2"/>
          <table:table-cell table:formula="of:=MID([.A59];6;2)*1" office:value-type="float" office:value="2" calcext:value-type="float">
            <text:p>2</text:p>
          </table:table-cell>
          <table:table-cell table:formula="of:=MID([.A59];9;2)*1" office:value-type="float" office:value="27" calcext:value-type="float">
            <text:p>27</text:p>
          </table:table-cell>
          <table:table-cell table:formula="of:=CHOOSE(WEEKDAY([.A5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Sir. 4:11-19;Mzm. 119:165,168,171,172,174,175;Mrk. 9:38-40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2-2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60];6;2)*1" office:value-type="float" office:value="2" calcext:value-type="float">
            <text:p>2</text:p>
          </table:table-cell>
          <table:table-cell table:formula="of:=MID([.A60];9;2)*1" office:value-type="float" office:value="28" calcext:value-type="float">
            <text:p>28</text:p>
          </table:table-cell>
          <table:table-cell table:formula="of:=CHOOSE(WEEKDAY([.A6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5:1-8;Mzm. 1:1-2,3,4,6;Mrk. 9:41-5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1</text:p>
          </table:table-cell>
          <table:table-cell table:style-name="ce1" table:number-columns-repeated="2"/>
          <table:table-cell table:formula="of:=MID([.A61];6;2)*1" office:value-type="float" office:value="3" calcext:value-type="float">
            <text:p>3</text:p>
          </table:table-cell>
          <table:table-cell table:formula="of:=MID([.A61];9;2)*1" office:value-type="float" office:value="1" calcext:value-type="float">
            <text:p>1</text:p>
          </table:table-cell>
          <table:table-cell table:formula="of:=CHOOSE(WEEKDAY([.A6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Sir. 6:5-17;Mzm. 119:12,16,18,27,34,35;Mrk. 10:1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02</text:p>
          </table:table-cell>
          <table:table-cell table:style-name="ce1" table:number-columns-repeated="2"/>
          <table:table-cell table:formula="of:=MID([.A62];6;2)*1" office:value-type="float" office:value="3" calcext:value-type="float">
            <text:p>3</text:p>
          </table:table-cell>
          <table:table-cell table:formula="of:=MID([.A62];9;2)*1" office:value-type="float" office:value="2" calcext:value-type="float">
            <text:p>2</text:p>
          </table:table-cell>
          <table:table-cell table:formula="of:=CHOOSE(WEEKDAY([.A6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Sir. 17:1-15;Mzm. 103:13-14,15-16,17-18a;Mrk. 10:13-1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03</text:p>
          </table:table-cell>
          <table:table-cell table:style-name="ce1" table:number-columns-repeated="2"/>
          <table:table-cell table:formula="of:=MID([.A63];6;2)*1" office:value-type="float" office:value="3" calcext:value-type="float">
            <text:p>3</text:p>
          </table:table-cell>
          <table:table-cell table:formula="of:=MID([.A63];9;2)*1" office:value-type="float" office:value="3" calcext:value-type="float">
            <text:p>3</text:p>
          </table:table-cell>
          <table:table-cell table:formula="of:=CHOOSE(WEEKDAY([.A6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27:4-7;Mzm. 92:2-3.13-14.15-16;1Kor. 15:54-58;Luk. 6:39-4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4</text:p>
          </table:table-cell>
          <table:table-cell table:style-name="ce1" table:number-columns-repeated="2"/>
          <table:table-cell table:formula="of:=MID([.A64];6;2)*1" office:value-type="float" office:value="3" calcext:value-type="float">
            <text:p>3</text:p>
          </table:table-cell>
          <table:table-cell table:formula="of:=MID([.A64];9;2)*1" office:value-type="float" office:value="4" calcext:value-type="float">
            <text:p>4</text:p>
          </table:table-cell>
          <table:table-cell table:formula="of:=CHOOSE(WEEKDAY([.A6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Sir. 17:24-29;Mzm. 32:1-2,5,6,7:Mrk. 10:17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5</text:p>
          </table:table-cell>
          <table:table-cell table:style-name="ce1" table:number-columns-repeated="2"/>
          <table:table-cell table:formula="of:=MID([.A65];6;2)*1" office:value-type="float" office:value="3" calcext:value-type="float">
            <text:p>3</text:p>
          </table:table-cell>
          <table:table-cell table:formula="of:=MID([.A65];9;2)*1" office:value-type="float" office:value="5" calcext:value-type="float">
            <text:p>5</text:p>
          </table:table-cell>
          <table:table-cell table:formula="of:=CHOOSE(WEEKDAY([.A6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Sir. 35:1-12;Mzm. 50:5-6,7-8,14,23;Mrk. 10:28-3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06</text:p>
          </table:table-cell>
          <table:table-cell table:style-name="ce1" table:number-columns-repeated="2"/>
          <table:table-cell table:formula="of:=MID([.A66];6;2)*1" office:value-type="float" office:value="3" calcext:value-type="float">
            <text:p>3</text:p>
          </table:table-cell>
          <table:table-cell table:formula="of:=MID([.A66];9;2)*1" office:value-type="float" office:value="6" calcext:value-type="float">
            <text:p>6</text:p>
          </table:table-cell>
          <table:table-cell table:formula="of:=CHOOSE(WEEKDAY([.A6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l. 2:12-18;Mzm. 51:3-4,5-6a,12-13,14,17;2Kor. 5:20-6:2;Mat. 6:1-6,16-1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3-0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</text:p>
          </table:table-cell>
          <table:table-cell table:formula="of:=MID([.A67];6;2)*1" office:value-type="float" office:value="3" calcext:value-type="float">
            <text:p>3</text:p>
          </table:table-cell>
          <table:table-cell table:formula="of:=MID([.A67];9;2)*1" office:value-type="float" office:value="7" calcext:value-type="float">
            <text:p>7</text:p>
          </table:table-cell>
          <table:table-cell table:formula="of:=CHOOSE(WEEKDAY([.A6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Ul. 30:15-20;Mzm. 1:1-2,3,4,6;Luk. 9:22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8</text:p>
          </table:table-cell>
          <table:table-cell table:style-name="ce1" table:number-columns-repeated="2"/>
          <table:table-cell table:formula="of:=MID([.A68];6;2)*1" office:value-type="float" office:value="3" calcext:value-type="float">
            <text:p>3</text:p>
          </table:table-cell>
          <table:table-cell table:formula="of:=MID([.A68];9;2)*1" office:value-type="float" office:value="8" calcext:value-type="float">
            <text:p>8</text:p>
          </table:table-cell>
          <table:table-cell table:formula="of:=CHOOSE(WEEKDAY([.A6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58:1-9a;Mzm. 51:3-4,5-6a,18-19;Mat. 9:14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9</text:p>
          </table:table-cell>
          <table:table-cell table:style-name="ce1" table:number-columns-repeated="2"/>
          <table:table-cell table:formula="of:=MID([.A69];6;2)*1" office:value-type="float" office:value="3" calcext:value-type="float">
            <text:p>3</text:p>
          </table:table-cell>
          <table:table-cell table:formula="of:=MID([.A69];9;2)*1" office:value-type="float" office:value="9" calcext:value-type="float">
            <text:p>9</text:p>
          </table:table-cell>
          <table:table-cell table:formula="of:=CHOOSE(WEEKDAY([.A6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s. 58:9b-14;Mzm. 86:1-2,3-4,5-6;Luk. 5:27-3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0</text:p>
          </table:table-cell>
          <table:table-cell table:style-name="ce1" table:number-columns-repeated="2"/>
          <table:table-cell table:formula="of:=MID([.A70];6;2)*1" office:value-type="float" office:value="3" calcext:value-type="float">
            <text:p>3</text:p>
          </table:table-cell>
          <table:table-cell table:formula="of:=MID([.A70];9;2)*1" office:value-type="float" office:value="10" calcext:value-type="float">
            <text:p>10</text:p>
          </table:table-cell>
          <table:table-cell table:formula="of:=CHOOSE(WEEKDAY([.A7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Ul. 26:4-10;Mzm. 91:1-2,10-11,12-13,14-15;Rm. 10:8-13;Luk. 4:1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1</text:p>
          </table:table-cell>
          <table:table-cell table:style-name="ce1" table:number-columns-repeated="2"/>
          <table:table-cell table:formula="of:=MID([.A71];6;2)*1" office:value-type="float" office:value="3" calcext:value-type="float">
            <text:p>3</text:p>
          </table:table-cell>
          <table:table-cell table:formula="of:=MID([.A71];9;2)*1" office:value-type="float" office:value="11" calcext:value-type="float">
            <text:p>11</text:p>
          </table:table-cell>
          <table:table-cell table:formula="of:=CHOOSE(WEEKDAY([.A7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m. 19:1-2,11-18;Mzm. 19:8,9,10,15;Mat. 25:31-4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2</text:p>
          </table:table-cell>
          <table:table-cell table:style-name="ce1" table:number-columns-repeated="2"/>
          <table:table-cell table:formula="of:=MID([.A72];6;2)*1" office:value-type="float" office:value="3" calcext:value-type="float">
            <text:p>3</text:p>
          </table:table-cell>
          <table:table-cell table:formula="of:=MID([.A72];9;2)*1" office:value-type="float" office:value="12" calcext:value-type="float">
            <text:p>12</text:p>
          </table:table-cell>
          <table:table-cell table:formula="of:=CHOOSE(WEEKDAY([.A7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55:10-11;Mzm. 34:4-5,6-7,16-17,18-19;Mat. 6:7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3</text:p>
          </table:table-cell>
          <table:table-cell table:style-name="ce1" table:number-columns-repeated="2"/>
          <table:table-cell table:formula="of:=MID([.A73];6;2)*1" office:value-type="float" office:value="3" calcext:value-type="float">
            <text:p>3</text:p>
          </table:table-cell>
          <table:table-cell table:formula="of:=MID([.A73];9;2)*1" office:value-type="float" office:value="13" calcext:value-type="float">
            <text:p>13</text:p>
          </table:table-cell>
          <table:table-cell table:formula="of:=CHOOSE(WEEKDAY([.A7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un. 3:1-10;Mzm. 51:3-4,12-13,18-19;Luk. 11:29-32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3-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I</text:p>
          </table:table-cell>
          <table:table-cell table:formula="of:=MID([.A74];6;2)*1" office:value-type="float" office:value="3" calcext:value-type="float">
            <text:p>3</text:p>
          </table:table-cell>
          <table:table-cell table:formula="of:=MID([.A74];9;2)*1" office:value-type="float" office:value="14" calcext:value-type="float">
            <text:p>14</text:p>
          </table:table-cell>
          <table:table-cell table:formula="of:=CHOOSE(WEEKDAY([.A7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st. 4:10a,10c-12,17-19;Mzm. 138:1-2a,2bc-3,7c-8;Mat. 7:7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5</text:p>
          </table:table-cell>
          <table:table-cell table:style-name="ce1" table:number-columns-repeated="2"/>
          <table:table-cell table:formula="of:=MID([.A75];6;2)*1" office:value-type="float" office:value="3" calcext:value-type="float">
            <text:p>3</text:p>
          </table:table-cell>
          <table:table-cell table:formula="of:=MID([.A75];9;2)*1" office:value-type="float" office:value="15" calcext:value-type="float">
            <text:p>15</text:p>
          </table:table-cell>
          <table:table-cell table:formula="of:=CHOOSE(WEEKDAY([.A7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h. 18:21-28;Mzm. 130:1-2,3-4ab,4c-6,7-8;Mat. 5:20-2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6</text:p>
          </table:table-cell>
          <table:table-cell table:style-name="ce1" table:number-columns-repeated="2"/>
          <table:table-cell table:formula="of:=MID([.A76];6;2)*1" office:value-type="float" office:value="3" calcext:value-type="float">
            <text:p>3</text:p>
          </table:table-cell>
          <table:table-cell table:formula="of:=MID([.A76];9;2)*1" office:value-type="float" office:value="16" calcext:value-type="float">
            <text:p>16</text:p>
          </table:table-cell>
          <table:table-cell table:formula="of:=CHOOSE(WEEKDAY([.A7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Ul. 26:16-19;Mzm. 119:1-2,4-5,7-8;Mat. 5:43-4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7</text:p>
          </table:table-cell>
          <table:table-cell table:style-name="ce1" table:number-columns-repeated="2"/>
          <table:table-cell table:formula="of:=MID([.A77];6;2)*1" office:value-type="float" office:value="3" calcext:value-type="float">
            <text:p>3</text:p>
          </table:table-cell>
          <table:table-cell table:formula="of:=MID([.A77];9;2)*1" office:value-type="float" office:value="17" calcext:value-type="float">
            <text:p>17</text:p>
          </table:table-cell>
          <table:table-cell table:formula="of:=CHOOSE(WEEKDAY([.A7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5:5-12,17-18;Mzm. 27:1,7-8,9abc,13-14;Flp. 3:17-4:1 (Flp. 3:20-4:1);Luk. 9:28b-3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8</text:p>
          </table:table-cell>
          <table:table-cell table:style-name="ce1" table:number-columns-repeated="2"/>
          <table:table-cell table:formula="of:=MID([.A78];6;2)*1" office:value-type="float" office:value="3" calcext:value-type="float">
            <text:p>3</text:p>
          </table:table-cell>
          <table:table-cell table:formula="of:=MID([.A78];9;2)*1" office:value-type="float" office:value="18" calcext:value-type="float">
            <text:p>18</text:p>
          </table:table-cell>
          <table:table-cell table:formula="of:=CHOOSE(WEEKDAY([.A7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Dan. 9:4b-10;Mzm. 79:8,9,11,13;Luk. 6:3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9</text:p>
          </table:table-cell>
          <table:table-cell table:style-name="ce1" table:number-columns-repeated="2"/>
          <table:table-cell table:formula="of:=MID([.A79];6;2)*1" office:value-type="float" office:value="3" calcext:value-type="float">
            <text:p>3</text:p>
          </table:table-cell>
          <table:table-cell table:formula="of:=MID([.A79];9;2)*1" office:value-type="float" office:value="19" calcext:value-type="float">
            <text:p>19</text:p>
          </table:table-cell>
          <table:table-cell table:formula="of:=CHOOSE(WEEKDAY([.A7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Sam. 7:4-5a,12-14a,16;Mzm. 89:2-3,4-5,27,29;Rm. 4:13,16-18,22;Mat. 1:16,18-21,24a atauLuk. 2:41-51a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20</text:p>
          </table:table-cell>
          <table:table-cell table:style-name="ce1" table:number-columns-repeated="2"/>
          <table:table-cell table:formula="of:=MID([.A80];6;2)*1" office:value-type="float" office:value="3" calcext:value-type="float">
            <text:p>3</text:p>
          </table:table-cell>
          <table:table-cell table:formula="of:=MID([.A80];9;2)*1" office:value-type="float" office:value="20" calcext:value-type="float">
            <text:p>20</text:p>
          </table:table-cell>
          <table:table-cell table:formula="of:=CHOOSE(WEEKDAY([.A8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r. 18:18-20;Mzm. 31:5-6,14,15-16;Mat. 20:17-2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3-2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II</text:p>
          </table:table-cell>
          <table:table-cell table:formula="of:=MID([.A81];6;2)*1" office:value-type="float" office:value="3" calcext:value-type="float">
            <text:p>3</text:p>
          </table:table-cell>
          <table:table-cell table:formula="of:=MID([.A81];9;2)*1" office:value-type="float" office:value="21" calcext:value-type="float">
            <text:p>21</text:p>
          </table:table-cell>
          <table:table-cell table:formula="of:=CHOOSE(WEEKDAY([.A8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 17:5-10;Mzm 1:1-2.3.4.6;Luk 16:19-3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2</text:p>
          </table:table-cell>
          <table:table-cell table:style-name="ce1" table:number-columns-repeated="2"/>
          <table:table-cell table:formula="of:=MID([.A82];6;2)*1" office:value-type="float" office:value="3" calcext:value-type="float">
            <text:p>3</text:p>
          </table:table-cell>
          <table:table-cell table:formula="of:=MID([.A82];9;2)*1" office:value-type="float" office:value="22" calcext:value-type="float">
            <text:p>22</text:p>
          </table:table-cell>
          <table:table-cell table:formula="of:=CHOOSE(WEEKDAY([.A8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37:3-4,12-13a,17b-28;Mzm. 105:16-17,18-19,20-21;Mat. 21:33-43,45-4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3</text:p>
          </table:table-cell>
          <table:table-cell table:style-name="ce1" table:number-columns-repeated="2"/>
          <table:table-cell table:formula="of:=MID([.A83];6;2)*1" office:value-type="float" office:value="3" calcext:value-type="float">
            <text:p>3</text:p>
          </table:table-cell>
          <table:table-cell table:formula="of:=MID([.A83];9;2)*1" office:value-type="float" office:value="23" calcext:value-type="float">
            <text:p>23</text:p>
          </table:table-cell>
          <table:table-cell table:formula="of:=CHOOSE(WEEKDAY([.A8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Mi. 7:14-15,18-20;Mzm. 103:1-2,3-4,9-10,11-12;Luk. 15:1-3.11-32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3-24</text:p>
          </table:table-cell>
          <table:table-cell table:style-name="ce1" table:number-columns-repeated="2"/>
          <table:table-cell table:formula="of:=MID([.A84];6;2)*1" office:value-type="float" office:value="3" calcext:value-type="float">
            <text:p>3</text:p>
          </table:table-cell>
          <table:table-cell table:formula="of:=MID([.A84];9;2)*1" office:value-type="float" office:value="24" calcext:value-type="float">
            <text:p>24</text:p>
          </table:table-cell>
          <table:table-cell table:formula="of:=CHOOSE(WEEKDAY([.A8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3:1-8a,13-15;Mzm. 103:1-2,3-4,6-7,8,11;1Kor. 10:1-6,10-12;Luk. 13:1-9. atau Ad libitum (dari Tahun A):Kel. 17:3-7;Mzm. 95:1-2,6-7,8-9;Rm. 5:1-2,5-8;Yoh. 4:5-42. (atauYoh. 4:5-15, 19b-26, 39a, 40-42)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5</text:p>
          </table:table-cell>
          <table:table-cell table:style-name="ce1" table:number-columns-repeated="2"/>
          <table:table-cell table:formula="of:=MID([.A85];6;2)*1" office:value-type="float" office:value="3" calcext:value-type="float">
            <text:p>3</text:p>
          </table:table-cell>
          <table:table-cell table:formula="of:=MID([.A85];9;2)*1" office:value-type="float" office:value="25" calcext:value-type="float">
            <text:p>25</text:p>
          </table:table-cell>
          <table:table-cell table:formula="of:=CHOOSE(WEEKDAY([.A8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7:10-14; 8:10;Mzm. 40:7-8a,8b-9,10,11;Ibr. 10:4-10;Luk. 1:2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6</text:p>
          </table:table-cell>
          <table:table-cell table:style-name="ce1" table:number-columns-repeated="2"/>
          <table:table-cell table:formula="of:=MID([.A86];6;2)*1" office:value-type="float" office:value="3" calcext:value-type="float">
            <text:p>3</text:p>
          </table:table-cell>
          <table:table-cell table:formula="of:=MID([.A86];9;2)*1" office:value-type="float" office:value="26" calcext:value-type="float">
            <text:p>26</text:p>
          </table:table-cell>
          <table:table-cell table:formula="of:=CHOOSE(WEEKDAY([.A8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Dan. 3:25,34-43;Mzm. 25:4bc-5ab,6-7bc,8-9;Mat. 18:21-3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27</text:p>
          </table:table-cell>
          <table:table-cell table:style-name="ce1" table:number-columns-repeated="2"/>
          <table:table-cell table:formula="of:=MID([.A87];6;2)*1" office:value-type="float" office:value="3" calcext:value-type="float">
            <text:p>3</text:p>
          </table:table-cell>
          <table:table-cell table:formula="of:=MID([.A87];9;2)*1" office:value-type="float" office:value="27" calcext:value-type="float">
            <text:p>27</text:p>
          </table:table-cell>
          <table:table-cell table:formula="of:=CHOOSE(WEEKDAY([.A8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Ul. 4:1,5-9;Mzm. 147:12-13,15-16,19-20;Mat. 5:17-1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3-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V</text:p>
          </table:table-cell>
          <table:table-cell table:formula="of:=MID([.A88];6;2)*1" office:value-type="float" office:value="3" calcext:value-type="float">
            <text:p>3</text:p>
          </table:table-cell>
          <table:table-cell table:formula="of:=MID([.A88];9;2)*1" office:value-type="float" office:value="28" calcext:value-type="float">
            <text:p>28</text:p>
          </table:table-cell>
          <table:table-cell table:formula="of:=CHOOSE(WEEKDAY([.A8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. 7:23-28;Mzm. 95:1-2,6-7.8-9;Luk. 11:14-2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9</text:p>
          </table:table-cell>
          <table:table-cell table:style-name="ce1" table:number-columns-repeated="2"/>
          <table:table-cell table:formula="of:=MID([.A89];6;2)*1" office:value-type="float" office:value="3" calcext:value-type="float">
            <text:p>3</text:p>
          </table:table-cell>
          <table:table-cell table:formula="of:=MID([.A89];9;2)*1" office:value-type="float" office:value="29" calcext:value-type="float">
            <text:p>29</text:p>
          </table:table-cell>
          <table:table-cell table:formula="of:=CHOOSE(WEEKDAY([.A8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Hos. 14:2-10;Mzm. 81:6c-8a,8bc-9,10-11ab,14,17;Mrk. 12:28b-3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30</text:p>
          </table:table-cell>
          <table:table-cell table:style-name="ce1" table:number-columns-repeated="2"/>
          <table:table-cell table:formula="of:=MID([.A90];6;2)*1" office:value-type="float" office:value="3" calcext:value-type="float">
            <text:p>3</text:p>
          </table:table-cell>
          <table:table-cell table:formula="of:=MID([.A90];9;2)*1" office:value-type="float" office:value="30" calcext:value-type="float">
            <text:p>30</text:p>
          </table:table-cell>
          <table:table-cell table:formula="of:=CHOOSE(WEEKDAY([.A9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Hos. 6:1-6;Mzm. 51:3-4,18-19,20-21ab;Luk. 18:9-14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3-31</text:p>
          </table:table-cell>
          <table:table-cell table:style-name="ce1" table:number-columns-repeated="2"/>
          <table:table-cell table:formula="of:=MID([.A91];6;2)*1" office:value-type="float" office:value="3" calcext:value-type="float">
            <text:p>3</text:p>
          </table:table-cell>
          <table:table-cell table:formula="of:=MID([.A91];9;2)*1" office:value-type="float" office:value="31" calcext:value-type="float">
            <text:p>31</text:p>
          </table:table-cell>
          <table:table-cell table:formula="of:=CHOOSE(WEEKDAY([.A9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os. 5:9a,10-12;Mzm. 34:2-3,4-5,6-7;2Kor. 5:17-21;Luk. 15:1-3,11-32. atau Ad libitum (dari Tahun A):1 Sam 16:1b, 6-7, 10-13a;Mzm. 23:1-3a, 3b-4, 5, 6;Ef. 5:8-14;Yoh. 9:1-41 (atauYoh. 9:1,6-9,13-17,34-38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01</text:p>
          </table:table-cell>
          <table:table-cell table:style-name="ce1" table:number-columns-repeated="2"/>
          <table:table-cell table:formula="of:=MID([.A92];6;2)*1" office:value-type="float" office:value="4" calcext:value-type="float">
            <text:p>4</text:p>
          </table:table-cell>
          <table:table-cell table:formula="of:=MID([.A92];9;2)*1" office:value-type="float" office:value="1" calcext:value-type="float">
            <text:p>1</text:p>
          </table:table-cell>
          <table:table-cell table:formula="of:=CHOOSE(WEEKDAY([.A9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65:17-21;Mzm. 30:2,4,5-6,11-12a,13b;Yoh. 4:43-54.,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2</text:p>
          </table:table-cell>
          <table:table-cell table:style-name="ce1" table:number-columns-repeated="2"/>
          <table:table-cell table:formula="of:=MID([.A93];6;2)*1" office:value-type="float" office:value="4" calcext:value-type="float">
            <text:p>4</text:p>
          </table:table-cell>
          <table:table-cell table:formula="of:=MID([.A93];9;2)*1" office:value-type="float" office:value="2" calcext:value-type="float">
            <text:p>2</text:p>
          </table:table-cell>
          <table:table-cell table:formula="of:=CHOOSE(WEEKDAY([.A9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h. 47:1-9,12;Mzm. 46:2-3,5-6,8-9;Yoh. 5:1-1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3</text:p>
          </table:table-cell>
          <table:table-cell table:style-name="ce1" table:number-columns-repeated="2"/>
          <table:table-cell table:formula="of:=MID([.A94];6;2)*1" office:value-type="float" office:value="4" calcext:value-type="float">
            <text:p>4</text:p>
          </table:table-cell>
          <table:table-cell table:formula="of:=MID([.A94];9;2)*1" office:value-type="float" office:value="3" calcext:value-type="float">
            <text:p>3</text:p>
          </table:table-cell>
          <table:table-cell table:formula="of:=CHOOSE(WEEKDAY([.A9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49:8-15;Mzm. 145:8-9,13cd-14,17-18;Yoh. 5:17-30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4-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V</text:p>
          </table:table-cell>
          <table:table-cell table:formula="of:=MID([.A95];6;2)*1" office:value-type="float" office:value="4" calcext:value-type="float">
            <text:p>4</text:p>
          </table:table-cell>
          <table:table-cell table:formula="of:=MID([.A95];9;2)*1" office:value-type="float" office:value="4" calcext:value-type="float">
            <text:p>4</text:p>
          </table:table-cell>
          <table:table-cell table:formula="of:=CHOOSE(WEEKDAY([.A9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32:7-14;Mzm. 106:19-20,21-22,23;Yoh. 5:31-4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05</text:p>
          </table:table-cell>
          <table:table-cell table:style-name="ce1" table:number-columns-repeated="2"/>
          <table:table-cell table:formula="of:=MID([.A96];6;2)*1" office:value-type="float" office:value="4" calcext:value-type="float">
            <text:p>4</text:p>
          </table:table-cell>
          <table:table-cell table:formula="of:=MID([.A96];9;2)*1" office:value-type="float" office:value="5" calcext:value-type="float">
            <text:p>5</text:p>
          </table:table-cell>
          <table:table-cell table:formula="of:=CHOOSE(WEEKDAY([.A9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b. 2:1a,12-22;Mzm. 34:17-18,19-20,21,23;Yoh. 7:1-2,10,25-30.BcoIbr. 10:1-10.warna liturgi Putih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6</text:p>
          </table:table-cell>
          <table:table-cell table:style-name="ce1" table:number-columns-repeated="2"/>
          <table:table-cell table:formula="of:=MID([.A97];6;2)*1" office:value-type="float" office:value="4" calcext:value-type="float">
            <text:p>4</text:p>
          </table:table-cell>
          <table:table-cell table:formula="of:=MID([.A97];9;2)*1" office:value-type="float" office:value="6" calcext:value-type="float">
            <text:p>6</text:p>
          </table:table-cell>
          <table:table-cell table:formula="of:=CHOOSE(WEEKDAY([.A9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r. 11:18-20;Mzm. 7:2-3,9bc-10,11-12;Yoh. 7:40-53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4-07</text:p>
          </table:table-cell>
          <table:table-cell table:style-name="ce1" table:number-columns-repeated="2"/>
          <table:table-cell table:formula="of:=MID([.A98];6;2)*1" office:value-type="float" office:value="4" calcext:value-type="float">
            <text:p>4</text:p>
          </table:table-cell>
          <table:table-cell table:formula="of:=MID([.A98];9;2)*1" office:value-type="float" office:value="7" calcext:value-type="float">
            <text:p>7</text:p>
          </table:table-cell>
          <table:table-cell table:formula="of:=CHOOSE(WEEKDAY([.A9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43:16-21;Mzm. 126:1-2ab,2cd-3,4-5,6;Flp. 3:8-14;Yoh. 8:1-11.atau Ad libitum (dari Tahun A):Yeh. 37:12-14;Mzm. 130:1-2, 3-4b, 4c-6, 7-8;Rm. 8:8-11;Yoh. 11:1-45 (Yoh. 11:3-7, 17, 20-27, 33b-45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08</text:p>
          </table:table-cell>
          <table:table-cell table:style-name="ce1" table:number-columns-repeated="2"/>
          <table:table-cell table:formula="of:=MID([.A99];6;2)*1" office:value-type="float" office:value="4" calcext:value-type="float">
            <text:p>4</text:p>
          </table:table-cell>
          <table:table-cell table:formula="of:=MID([.A99];9;2)*1" office:value-type="float" office:value="8" calcext:value-type="float">
            <text:p>8</text:p>
          </table:table-cell>
          <table:table-cell table:formula="of:=CHOOSE(WEEKDAY([.A9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4:32-35;Mzm. 118:2-4,16ab-18,22-24;1Yoh. 5:1-6;Yoh. 20:19-3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9</text:p>
          </table:table-cell>
          <table:table-cell table:style-name="ce1" table:number-columns-repeated="2"/>
          <table:table-cell table:formula="of:=MID([.A100];6;2)*1" office:value-type="float" office:value="4" calcext:value-type="float">
            <text:p>4</text:p>
          </table:table-cell>
          <table:table-cell table:formula="of:=MID([.A100];9;2)*1" office:value-type="float" office:value="9" calcext:value-type="float">
            <text:p>9</text:p>
          </table:table-cell>
          <table:table-cell table:formula="of:=CHOOSE(WEEKDAY([.A10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Bil. 21:4-9;Mzm. 102:2-3,16-18,19-21;Yoh. 8:21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0</text:p>
          </table:table-cell>
          <table:table-cell table:style-name="ce1" table:number-columns-repeated="2"/>
          <table:table-cell table:formula="of:=MID([.A101];6;2)*1" office:value-type="float" office:value="4" calcext:value-type="float">
            <text:p>4</text:p>
          </table:table-cell>
          <table:table-cell table:formula="of:=MID([.A101];9;2)*1" office:value-type="float" office:value="10" calcext:value-type="float">
            <text:p>10</text:p>
          </table:table-cell>
          <table:table-cell table:formula="of:=CHOOSE(WEEKDAY([.A10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Dan. 3:14-20,24-25,28; MTDan. 3:52,53,54,55,56;Yoh. 8:31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1</text:p>
          </table:table-cell>
          <table:table-cell table:style-name="ce1" table:number-columns-repeated="2"/>
          <table:table-cell table:formula="of:=MID([.A102];6;2)*1" office:value-type="float" office:value="4" calcext:value-type="float">
            <text:p>4</text:p>
          </table:table-cell>
          <table:table-cell table:formula="of:=MID([.A102];9;2)*1" office:value-type="float" office:value="11" calcext:value-type="float">
            <text:p>11</text:p>
          </table:table-cell>
          <table:table-cell table:formula="of:=CHOOSE(WEEKDAY([.A10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17:3-9;Mzm. 105:4-5,6-7,8-9;Yoh. 8:51-5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2</text:p>
          </table:table-cell>
          <table:table-cell table:style-name="ce1" table:number-columns-repeated="2"/>
          <table:table-cell table:formula="of:=MID([.A103];6;2)*1" office:value-type="float" office:value="4" calcext:value-type="float">
            <text:p>4</text:p>
          </table:table-cell>
          <table:table-cell table:formula="of:=MID([.A103];9;2)*1" office:value-type="float" office:value="12" calcext:value-type="float">
            <text:p>12</text:p>
          </table:table-cell>
          <table:table-cell table:formula="of:=CHOOSE(WEEKDAY([.A10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r. 20:10-13;Mzm. 18:2-3a,3bc-4,5-6,7;Yoh. 10:31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3</text:p>
          </table:table-cell>
          <table:table-cell table:style-name="ce1" table:number-columns-repeated="2"/>
          <table:table-cell table:formula="of:=MID([.A104];6;2)*1" office:value-type="float" office:value="4" calcext:value-type="float">
            <text:p>4</text:p>
          </table:table-cell>
          <table:table-cell table:formula="of:=MID([.A104];9;2)*1" office:value-type="float" office:value="13" calcext:value-type="float">
            <text:p>13</text:p>
          </table:table-cell>
          <table:table-cell table:formula="of:=CHOOSE(WEEKDAY([.A10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h. 37:21-28; MTYer. 31:10,11-12ab,13;Yoh. 11:45-5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4</text:p>
          </table:table-cell>
          <table:table-cell table:style-name="ce1" table:number-columns-repeated="2"/>
          <table:table-cell table:formula="of:=MID([.A105];6;2)*1" office:value-type="float" office:value="4" calcext:value-type="float">
            <text:p>4</text:p>
          </table:table-cell>
          <table:table-cell table:formula="of:=MID([.A105];9;2)*1" office:value-type="float" office:value="14" calcext:value-type="float">
            <text:p>14</text:p>
          </table:table-cell>
          <table:table-cell table:formula="of:=CHOOSE(WEEKDAY([.A10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Luk 19:28-40,Yes. 50:4-7;Mzm. 22:8-9,17-18a,19-20,23-24;Flp. 2:6-11;Luk. 22:14- 23:56 (Luk. 23:1-49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5</text:p>
          </table:table-cell>
          <table:table-cell table:style-name="ce1" table:number-columns-repeated="2"/>
          <table:table-cell table:formula="of:=MID([.A106];6;2)*1" office:value-type="float" office:value="4" calcext:value-type="float">
            <text:p>4</text:p>
          </table:table-cell>
          <table:table-cell table:formula="of:=MID([.A106];9;2)*1" office:value-type="float" office:value="15" calcext:value-type="float">
            <text:p>15</text:p>
          </table:table-cell>
          <table:table-cell table:formula="of:=CHOOSE(WEEKDAY([.A10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42:1-7;Mzm. 27:1,2,3,13-14;Yoh. 12:1-1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6</text:p>
          </table:table-cell>
          <table:table-cell table:style-name="ce1" table:number-columns-repeated="2"/>
          <table:table-cell table:formula="of:=MID([.A107];6;2)*1" office:value-type="float" office:value="4" calcext:value-type="float">
            <text:p>4</text:p>
          </table:table-cell>
          <table:table-cell table:formula="of:=MID([.A107];9;2)*1" office:value-type="float" office:value="16" calcext:value-type="float">
            <text:p>16</text:p>
          </table:table-cell>
          <table:table-cell table:formula="of:=CHOOSE(WEEKDAY([.A10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49:1-6;Mzm. 71:1-2,3-4a,5-6ab,15,17;Yoh. 13:21-33,36-38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7</text:p>
          </table:table-cell>
          <table:table-cell table:style-name="ce1" table:number-columns-repeated="2"/>
          <table:table-cell table:formula="of:=MID([.A108];6;2)*1" office:value-type="float" office:value="4" calcext:value-type="float">
            <text:p>4</text:p>
          </table:table-cell>
          <table:table-cell table:formula="of:=MID([.A108];9;2)*1" office:value-type="float" office:value="17" calcext:value-type="float">
            <text:p>17</text:p>
          </table:table-cell>
          <table:table-cell table:formula="of:=CHOOSE(WEEKDAY([.A10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50:4-9a;Mzm. 69:8-10,21bcd-22,31,33-34;Mat. 26:14-25.</text:p>
          </table:table-cell>
          <table:table-cell table:number-columns-repeated="2"/>
        </table:table-row>
        <table:table-row table:style-name="ro5" table:visibility="filter">
          <table:table-cell table:style-name="ce1" office:value-type="string" calcext:value-type="string">
            <text:p>2019-04-18</text:p>
          </table:table-cell>
          <table:table-cell table:style-name="ce1" table:number-columns-repeated="2"/>
          <table:table-cell table:formula="of:=MID([.A109];6;2)*1" office:value-type="float" office:value="4" calcext:value-type="float">
            <text:p>4</text:p>
          </table:table-cell>
          <table:table-cell table:formula="of:=MID([.A109];9;2)*1" office:value-type="float" office:value="18" calcext:value-type="float">
            <text:p>18</text:p>
          </table:table-cell>
          <table:table-cell table:formula="of:=CHOOSE(WEEKDAY([.A10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61:1-3a,6a,8b-9;Mzm. 89:21-22,25,27;Why. 1:5-8;Luk. 4:16-21.,Sore :Kel. 12:1-8,11-14;Mzm. 116:12-13,15-16bc,17-18;1Kor. 11:23-26;Yoh. 13:1-1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9</text:p>
          </table:table-cell>
          <table:table-cell table:style-name="ce1" table:number-columns-repeated="2"/>
          <table:table-cell table:formula="of:=MID([.A110];6;2)*1" office:value-type="float" office:value="4" calcext:value-type="float">
            <text:p>4</text:p>
          </table:table-cell>
          <table:table-cell table:formula="of:=MID([.A110];9;2)*1" office:value-type="float" office:value="19" calcext:value-type="float">
            <text:p>19</text:p>
          </table:table-cell>
          <table:table-cell table:formula="of:=CHOOSE(WEEKDAY([.A11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52:13-53:12;Mzm. 31:2,6,12-13,15-16,17,25;Ibr. 4:14-16; 5:7-9;Yoh. 18:1-19:42.</text:p>
          </table:table-cell>
          <table:table-cell table:number-columns-repeated="2"/>
        </table:table-row>
        <table:table-row table:style-name="ro6" table:visibility="filter">
          <table:table-cell table:style-name="ce1" office:value-type="string" calcext:value-type="string">
            <text:p>2019-04-20</text:p>
          </table:table-cell>
          <table:table-cell table:style-name="ce1" table:number-columns-repeated="2"/>
          <table:table-cell table:formula="of:=MID([.A111];6;2)*1" office:value-type="float" office:value="4" calcext:value-type="float">
            <text:p>4</text:p>
          </table:table-cell>
          <table:table-cell table:formula="of:=MID([.A111];9;2)*1" office:value-type="float" office:value="20" calcext:value-type="float">
            <text:p>20</text:p>
          </table:table-cell>
          <table:table-cell table:formula="of:=CHOOSE(WEEKDAY([.A11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1:1-2:2 (Kej. 1:1,26-31a);Mzm. 104:1-2a,5-6,10,12,13-14,24,35c atauMzm. 33:4-5,6-7,12-13,20,22;Kej. 22:1-18 (Kej. 22:1-2,9a,10-13,15-18);Mzm. 16:5,8,9-10,11;Kel. 14:15-15:1; MTKel. 15:1-2,3-4,5-6,17-18;Yes. 54:5-14;Mzm. 30:2,4,5-6,11,12a,13b;Yes. 55:1-11; MTYes. 12:2-3,4bcd,5-6;Bar. 3:9-15,32-4:4;Mzm. 19:8,9,10,11;Yeh. 36:16-17a,18-28;Mzm. 42:3,5bcd; 43:3,4kalau ada Pembaptisan MTYes. 12:2-3,4bcd,5-6 atauMzm. 51:12-13,14-15,18-19;Rm. 6:3-11;Mzm. 118:1-2,16ab-17,22-23;Luk. 24:1-12.</text:p>
          </table:table-cell>
          <table:table-cell table:number-columns-repeated="2"/>
        </table:table-row>
        <table:table-row table:style-name="ro5" table:visibility="filter">
          <table:table-cell table:style-name="ce1" office:value-type="string" calcext:value-type="string">
            <text:p>2019-04-21</text:p>
          </table:table-cell>
          <table:table-cell table:style-name="ce1" table:number-columns-repeated="2"/>
          <table:table-cell table:formula="of:=MID([.A112];6;2)*1" office:value-type="float" office:value="4" calcext:value-type="float">
            <text:p>4</text:p>
          </table:table-cell>
          <table:table-cell table:formula="of:=MID([.A112];9;2)*1" office:value-type="float" office:value="21" calcext:value-type="float">
            <text:p>21</text:p>
          </table:table-cell>
          <table:table-cell table:formula="of:=CHOOSE(WEEKDAY([.A11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0:34a,37-43;Mzm. 118:1-2,16ab-17,22-23;Kol. 3:1-4 atau1Kor. 5:6b-8;Yoh. 20:1-9 atau kalau ada Bacaan Sore :Luk. 24:13-3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22</text:p>
          </table:table-cell>
          <table:table-cell table:style-name="ce1" table:number-columns-repeated="2"/>
          <table:table-cell table:formula="of:=MID([.A113];6;2)*1" office:value-type="float" office:value="4" calcext:value-type="float">
            <text:p>4</text:p>
          </table:table-cell>
          <table:table-cell table:formula="of:=MID([.A113];9;2)*1" office:value-type="float" office:value="22" calcext:value-type="float">
            <text:p>22</text:p>
          </table:table-cell>
          <table:table-cell table:formula="of:=CHOOSE(WEEKDAY([.A11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2:14,22-32;Mzm. 16:1-2a,5,7-8,9-10,11;Mat. 28:8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3</text:p>
          </table:table-cell>
          <table:table-cell table:style-name="ce1" table:number-columns-repeated="2"/>
          <table:table-cell table:formula="of:=MID([.A114];6;2)*1" office:value-type="float" office:value="4" calcext:value-type="float">
            <text:p>4</text:p>
          </table:table-cell>
          <table:table-cell table:formula="of:=MID([.A114];9;2)*1" office:value-type="float" office:value="23" calcext:value-type="float">
            <text:p>23</text:p>
          </table:table-cell>
          <table:table-cell table:formula="of:=CHOOSE(WEEKDAY([.A11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2:36-41;Mzm. 33:4-5,18-19,20,22;Yoh. 20:11-1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4</text:p>
          </table:table-cell>
          <table:table-cell table:style-name="ce1" table:number-columns-repeated="2"/>
          <table:table-cell table:formula="of:=MID([.A115];6;2)*1" office:value-type="float" office:value="4" calcext:value-type="float">
            <text:p>4</text:p>
          </table:table-cell>
          <table:table-cell table:formula="of:=MID([.A115];9;2)*1" office:value-type="float" office:value="24" calcext:value-type="float">
            <text:p>24</text:p>
          </table:table-cell>
          <table:table-cell table:formula="of:=CHOOSE(WEEKDAY([.A11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3:1-10;Mzm. 105:1-2,3-4,6-7,8-9;Luk. 24:13-35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4-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Paskah lingkungan</text:p>
          </table:table-cell>
          <table:table-cell table:formula="of:=MID([.A116];6;2)*1" office:value-type="float" office:value="4" calcext:value-type="float">
            <text:p>4</text:p>
          </table:table-cell>
          <table:table-cell table:formula="of:=MID([.A116];9;2)*1" office:value-type="float" office:value="25" calcext:value-type="float">
            <text:p>25</text:p>
          </table:table-cell>
          <table:table-cell table:formula="of:=CHOOSE(WEEKDAY([.A11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3:11-26;Mzm. 8:2a,5,6-7,8-9;Luk. 24:35-4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6</text:p>
          </table:table-cell>
          <table:table-cell table:style-name="ce1" table:number-columns-repeated="2"/>
          <table:table-cell table:formula="of:=MID([.A117];6;2)*1" office:value-type="float" office:value="4" calcext:value-type="float">
            <text:p>4</text:p>
          </table:table-cell>
          <table:table-cell table:formula="of:=MID([.A117];9;2)*1" office:value-type="float" office:value="26" calcext:value-type="float">
            <text:p>26</text:p>
          </table:table-cell>
          <table:table-cell table:formula="of:=CHOOSE(WEEKDAY([.A11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4:1-12;Mzm. 118:1-2,4,22-24,25-27a;Yoh. 21:1-1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27</text:p>
          </table:table-cell>
          <table:table-cell table:style-name="ce1" table:number-columns-repeated="2"/>
          <table:table-cell table:formula="of:=MID([.A118];6;2)*1" office:value-type="float" office:value="4" calcext:value-type="float">
            <text:p>4</text:p>
          </table:table-cell>
          <table:table-cell table:formula="of:=MID([.A118];9;2)*1" office:value-type="float" office:value="27" calcext:value-type="float">
            <text:p>27</text:p>
          </table:table-cell>
          <table:table-cell table:formula="of:=CHOOSE(WEEKDAY([.A11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4:13-21;Mzm. 118:1,14-15,16ab-18,19-21;Mrk. 16:9-1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28</text:p>
          </table:table-cell>
          <table:table-cell table:style-name="ce1" table:number-columns-repeated="2"/>
          <table:table-cell table:formula="of:=MID([.A119];6;2)*1" office:value-type="float" office:value="4" calcext:value-type="float">
            <text:p>4</text:p>
          </table:table-cell>
          <table:table-cell table:formula="of:=MID([.A119];9;2)*1" office:value-type="float" office:value="28" calcext:value-type="float">
            <text:p>28</text:p>
          </table:table-cell>
          <table:table-cell table:formula="of:=CHOOSE(WEEKDAY([.A11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5:12-16;Mzm. 118:2-4,22-24,25-27a;Why. 1:9-11a,12-13,17-19;Yoh. 20:19-3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9</text:p>
          </table:table-cell>
          <table:table-cell table:style-name="ce1" table:number-columns-repeated="2"/>
          <table:table-cell table:formula="of:=MID([.A120];6;2)*1" office:value-type="float" office:value="4" calcext:value-type="float">
            <text:p>4</text:p>
          </table:table-cell>
          <table:table-cell table:formula="of:=MID([.A120];9;2)*1" office:value-type="float" office:value="29" calcext:value-type="float">
            <text:p>29</text:p>
          </table:table-cell>
          <table:table-cell table:formula="of:=CHOOSE(WEEKDAY([.A12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4:23-31;Mzm. 2:1-3,4-6,7-9;Yoh. 3:1-8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30</text:p>
          </table:table-cell>
          <table:table-cell table:style-name="ce1" table:number-columns-repeated="2"/>
          <table:table-cell table:formula="of:=MID([.A121];6;2)*1" office:value-type="float" office:value="4" calcext:value-type="float">
            <text:p>4</text:p>
          </table:table-cell>
          <table:table-cell table:formula="of:=MID([.A121];9;2)*1" office:value-type="float" office:value="30" calcext:value-type="float">
            <text:p>30</text:p>
          </table:table-cell>
          <table:table-cell table:formula="of:=CHOOSE(WEEKDAY([.A12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4:32-37;Mzm. 93:1ab,1c-2,5;Yoh. 3:7-15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2];6;2)*1" office:value-type="float" office:value="5" calcext:value-type="float">
            <text:p>5</text:p>
          </table:table-cell>
          <table:table-cell table:formula="of:=MID([.A122];9;2)*1" office:value-type="float" office:value="1" calcext:value-type="float">
            <text:p>1</text:p>
          </table:table-cell>
          <table:table-cell table:formula="of:=CHOOSE(WEEKDAY([.A12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5:17-26;Mzm. 34:2-3,4-5,6-7,8-9;Yoh. 3:16-21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2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3];6;2)*1" office:value-type="float" office:value="5" calcext:value-type="float">
            <text:p>5</text:p>
          </table:table-cell>
          <table:table-cell table:formula="of:=MID([.A123];9;2)*1" office:value-type="float" office:value="2" calcext:value-type="float">
            <text:p>2</text:p>
          </table:table-cell>
          <table:table-cell table:formula="of:=CHOOSE(WEEKDAY([.A12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5:27-33;Mzm. 34:2,9,17-18,19-20;Yoh. 3:31-36;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3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4];6;2)*1" office:value-type="float" office:value="5" calcext:value-type="float">
            <text:p>5</text:p>
          </table:table-cell>
          <table:table-cell table:formula="of:=MID([.A124];9;2)*1" office:value-type="float" office:value="3" calcext:value-type="float">
            <text:p>3</text:p>
          </table:table-cell>
          <table:table-cell table:formula="of:=CHOOSE(WEEKDAY([.A12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Kor. 15:1-8;Mzm. 19:2-3,4-5;Yoh. 14:6-14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5];6;2)*1" office:value-type="float" office:value="5" calcext:value-type="float">
            <text:p>5</text:p>
          </table:table-cell>
          <table:table-cell table:formula="of:=MID([.A125];9;2)*1" office:value-type="float" office:value="4" calcext:value-type="float">
            <text:p>4</text:p>
          </table:table-cell>
          <table:table-cell table:formula="of:=CHOOSE(WEEKDAY([.A12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6:1-7;Mzm. 33:1-2,4-5,18-19;Yoh. 6:16-21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5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6];6;2)*1" office:value-type="float" office:value="5" calcext:value-type="float">
            <text:p>5</text:p>
          </table:table-cell>
          <table:table-cell table:formula="of:=MID([.A126];9;2)*1" office:value-type="float" office:value="5" calcext:value-type="float">
            <text:p>5</text:p>
          </table:table-cell>
          <table:table-cell table:formula="of:=CHOOSE(WEEKDAY([.A12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5:27b-32,40b-41;Mzm. 30:2,4,5,6,11,12a,13b;Why. 5:11-14;Yoh. 21:1-19 (Yoh. 21:1-14)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6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7];6;2)*1" office:value-type="float" office:value="5" calcext:value-type="float">
            <text:p>5</text:p>
          </table:table-cell>
          <table:table-cell table:formula="of:=MID([.A127];9;2)*1" office:value-type="float" office:value="6" calcext:value-type="float">
            <text:p>6</text:p>
          </table:table-cell>
          <table:table-cell table:formula="of:=CHOOSE(WEEKDAY([.A12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6:8-15;Mzm. 119:23-24,26-27,29-30;Yoh. 6:22-29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7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8];6;2)*1" office:value-type="float" office:value="5" calcext:value-type="float">
            <text:p>5</text:p>
          </table:table-cell>
          <table:table-cell table:formula="of:=MID([.A128];9;2)*1" office:value-type="float" office:value="7" calcext:value-type="float">
            <text:p>7</text:p>
          </table:table-cell>
          <table:table-cell table:formula="of:=CHOOSE(WEEKDAY([.A12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7:51 - 8:1a;Mzm. 31:3cd-4,6ab,7b,8a,17,21ab;Yoh. 6:30-35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9];6;2)*1" office:value-type="float" office:value="5" calcext:value-type="float">
            <text:p>5</text:p>
          </table:table-cell>
          <table:table-cell table:formula="of:=MID([.A129];9;2)*1" office:value-type="float" office:value="8" calcext:value-type="float">
            <text:p>8</text:p>
          </table:table-cell>
          <table:table-cell table:formula="of:=CHOOSE(WEEKDAY([.A12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8:1b-8;Mzm. 66:1-3a,4-5,6-7a;Yoh. 6:35-40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09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0];6;2)*1" office:value-type="float" office:value="5" calcext:value-type="float">
            <text:p>5</text:p>
          </table:table-cell>
          <table:table-cell table:formula="of:=MID([.A130];9;2)*1" office:value-type="float" office:value="9" calcext:value-type="float">
            <text:p>9</text:p>
          </table:table-cell>
          <table:table-cell table:formula="of:=CHOOSE(WEEKDAY([.A13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8:26-40;Mzm. 66:8-9,16-17,20;Yoh. 6:44-51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1];6;2)*1" office:value-type="float" office:value="5" calcext:value-type="float">
            <text:p>5</text:p>
          </table:table-cell>
          <table:table-cell table:formula="of:=MID([.A131];9;2)*1" office:value-type="float" office:value="10" calcext:value-type="float">
            <text:p>10</text:p>
          </table:table-cell>
          <table:table-cell table:formula="of:=CHOOSE(WEEKDAY([.A13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9:1-20;Mzm. 117:1,2;Yoh. 6:52-59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2];6;2)*1" office:value-type="float" office:value="5" calcext:value-type="float">
            <text:p>5</text:p>
          </table:table-cell>
          <table:table-cell table:formula="of:=MID([.A132];9;2)*1" office:value-type="float" office:value="11" calcext:value-type="float">
            <text:p>11</text:p>
          </table:table-cell>
          <table:table-cell table:formula="of:=CHOOSE(WEEKDAY([.A13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9:31-42;Mzm. 116:12-13,14-15,16-17;Yoh. 6:60-69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2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3];6;2)*1" office:value-type="float" office:value="5" calcext:value-type="float">
            <text:p>5</text:p>
          </table:table-cell>
          <table:table-cell table:formula="of:=MID([.A133];9;2)*1" office:value-type="float" office:value="12" calcext:value-type="float">
            <text:p>12</text:p>
          </table:table-cell>
          <table:table-cell table:formula="of:=CHOOSE(WEEKDAY([.A13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3:14,43-52;Mzm. 100:2,3,5;Why. 7:9,14b-17;Yoh. 10:27-30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3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4];6;2)*1" office:value-type="float" office:value="5" calcext:value-type="float">
            <text:p>5</text:p>
          </table:table-cell>
          <table:table-cell table:formula="of:=MID([.A134];9;2)*1" office:value-type="float" office:value="13" calcext:value-type="float">
            <text:p>13</text:p>
          </table:table-cell>
          <table:table-cell table:formula="of:=CHOOSE(WEEKDAY([.A13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1:1-18;Mzm. 42:2-3; 43:3,4;Yoh. 10:1-10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5];6;2)*1" office:value-type="float" office:value="5" calcext:value-type="float">
            <text:p>5</text:p>
          </table:table-cell>
          <table:table-cell table:formula="of:=MID([.A135];9;2)*1" office:value-type="float" office:value="14" calcext:value-type="float">
            <text:p>14</text:p>
          </table:table-cell>
          <table:table-cell table:formula="of:=CHOOSE(WEEKDAY([.A13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:15-17,20-26;Mzm. 113:1-2,3-4,5-6,7-8;Yoh. 15:9-17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5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6];6;2)*1" office:value-type="float" office:value="5" calcext:value-type="float">
            <text:p>5</text:p>
          </table:table-cell>
          <table:table-cell table:formula="of:=MID([.A136];9;2)*1" office:value-type="float" office:value="15" calcext:value-type="float">
            <text:p>15</text:p>
          </table:table-cell>
          <table:table-cell table:formula="of:=CHOOSE(WEEKDAY([.A13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2:24-13:5a;Mzm. 67:2-3,5,6,8;Yoh. 12:44-50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6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7];6;2)*1" office:value-type="float" office:value="5" calcext:value-type="float">
            <text:p>5</text:p>
          </table:table-cell>
          <table:table-cell table:formula="of:=MID([.A137];9;2)*1" office:value-type="float" office:value="16" calcext:value-type="float">
            <text:p>16</text:p>
          </table:table-cell>
          <table:table-cell table:formula="of:=CHOOSE(WEEKDAY([.A13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3:13-25;Mzm. 89:2-3,21-22,25,27;Yoh. 13:16-20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7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8];6;2)*1" office:value-type="float" office:value="5" calcext:value-type="float">
            <text:p>5</text:p>
          </table:table-cell>
          <table:table-cell table:formula="of:=MID([.A138];9;2)*1" office:value-type="float" office:value="17" calcext:value-type="float">
            <text:p>17</text:p>
          </table:table-cell>
          <table:table-cell table:formula="of:=CHOOSE(WEEKDAY([.A13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3:26-33;Mzm. 2:6-7,8-9,10-11;Yoh. 14:1-6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9];6;2)*1" office:value-type="float" office:value="5" calcext:value-type="float">
            <text:p>5</text:p>
          </table:table-cell>
          <table:table-cell table:formula="of:=MID([.A139];9;2)*1" office:value-type="float" office:value="18" calcext:value-type="float">
            <text:p>18</text:p>
          </table:table-cell>
          <table:table-cell table:formula="of:=CHOOSE(WEEKDAY([.A13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3:44-52;Mzm. 98:1,2-3ab,3cd-4;Yoh. 14:7-14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19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0];6;2)*1" office:value-type="float" office:value="5" calcext:value-type="float">
            <text:p>5</text:p>
          </table:table-cell>
          <table:table-cell table:formula="of:=MID([.A140];9;2)*1" office:value-type="float" office:value="19" calcext:value-type="float">
            <text:p>19</text:p>
          </table:table-cell>
          <table:table-cell table:formula="of:=CHOOSE(WEEKDAY([.A14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4:21b-27;Mzm.145:8-9,10-11,12-13ab;Why. 21:1-5a;Yoh. 13:31-33a,34-35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1];6;2)*1" office:value-type="float" office:value="5" calcext:value-type="float">
            <text:p>5</text:p>
          </table:table-cell>
          <table:table-cell table:formula="of:=MID([.A141];9;2)*1" office:value-type="float" office:value="20" calcext:value-type="float">
            <text:p>20</text:p>
          </table:table-cell>
          <table:table-cell table:formula="of:=CHOOSE(WEEKDAY([.A14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4:5-18;Mzm. 115:1-2,3-4,15-16;Yoh. 14:21-26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2];6;2)*1" office:value-type="float" office:value="5" calcext:value-type="float">
            <text:p>5</text:p>
          </table:table-cell>
          <table:table-cell table:formula="of:=MID([.A142];9;2)*1" office:value-type="float" office:value="21" calcext:value-type="float">
            <text:p>21</text:p>
          </table:table-cell>
          <table:table-cell table:formula="of:=CHOOSE(WEEKDAY([.A14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4:19-28;Mzm. 145:10-11,12-13ab,21;Yoh. 14:27-31a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2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3];6;2)*1" office:value-type="float" office:value="5" calcext:value-type="float">
            <text:p>5</text:p>
          </table:table-cell>
          <table:table-cell table:formula="of:=MID([.A143];9;2)*1" office:value-type="float" office:value="22" calcext:value-type="float">
            <text:p>22</text:p>
          </table:table-cell>
          <table:table-cell table:formula="of:=CHOOSE(WEEKDAY([.A14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5:1-6;Mzm. 122:1-2,3-4a,4b-5;Yoh. 15:1-8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3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4];6;2)*1" office:value-type="float" office:value="5" calcext:value-type="float">
            <text:p>5</text:p>
          </table:table-cell>
          <table:table-cell table:formula="of:=MID([.A144];9;2)*1" office:value-type="float" office:value="23" calcext:value-type="float">
            <text:p>23</text:p>
          </table:table-cell>
          <table:table-cell table:formula="of:=CHOOSE(WEEKDAY([.A14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5:7-21;Mzm. 96:1-2a,2b-3,10;Yoh. 15:9-11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5];6;2)*1" office:value-type="float" office:value="5" calcext:value-type="float">
            <text:p>5</text:p>
          </table:table-cell>
          <table:table-cell table:formula="of:=MID([.A145];9;2)*1" office:value-type="float" office:value="24" calcext:value-type="float">
            <text:p>24</text:p>
          </table:table-cell>
          <table:table-cell table:formula="of:=CHOOSE(WEEKDAY([.A14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5:22-31;Mzm. 57:8-9,10-12;Yoh. 15:12-17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5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6];6;2)*1" office:value-type="float" office:value="5" calcext:value-type="float">
            <text:p>5</text:p>
          </table:table-cell>
          <table:table-cell table:formula="of:=MID([.A146];9;2)*1" office:value-type="float" office:value="25" calcext:value-type="float">
            <text:p>25</text:p>
          </table:table-cell>
          <table:table-cell table:formula="of:=CHOOSE(WEEKDAY([.A14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6:1-10;Mzm. 100:1-2,3,5;Yoh. 15:18-21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6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7];6;2)*1" office:value-type="float" office:value="5" calcext:value-type="float">
            <text:p>5</text:p>
          </table:table-cell>
          <table:table-cell table:formula="of:=MID([.A147];9;2)*1" office:value-type="float" office:value="26" calcext:value-type="float">
            <text:p>26</text:p>
          </table:table-cell>
          <table:table-cell table:formula="of:=CHOOSE(WEEKDAY([.A14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5:1-2,22-29;Mzm. 67:2-3,5,6,8;Why. 21:10-14.22-23;Yoh. 14:23-29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7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8];6;2)*1" office:value-type="float" office:value="5" calcext:value-type="float">
            <text:p>5</text:p>
          </table:table-cell>
          <table:table-cell table:formula="of:=MID([.A148];9;2)*1" office:value-type="float" office:value="27" calcext:value-type="float">
            <text:p>27</text:p>
          </table:table-cell>
          <table:table-cell table:formula="of:=CHOOSE(WEEKDAY([.A14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6:11-15;Mzm. 149:1-2,3-4,5-6a,9b;Yoh. 15:26-16:4a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9];6;2)*1" office:value-type="float" office:value="5" calcext:value-type="float">
            <text:p>5</text:p>
          </table:table-cell>
          <table:table-cell table:formula="of:=MID([.A149];9;2)*1" office:value-type="float" office:value="28" calcext:value-type="float">
            <text:p>28</text:p>
          </table:table-cell>
          <table:table-cell table:formula="of:=CHOOSE(WEEKDAY([.A14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6:22-34;Mzm. 138:1-2a,2bc-3,7c-8;Yoh. 16:5-11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29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0];6;2)*1" office:value-type="float" office:value="5" calcext:value-type="float">
            <text:p>5</text:p>
          </table:table-cell>
          <table:table-cell table:formula="of:=MID([.A150];9;2)*1" office:value-type="float" office:value="29" calcext:value-type="float">
            <text:p>29</text:p>
          </table:table-cell>
          <table:table-cell table:formula="of:=CHOOSE(WEEKDAY([.A15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7:15,22 - 18:1;Mzm. 148:1-2,11-12ab,12c-14a,14bcd;Yoh. 16:12-15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3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1];6;2)*1" office:value-type="float" office:value="5" calcext:value-type="float">
            <text:p>5</text:p>
          </table:table-cell>
          <table:table-cell table:formula="of:=MID([.A151];9;2)*1" office:value-type="float" office:value="30" calcext:value-type="float">
            <text:p>30</text:p>
          </table:table-cell>
          <table:table-cell table:formula="of:=CHOOSE(WEEKDAY([.A15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:1-11;Mzm. 47:2-3,6-7,8-9;Ef. 1:17-23 atauIbr. 9:24-28; 10:19-23;Luk. 24:46-53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5-3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2];6;2)*1" office:value-type="float" office:value="5" calcext:value-type="float">
            <text:p>5</text:p>
          </table:table-cell>
          <table:table-cell table:formula="of:=MID([.A152];9;2)*1" office:value-type="float" office:value="31" calcext:value-type="float">
            <text:p>31</text:p>
          </table:table-cell>
          <table:table-cell table:formula="of:=CHOOSE(WEEKDAY([.A15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Zef. 3:14-18a atauRm. 12:9-16b; MTYes. 12:2-3,4-bcd,5-6;Luk. 1:39-5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01</text:p>
          </table:table-cell>
          <table:table-cell table:style-name="ce1" table:number-columns-repeated="2"/>
          <table:table-cell table:formula="of:=MID([.A153];6;2)*1" office:value-type="float" office:value="6" calcext:value-type="float">
            <text:p>6</text:p>
          </table:table-cell>
          <table:table-cell table:formula="of:=MID([.A153];9;2)*1" office:value-type="float" office:value="1" calcext:value-type="float">
            <text:p>1</text:p>
          </table:table-cell>
          <table:table-cell table:formula="of:=CHOOSE(WEEKDAY([.A15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8:23-28;Mzm. 47:2-3,8-9,10;Yoh. 16:23b-28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2</text:p>
          </table:table-cell>
          <table:table-cell table:style-name="ce1" table:number-columns-repeated="2"/>
          <table:table-cell table:formula="of:=MID([.A154];6;2)*1" office:value-type="float" office:value="6" calcext:value-type="float">
            <text:p>6</text:p>
          </table:table-cell>
          <table:table-cell table:formula="of:=MID([.A154];9;2)*1" office:value-type="float" office:value="2" calcext:value-type="float">
            <text:p>2</text:p>
          </table:table-cell>
          <table:table-cell table:formula="of:=CHOOSE(WEEKDAY([.A15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7:55-60;Mzm. 97:1,2b,6,7c,9;Why. 22:12-14,16-17,20;Yoh. 17:20-26.</text:p>
          </table:table-cell>
          <table:table-cell table:number-columns-repeated="2"/>
        </table:table-row>
        <table:table-row table:style-name="ro5" table:visibility="filter">
          <table:table-cell table:style-name="ce1" office:value-type="string" calcext:value-type="string">
            <text:p>2019-06-03</text:p>
          </table:table-cell>
          <table:table-cell table:style-name="ce1" table:number-columns-repeated="2"/>
          <table:table-cell table:formula="of:=MID([.A155];6;2)*1" office:value-type="float" office:value="6" calcext:value-type="float">
            <text:p>6</text:p>
          </table:table-cell>
          <table:table-cell table:formula="of:=MID([.A155];9;2)*1" office:value-type="float" office:value="3" calcext:value-type="float">
            <text:p>3</text:p>
          </table:table-cell>
          <table:table-cell table:formula="of:=CHOOSE(WEEKDAY([.A15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9:1-8;Mzm. 68:2-3,4-5ac,6-7ab;Yoh. 16:29-33. atau2Mak. 7:1-2,9-14;Mzm. 124:2-3,4-5,7b-8;R:7a;Mat. 5:1-12a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04</text:p>
          </table:table-cell>
          <table:table-cell table:style-name="ce1" table:number-columns-repeated="2"/>
          <table:table-cell table:formula="of:=MID([.A156];6;2)*1" office:value-type="float" office:value="6" calcext:value-type="float">
            <text:p>6</text:p>
          </table:table-cell>
          <table:table-cell table:formula="of:=MID([.A156];9;2)*1" office:value-type="float" office:value="4" calcext:value-type="float">
            <text:p>4</text:p>
          </table:table-cell>
          <table:table-cell table:formula="of:=CHOOSE(WEEKDAY([.A15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20:17-27;Mzm. 68:10-11,20-21;Yoh. 17:1-11a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5</text:p>
          </table:table-cell>
          <table:table-cell table:style-name="ce1" table:number-columns-repeated="2"/>
          <table:table-cell table:formula="of:=MID([.A157];6;2)*1" office:value-type="float" office:value="6" calcext:value-type="float">
            <text:p>6</text:p>
          </table:table-cell>
          <table:table-cell table:formula="of:=MID([.A157];9;2)*1" office:value-type="float" office:value="5" calcext:value-type="float">
            <text:p>5</text:p>
          </table:table-cell>
          <table:table-cell table:formula="of:=CHOOSE(WEEKDAY([.A15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20:28-38;Mzm. 68:29-30,33-35a,35b-36c;Yoh. 17:11b-19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6</text:p>
          </table:table-cell>
          <table:table-cell table:style-name="ce1" table:number-columns-repeated="2"/>
          <table:table-cell table:formula="of:=MID([.A158];6;2)*1" office:value-type="float" office:value="6" calcext:value-type="float">
            <text:p>6</text:p>
          </table:table-cell>
          <table:table-cell table:formula="of:=MID([.A158];9;2)*1" office:value-type="float" office:value="6" calcext:value-type="float">
            <text:p>6</text:p>
          </table:table-cell>
          <table:table-cell table:formula="of:=CHOOSE(WEEKDAY([.A15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22:30; 23:6-11;Mzm. 16:1-2a,5,7-8,9-10,11;Yoh. 17:20-2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7</text:p>
          </table:table-cell>
          <table:table-cell table:style-name="ce1" table:number-columns-repeated="2"/>
          <table:table-cell table:formula="of:=MID([.A159];6;2)*1" office:value-type="float" office:value="6" calcext:value-type="float">
            <text:p>6</text:p>
          </table:table-cell>
          <table:table-cell table:formula="of:=MID([.A159];9;2)*1" office:value-type="float" office:value="7" calcext:value-type="float">
            <text:p>7</text:p>
          </table:table-cell>
          <table:table-cell table:formula="of:=CHOOSE(WEEKDAY([.A15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25:13-21;Mzm. 103:1-2,11-12,19-20ab;Yoh. 21:15-1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08</text:p>
          </table:table-cell>
          <table:table-cell table:style-name="ce1" table:number-columns-repeated="2"/>
          <table:table-cell table:formula="of:=MID([.A160];6;2)*1" office:value-type="float" office:value="6" calcext:value-type="float">
            <text:p>6</text:p>
          </table:table-cell>
          <table:table-cell table:formula="of:=MID([.A160];9;2)*1" office:value-type="float" office:value="8" calcext:value-type="float">
            <text:p>8</text:p>
          </table:table-cell>
          <table:table-cell table:formula="of:=CHOOSE(WEEKDAY([.A16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28:16-20,30-31;Mzm. 11:4,5,7;Yoh. 21:20-2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9</text:p>
          </table:table-cell>
          <table:table-cell table:style-name="ce1" table:number-columns-repeated="2"/>
          <table:table-cell table:formula="of:=MID([.A161];6;2)*1" office:value-type="float" office:value="6" calcext:value-type="float">
            <text:p>6</text:p>
          </table:table-cell>
          <table:table-cell table:formula="of:=MID([.A161];9;2)*1" office:value-type="float" office:value="9" calcext:value-type="float">
            <text:p>9</text:p>
          </table:table-cell>
          <table:table-cell table:formula="of:=CHOOSE(WEEKDAY([.A16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2:1-11;Mzm. 104:1ab,24ac,29bc-30,31,34;1Kor. 12:3b-7,12-13 atauRm. 8:8-17;Yoh. 14:15-16,23b-2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10</text:p>
          </table:table-cell>
          <table:table-cell table:style-name="ce1" table:number-columns-repeated="2"/>
          <table:table-cell table:formula="of:=MID([.A162];6;2)*1" office:value-type="float" office:value="6" calcext:value-type="float">
            <text:p>6</text:p>
          </table:table-cell>
          <table:table-cell table:formula="of:=MID([.A162];9;2)*1" office:value-type="float" office:value="10" calcext:value-type="float">
            <text:p>10</text:p>
          </table:table-cell>
          <table:table-cell table:formula="of:=CHOOSE(WEEKDAY([.A16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 3:9-15,20; atauKis 1:12-14;Mzm 87:1-2,3,5,6-7 (Refren 3);Yoh 19:25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11</text:p>
          </table:table-cell>
          <table:table-cell table:style-name="ce1" table:number-columns-repeated="2"/>
          <table:table-cell table:formula="of:=MID([.A163];6;2)*1" office:value-type="float" office:value="6" calcext:value-type="float">
            <text:p>6</text:p>
          </table:table-cell>
          <table:table-cell table:formula="of:=MID([.A163];9;2)*1" office:value-type="float" office:value="11" calcext:value-type="float">
            <text:p>11</text:p>
          </table:table-cell>
          <table:table-cell table:formula="of:=CHOOSE(WEEKDAY([.A16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1:21b-26; 13:1-3;Mzm. 98:2-3ab,3c-4,5-6;Mat. 10:7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2</text:p>
          </table:table-cell>
          <table:table-cell table:style-name="ce1" table:number-columns-repeated="2"/>
          <table:table-cell table:formula="of:=MID([.A164];6;2)*1" office:value-type="float" office:value="6" calcext:value-type="float">
            <text:p>6</text:p>
          </table:table-cell>
          <table:table-cell table:formula="of:=MID([.A164];9;2)*1" office:value-type="float" office:value="12" calcext:value-type="float">
            <text:p>12</text:p>
          </table:table-cell>
          <table:table-cell table:formula="of:=CHOOSE(WEEKDAY([.A16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2Kor. 3: 4-11;Mzm. 99:5,6,7,8,9;Mat. 5:17-1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6-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165];6;2)*1" office:value-type="float" office:value="6" calcext:value-type="float">
            <text:p>6</text:p>
          </table:table-cell>
          <table:table-cell table:formula="of:=MID([.A165];9;2)*1" office:value-type="float" office:value="13" calcext:value-type="float">
            <text:p>13</text:p>
          </table:table-cell>
          <table:table-cell table:formula="of:=CHOOSE(WEEKDAY([.A16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3:15-4:1,3-6;Mzm. 85:9ab-10,11-12,13-14;Mat. 5:20-26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4</text:p>
          </table:table-cell>
          <table:table-cell table:style-name="ce1" table:number-columns-repeated="2"/>
          <table:table-cell table:formula="of:=MID([.A166];6;2)*1" office:value-type="float" office:value="6" calcext:value-type="float">
            <text:p>6</text:p>
          </table:table-cell>
          <table:table-cell table:formula="of:=MID([.A166];9;2)*1" office:value-type="float" office:value="14" calcext:value-type="float">
            <text:p>14</text:p>
          </table:table-cell>
          <table:table-cell table:formula="of:=CHOOSE(WEEKDAY([.A16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Kor 4: 7-15;Mzm. 116:10-11,15-16,17-18;Mat. 5:27-3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5</text:p>
          </table:table-cell>
          <table:table-cell table:style-name="ce1" table:number-columns-repeated="2"/>
          <table:table-cell table:formula="of:=MID([.A167];6;2)*1" office:value-type="float" office:value="6" calcext:value-type="float">
            <text:p>6</text:p>
          </table:table-cell>
          <table:table-cell table:formula="of:=MID([.A167];9;2)*1" office:value-type="float" office:value="15" calcext:value-type="float">
            <text:p>15</text:p>
          </table:table-cell>
          <table:table-cell table:formula="of:=CHOOSE(WEEKDAY([.A16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Kor. 5: 14-21;Mzm. 103:1-2,3-4,8-9,11-12;Mat. 5:33-3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16</text:p>
          </table:table-cell>
          <table:table-cell table:style-name="ce1" table:number-columns-repeated="2"/>
          <table:table-cell table:formula="of:=MID([.A168];6;2)*1" office:value-type="float" office:value="6" calcext:value-type="float">
            <text:p>6</text:p>
          </table:table-cell>
          <table:table-cell table:formula="of:=MID([.A168];9;2)*1" office:value-type="float" office:value="16" calcext:value-type="float">
            <text:p>16</text:p>
          </table:table-cell>
          <table:table-cell table:formula="of:=CHOOSE(WEEKDAY([.A16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Ams. 8:22-31;Mzm. 8:4-5,6-7,8-9;Rm. 5:1-5;Yoh. 16:12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7</text:p>
          </table:table-cell>
          <table:table-cell table:style-name="ce1" table:number-columns-repeated="2"/>
          <table:table-cell table:formula="of:=MID([.A169];6;2)*1" office:value-type="float" office:value="6" calcext:value-type="float">
            <text:p>6</text:p>
          </table:table-cell>
          <table:table-cell table:formula="of:=MID([.A169];9;2)*1" office:value-type="float" office:value="17" calcext:value-type="float">
            <text:p>17</text:p>
          </table:table-cell>
          <table:table-cell table:formula="of:=CHOOSE(WEEKDAY([.A16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2Kor. 6: 1-10;Mzm. 98:1,2-3ab,3cd-4;Mat. 5:38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8</text:p>
          </table:table-cell>
          <table:table-cell table:style-name="ce1" table:number-columns-repeated="2"/>
          <table:table-cell table:formula="of:=MID([.A170];6;2)*1" office:value-type="float" office:value="6" calcext:value-type="float">
            <text:p>6</text:p>
          </table:table-cell>
          <table:table-cell table:formula="of:=MID([.A170];9;2)*1" office:value-type="float" office:value="18" calcext:value-type="float">
            <text:p>18</text:p>
          </table:table-cell>
          <table:table-cell table:formula="of:=CHOOSE(WEEKDAY([.A17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Kor. 8:1-9;Mzm. 146:2,5-6,7,8-9a;Mat. 5:43-4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9</text:p>
          </table:table-cell>
          <table:table-cell table:style-name="ce1" table:number-columns-repeated="2"/>
          <table:table-cell table:formula="of:=MID([.A171];6;2)*1" office:value-type="float" office:value="6" calcext:value-type="float">
            <text:p>6</text:p>
          </table:table-cell>
          <table:table-cell table:formula="of:=MID([.A171];9;2)*1" office:value-type="float" office:value="19" calcext:value-type="float">
            <text:p>19</text:p>
          </table:table-cell>
          <table:table-cell table:formula="of:=CHOOSE(WEEKDAY([.A17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2Kor. 9:6-11;Mzm. 112:1-2,3-4,9;Mat. 6:1-6,16-1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0</text:p>
          </table:table-cell>
          <table:table-cell table:style-name="ce1" table:number-columns-repeated="2"/>
          <table:table-cell table:formula="of:=MID([.A172];6;2)*1" office:value-type="float" office:value="6" calcext:value-type="float">
            <text:p>6</text:p>
          </table:table-cell>
          <table:table-cell table:formula="of:=MID([.A172];9;2)*1" office:value-type="float" office:value="20" calcext:value-type="float">
            <text:p>20</text:p>
          </table:table-cell>
          <table:table-cell table:formula="of:=CHOOSE(WEEKDAY([.A17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11:1-11;Mzm. 111:1-2,3-4,7-8;Mat 6:7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1</text:p>
          </table:table-cell>
          <table:table-cell table:style-name="ce1" table:number-columns-repeated="2"/>
          <table:table-cell table:formula="of:=MID([.A173];6;2)*1" office:value-type="float" office:value="6" calcext:value-type="float">
            <text:p>6</text:p>
          </table:table-cell>
          <table:table-cell table:formula="of:=MID([.A173];9;2)*1" office:value-type="float" office:value="21" calcext:value-type="float">
            <text:p>21</text:p>
          </table:table-cell>
          <table:table-cell table:formula="of:=CHOOSE(WEEKDAY([.A17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Kor. 11:18,21b-30;Mzm. 34:2-3,4-5,6-7;Mat. 6:19-23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2</text:p>
          </table:table-cell>
          <table:table-cell table:style-name="ce1" table:number-columns-repeated="2"/>
          <table:table-cell table:formula="of:=MID([.A174];6;2)*1" office:value-type="float" office:value="6" calcext:value-type="float">
            <text:p>6</text:p>
          </table:table-cell>
          <table:table-cell table:formula="of:=MID([.A174];9;2)*1" office:value-type="float" office:value="22" calcext:value-type="float">
            <text:p>22</text:p>
          </table:table-cell>
          <table:table-cell table:formula="of:=CHOOSE(WEEKDAY([.A17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Kor. 12: 1-10;Mzm. 34:8-9,10-11,12-13;Mat. 6:24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3</text:p>
          </table:table-cell>
          <table:table-cell table:style-name="ce1" table:number-columns-repeated="2"/>
          <table:table-cell table:formula="of:=MID([.A175];6;2)*1" office:value-type="float" office:value="6" calcext:value-type="float">
            <text:p>6</text:p>
          </table:table-cell>
          <table:table-cell table:formula="of:=MID([.A175];9;2)*1" office:value-type="float" office:value="23" calcext:value-type="float">
            <text:p>23</text:p>
          </table:table-cell>
          <table:table-cell table:formula="of:=CHOOSE(WEEKDAY([.A17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4:18-20;Mzm. 110:1,2,3,4;1Kor. 11:23-26;Luk. 9:11b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4</text:p>
          </table:table-cell>
          <table:table-cell table:style-name="ce1" table:number-columns-repeated="2"/>
          <table:table-cell table:formula="of:=MID([.A176];6;2)*1" office:value-type="float" office:value="6" calcext:value-type="float">
            <text:p>6</text:p>
          </table:table-cell>
          <table:table-cell table:formula="of:=MID([.A176];9;2)*1" office:value-type="float" office:value="24" calcext:value-type="float">
            <text:p>24</text:p>
          </table:table-cell>
          <table:table-cell table:formula="of:=CHOOSE(WEEKDAY([.A17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49:1-6;Mzm. 139:1-3,13-14ab,14c-15;Kis. 13:22-26;Luk. 1:57-66,8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5</text:p>
          </table:table-cell>
          <table:table-cell table:style-name="ce1" table:number-columns-repeated="2"/>
          <table:table-cell table:formula="of:=MID([.A177];6;2)*1" office:value-type="float" office:value="6" calcext:value-type="float">
            <text:p>6</text:p>
          </table:table-cell>
          <table:table-cell table:formula="of:=MID([.A177];9;2)*1" office:value-type="float" office:value="25" calcext:value-type="float">
            <text:p>25</text:p>
          </table:table-cell>
          <table:table-cell table:formula="of:=CHOOSE(WEEKDAY([.A17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13:2,5-18;Mzm. 15:2-3ab,3cd-4ab,5;Mat. 7:6,12-1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6</text:p>
          </table:table-cell>
          <table:table-cell table:style-name="ce1" table:number-columns-repeated="2"/>
          <table:table-cell table:formula="of:=MID([.A178];6;2)*1" office:value-type="float" office:value="6" calcext:value-type="float">
            <text:p>6</text:p>
          </table:table-cell>
          <table:table-cell table:formula="of:=MID([.A178];9;2)*1" office:value-type="float" office:value="26" calcext:value-type="float">
            <text:p>26</text:p>
          </table:table-cell>
          <table:table-cell table:formula="of:=CHOOSE(WEEKDAY([.A17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15:1-12,17-18;Mzm. 105:1-2,3-4,6-7,8-9;Mat. 7:15-20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6-2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179];6;2)*1" office:value-type="float" office:value="6" calcext:value-type="float">
            <text:p>6</text:p>
          </table:table-cell>
          <table:table-cell table:formula="of:=MID([.A179];9;2)*1" office:value-type="float" office:value="27" calcext:value-type="float">
            <text:p>27</text:p>
          </table:table-cell>
          <table:table-cell table:formula="of:=CHOOSE(WEEKDAY([.A17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16:1-12,15-16;Mzm. 106:1-2,3-4a,4b-5;Mat. 7:21-2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8</text:p>
          </table:table-cell>
          <table:table-cell table:style-name="ce1" table:number-columns-repeated="2"/>
          <table:table-cell table:formula="of:=MID([.A180];6;2)*1" office:value-type="float" office:value="6" calcext:value-type="float">
            <text:p>6</text:p>
          </table:table-cell>
          <table:table-cell table:formula="of:=MID([.A180];9;2)*1" office:value-type="float" office:value="28" calcext:value-type="float">
            <text:p>28</text:p>
          </table:table-cell>
          <table:table-cell table:formula="of:=CHOOSE(WEEKDAY([.A18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h. 34:11-16;Mzm. 23:1-3a,3b-4,5,6;Rm. 5:5b-11;Luk. 15:3-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9</text:p>
          </table:table-cell>
          <table:table-cell table:style-name="ce1" table:number-columns-repeated="2"/>
          <table:table-cell table:formula="of:=MID([.A181];6;2)*1" office:value-type="float" office:value="6" calcext:value-type="float">
            <text:p>6</text:p>
          </table:table-cell>
          <table:table-cell table:formula="of:=MID([.A181];9;2)*1" office:value-type="float" office:value="29" calcext:value-type="float">
            <text:p>29</text:p>
          </table:table-cell>
          <table:table-cell table:formula="of:=CHOOSE(WEEKDAY([.A18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2:1-11;Mzm. 34:2-3,4-5,6-7,8-9;2Tim. 4:6-8,17-18;Mat. 16:13-1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30</text:p>
          </table:table-cell>
          <table:table-cell table:style-name="ce1" table:number-columns-repeated="2"/>
          <table:table-cell table:formula="of:=MID([.A182];6;2)*1" office:value-type="float" office:value="6" calcext:value-type="float">
            <text:p>6</text:p>
          </table:table-cell>
          <table:table-cell table:formula="of:=MID([.A182];9;2)*1" office:value-type="float" office:value="30" calcext:value-type="float">
            <text:p>30</text:p>
          </table:table-cell>
          <table:table-cell table:formula="of:=CHOOSE(WEEKDAY([.A18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1Raj. 19:16b,19-21;Mzm. 16:1-2a,5,7-8,9-10,11;Gal 5:1,13-18;Luk. 9:51-6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1</text:p>
          </table:table-cell>
          <table:table-cell table:style-name="ce1" table:number-columns-repeated="2"/>
          <table:table-cell table:formula="of:=MID([.A183];6;2)*1" office:value-type="float" office:value="7" calcext:value-type="float">
            <text:p>7</text:p>
          </table:table-cell>
          <table:table-cell table:formula="of:=MID([.A183];9;2)*1" office:value-type="float" office:value="1" calcext:value-type="float">
            <text:p>1</text:p>
          </table:table-cell>
          <table:table-cell table:formula="of:=CHOOSE(WEEKDAY([.A18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18:16-33;Mzm. 103:1-2,3-4,8-9,10-11;Mat. 8:18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2</text:p>
          </table:table-cell>
          <table:table-cell table:style-name="ce1" table:number-columns-repeated="2"/>
          <table:table-cell table:formula="of:=MID([.A184];6;2)*1" office:value-type="float" office:value="7" calcext:value-type="float">
            <text:p>7</text:p>
          </table:table-cell>
          <table:table-cell table:formula="of:=MID([.A184];9;2)*1" office:value-type="float" office:value="2" calcext:value-type="float">
            <text:p>2</text:p>
          </table:table-cell>
          <table:table-cell table:formula="of:=CHOOSE(WEEKDAY([.A18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19:15-29;Mzm. 26:2-3,9-10,11-12;Mat. 8:23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3</text:p>
          </table:table-cell>
          <table:table-cell table:style-name="ce1" table:number-columns-repeated="2"/>
          <table:table-cell table:formula="of:=MID([.A185];6;2)*1" office:value-type="float" office:value="7" calcext:value-type="float">
            <text:p>7</text:p>
          </table:table-cell>
          <table:table-cell table:formula="of:=MID([.A185];9;2)*1" office:value-type="float" office:value="3" calcext:value-type="float">
            <text:p>3</text:p>
          </table:table-cell>
          <table:table-cell table:formula="of:=CHOOSE(WEEKDAY([.A18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Ef. 2:19-22;Mzm. 117:1,2;Yoh. 20:24-2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4</text:p>
          </table:table-cell>
          <table:table-cell table:style-name="ce1" table:number-columns-repeated="2"/>
          <table:table-cell table:formula="of:=MID([.A186];6;2)*1" office:value-type="float" office:value="7" calcext:value-type="float">
            <text:p>7</text:p>
          </table:table-cell>
          <table:table-cell table:formula="of:=MID([.A186];9;2)*1" office:value-type="float" office:value="4" calcext:value-type="float">
            <text:p>4</text:p>
          </table:table-cell>
          <table:table-cell table:formula="of:=CHOOSE(WEEKDAY([.A18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22:1-19;Mzm. 116:1-2,3-4,5-6,8-9;Mat. 9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05</text:p>
          </table:table-cell>
          <table:table-cell table:style-name="ce1" table:number-columns-repeated="2"/>
          <table:table-cell table:formula="of:=MID([.A187];6;2)*1" office:value-type="float" office:value="7" calcext:value-type="float">
            <text:p>7</text:p>
          </table:table-cell>
          <table:table-cell table:formula="of:=MID([.A187];9;2)*1" office:value-type="float" office:value="5" calcext:value-type="float">
            <text:p>5</text:p>
          </table:table-cell>
          <table:table-cell table:formula="of:=CHOOSE(WEEKDAY([.A18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23:1-4,19;24:1-8,62-67;Mzm. 106:1-2,3-4a,4b-5;Mat. 9:9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6</text:p>
          </table:table-cell>
          <table:table-cell table:style-name="ce1" table:number-columns-repeated="2"/>
          <table:table-cell table:formula="of:=MID([.A188];6;2)*1" office:value-type="float" office:value="7" calcext:value-type="float">
            <text:p>7</text:p>
          </table:table-cell>
          <table:table-cell table:formula="of:=MID([.A188];9;2)*1" office:value-type="float" office:value="6" calcext:value-type="float">
            <text:p>6</text:p>
          </table:table-cell>
          <table:table-cell table:formula="of:=CHOOSE(WEEKDAY([.A18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27:1-5,15-29;Mzm. 135:1-2,3-4,5-6;Mat. 9:14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07</text:p>
          </table:table-cell>
          <table:table-cell table:style-name="ce1" table:number-columns-repeated="2"/>
          <table:table-cell table:formula="of:=MID([.A189];6;2)*1" office:value-type="float" office:value="7" calcext:value-type="float">
            <text:p>7</text:p>
          </table:table-cell>
          <table:table-cell table:formula="of:=MID([.A189];9;2)*1" office:value-type="float" office:value="7" calcext:value-type="float">
            <text:p>7</text:p>
          </table:table-cell>
          <table:table-cell table:formula="of:=CHOOSE(WEEKDAY([.A18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6:10-14c;Mzm. 66:1-3a,4-5,6-7a,16,20;Gal. 6:14-18;Luk. 10:1-12,17-20 (Luk. 10:1-9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8</text:p>
          </table:table-cell>
          <table:table-cell table:style-name="ce1" table:number-columns-repeated="2"/>
          <table:table-cell table:formula="of:=MID([.A190];6;2)*1" office:value-type="float" office:value="7" calcext:value-type="float">
            <text:p>7</text:p>
          </table:table-cell>
          <table:table-cell table:formula="of:=MID([.A190];9;2)*1" office:value-type="float" office:value="8" calcext:value-type="float">
            <text:p>8</text:p>
          </table:table-cell>
          <table:table-cell table:formula="of:=CHOOSE(WEEKDAY([.A19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28:10-22a;Mzm. 91:1-2,3-4,14-15ab;Mat. 9:18-2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9</text:p>
          </table:table-cell>
          <table:table-cell table:style-name="ce1" table:number-columns-repeated="2"/>
          <table:table-cell table:formula="of:=MID([.A191];6;2)*1" office:value-type="float" office:value="7" calcext:value-type="float">
            <text:p>7</text:p>
          </table:table-cell>
          <table:table-cell table:formula="of:=MID([.A191];9;2)*1" office:value-type="float" office:value="9" calcext:value-type="float">
            <text:p>9</text:p>
          </table:table-cell>
          <table:table-cell table:formula="of:=CHOOSE(WEEKDAY([.A19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32:22-32;Mzm. 17:1,2-3,6-7,8b,15;Mat. 9:32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0</text:p>
          </table:table-cell>
          <table:table-cell table:style-name="ce1" table:number-columns-repeated="2"/>
          <table:table-cell table:formula="of:=MID([.A192];6;2)*1" office:value-type="float" office:value="7" calcext:value-type="float">
            <text:p>7</text:p>
          </table:table-cell>
          <table:table-cell table:formula="of:=MID([.A192];9;2)*1" office:value-type="float" office:value="10" calcext:value-type="float">
            <text:p>10</text:p>
          </table:table-cell>
          <table:table-cell table:formula="of:=CHOOSE(WEEKDAY([.A19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41:55-57; 42:5-7a,17-24a;Mzm. 33:2-3,10-11,18-19;Mat. 10:1-7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07-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193];6;2)*1" office:value-type="float" office:value="7" calcext:value-type="float">
            <text:p>7</text:p>
          </table:table-cell>
          <table:table-cell table:formula="of:=MID([.A193];9;2)*1" office:value-type="float" office:value="11" calcext:value-type="float">
            <text:p>11</text:p>
          </table:table-cell>
          <table:table-cell table:formula="of:=CHOOSE(WEEKDAY([.A19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44:18-21,23b-29; 45:1-5;Mzm. 105:16-17,18-19,20-21;Mat. 10:7-15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2</text:p>
          </table:table-cell>
          <table:table-cell table:style-name="ce1" table:number-columns-repeated="2"/>
          <table:table-cell table:formula="of:=MID([.A194];6;2)*1" office:value-type="float" office:value="7" calcext:value-type="float">
            <text:p>7</text:p>
          </table:table-cell>
          <table:table-cell table:formula="of:=MID([.A194];9;2)*1" office:value-type="float" office:value="12" calcext:value-type="float">
            <text:p>12</text:p>
          </table:table-cell>
          <table:table-cell table:formula="of:=CHOOSE(WEEKDAY([.A19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46:1-7,28-30;Mzm. 37:3-4,18-19,27-28,39-40;Mat. 10:16-2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3</text:p>
          </table:table-cell>
          <table:table-cell table:style-name="ce1" table:number-columns-repeated="2"/>
          <table:table-cell table:formula="of:=MID([.A195];6;2)*1" office:value-type="float" office:value="7" calcext:value-type="float">
            <text:p>7</text:p>
          </table:table-cell>
          <table:table-cell table:formula="of:=MID([.A195];9;2)*1" office:value-type="float" office:value="13" calcext:value-type="float">
            <text:p>13</text:p>
          </table:table-cell>
          <table:table-cell table:formula="of:=CHOOSE(WEEKDAY([.A19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49:29-32; 50:15-26a;Mzm. 105:1-2,3-4,6-7;Mat. 10:24-3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4</text:p>
          </table:table-cell>
          <table:table-cell table:style-name="ce1" table:number-columns-repeated="2"/>
          <table:table-cell table:formula="of:=MID([.A196];6;2)*1" office:value-type="float" office:value="7" calcext:value-type="float">
            <text:p>7</text:p>
          </table:table-cell>
          <table:table-cell table:formula="of:=MID([.A196];9;2)*1" office:value-type="float" office:value="14" calcext:value-type="float">
            <text:p>14</text:p>
          </table:table-cell>
          <table:table-cell table:formula="of:=CHOOSE(WEEKDAY([.A19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Ul. 30:10-14;Mzm. 69:14,17,30-31,33-34,36ab,37 atauMzm. 19:8,9,10,11;Kol. 1:15-20;Luk. 10:25-3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15</text:p>
          </table:table-cell>
          <table:table-cell table:style-name="ce1" table:number-columns-repeated="2"/>
          <table:table-cell table:formula="of:=MID([.A197];6;2)*1" office:value-type="float" office:value="7" calcext:value-type="float">
            <text:p>7</text:p>
          </table:table-cell>
          <table:table-cell table:formula="of:=MID([.A197];9;2)*1" office:value-type="float" office:value="15" calcext:value-type="float">
            <text:p>15</text:p>
          </table:table-cell>
          <table:table-cell table:formula="of:=CHOOSE(WEEKDAY([.A19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l. 1:8-14,22;Mzm. 124:1-3,4-6,7-8;Mat. 10:34-11:1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16</text:p>
          </table:table-cell>
          <table:table-cell table:style-name="ce1" table:number-columns-repeated="2"/>
          <table:table-cell table:formula="of:=MID([.A198];6;2)*1" office:value-type="float" office:value="7" calcext:value-type="float">
            <text:p>7</text:p>
          </table:table-cell>
          <table:table-cell table:formula="of:=MID([.A198];9;2)*1" office:value-type="float" office:value="16" calcext:value-type="float">
            <text:p>16</text:p>
          </table:table-cell>
          <table:table-cell table:formula="of:=CHOOSE(WEEKDAY([.A19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l. 2:1-15a;Mzm. 69:3,14,30-31,33-34;Mat. 11:20-2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17</text:p>
          </table:table-cell>
          <table:table-cell table:style-name="ce1" table:number-columns-repeated="2"/>
          <table:table-cell table:formula="of:=MID([.A199];6;2)*1" office:value-type="float" office:value="7" calcext:value-type="float">
            <text:p>7</text:p>
          </table:table-cell>
          <table:table-cell table:formula="of:=MID([.A199];9;2)*1" office:value-type="float" office:value="17" calcext:value-type="float">
            <text:p>17</text:p>
          </table:table-cell>
          <table:table-cell table:formula="of:=CHOOSE(WEEKDAY([.A19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3:1-6,9-12;Mzm. 103:1-2,3-4,6-7;Mat. 11:25-2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8</text:p>
          </table:table-cell>
          <table:table-cell table:style-name="ce1" table:number-columns-repeated="2"/>
          <table:table-cell table:formula="of:=MID([.A200];6;2)*1" office:value-type="float" office:value="7" calcext:value-type="float">
            <text:p>7</text:p>
          </table:table-cell>
          <table:table-cell table:formula="of:=MID([.A200];9;2)*1" office:value-type="float" office:value="18" calcext:value-type="float">
            <text:p>18</text:p>
          </table:table-cell>
          <table:table-cell table:formula="of:=CHOOSE(WEEKDAY([.A20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3:13-20;Mzm. 105:1,5,8-9,24-25,26-27;Mat. 11:28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9</text:p>
          </table:table-cell>
          <table:table-cell table:style-name="ce1" table:number-columns-repeated="2"/>
          <table:table-cell table:formula="of:=MID([.A201];6;2)*1" office:value-type="float" office:value="7" calcext:value-type="float">
            <text:p>7</text:p>
          </table:table-cell>
          <table:table-cell table:formula="of:=MID([.A201];9;2)*1" office:value-type="float" office:value="19" calcext:value-type="float">
            <text:p>19</text:p>
          </table:table-cell>
          <table:table-cell table:formula="of:=CHOOSE(WEEKDAY([.A20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l. 11:10-12:14;Mzm. 116:12-13,15-16bc,17-18;Mat. 12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0</text:p>
          </table:table-cell>
          <table:table-cell table:style-name="ce1" table:number-columns-repeated="2"/>
          <table:table-cell table:formula="of:=MID([.A202];6;2)*1" office:value-type="float" office:value="7" calcext:value-type="float">
            <text:p>7</text:p>
          </table:table-cell>
          <table:table-cell table:formula="of:=MID([.A202];9;2)*1" office:value-type="float" office:value="20" calcext:value-type="float">
            <text:p>20</text:p>
          </table:table-cell>
          <table:table-cell table:formula="of:=CHOOSE(WEEKDAY([.A20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l. 12:37-42;Mzm. 136:1,23-24,10-12,13-15;Mat. 12:14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1</text:p>
          </table:table-cell>
          <table:table-cell table:style-name="ce1" table:number-columns-repeated="2"/>
          <table:table-cell table:formula="of:=MID([.A203];6;2)*1" office:value-type="float" office:value="7" calcext:value-type="float">
            <text:p>7</text:p>
          </table:table-cell>
          <table:table-cell table:formula="of:=MID([.A203];9;2)*1" office:value-type="float" office:value="21" calcext:value-type="float">
            <text:p>21</text:p>
          </table:table-cell>
          <table:table-cell table:formula="of:=CHOOSE(WEEKDAY([.A20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8:1-10a;Mzm. 15:2-3ab,3cd-4ab,5;Kol. 1:24-28;Luk. 10:38-4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2</text:p>
          </table:table-cell>
          <table:table-cell table:style-name="ce1" table:number-columns-repeated="2"/>
          <table:table-cell table:formula="of:=MID([.A204];6;2)*1" office:value-type="float" office:value="7" calcext:value-type="float">
            <text:p>7</text:p>
          </table:table-cell>
          <table:table-cell table:formula="of:=MID([.A204];9;2)*1" office:value-type="float" office:value="22" calcext:value-type="float">
            <text:p>22</text:p>
          </table:table-cell>
          <table:table-cell table:formula="of:=CHOOSE(WEEKDAY([.A20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d. 3:1-4a atau2Kor. 5:14-17;Mzm. 63:2,3-4,5-6,8-9;Yoh. 20:1,11-1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23</text:p>
          </table:table-cell>
          <table:table-cell table:style-name="ce1" table:number-columns-repeated="2"/>
          <table:table-cell table:formula="of:=MID([.A205];6;2)*1" office:value-type="float" office:value="7" calcext:value-type="float">
            <text:p>7</text:p>
          </table:table-cell>
          <table:table-cell table:formula="of:=MID([.A205];9;2)*1" office:value-type="float" office:value="23" calcext:value-type="float">
            <text:p>23</text:p>
          </table:table-cell>
          <table:table-cell table:formula="of:=CHOOSE(WEEKDAY([.A20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l. 14:21-15:1; MTKel. 15:8-9,10,12,17;Mat. 12:46-5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4</text:p>
          </table:table-cell>
          <table:table-cell table:style-name="ce1" table:number-columns-repeated="2"/>
          <table:table-cell table:formula="of:=MID([.A206];6;2)*1" office:value-type="float" office:value="7" calcext:value-type="float">
            <text:p>7</text:p>
          </table:table-cell>
          <table:table-cell table:formula="of:=MID([.A206];9;2)*1" office:value-type="float" office:value="24" calcext:value-type="float">
            <text:p>24</text:p>
          </table:table-cell>
          <table:table-cell table:formula="of:=CHOOSE(WEEKDAY([.A20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16:1-5,9-15;Mzm. 78:18-19,23-24,25-26,27-28;Mat. 13:1-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7-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207];6;2)*1" office:value-type="float" office:value="7" calcext:value-type="float">
            <text:p>7</text:p>
          </table:table-cell>
          <table:table-cell table:formula="of:=MID([.A207];9;2)*1" office:value-type="float" office:value="25" calcext:value-type="float">
            <text:p>25</text:p>
          </table:table-cell>
          <table:table-cell table:formula="of:=CHOOSE(WEEKDAY([.A20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4:7-15;Mzm. 126:1-2ab,2cd-3,4-5,6;Mat. 20:20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26</text:p>
          </table:table-cell>
          <table:table-cell table:style-name="ce1" table:number-columns-repeated="2"/>
          <table:table-cell table:formula="of:=MID([.A208];6;2)*1" office:value-type="float" office:value="7" calcext:value-type="float">
            <text:p>7</text:p>
          </table:table-cell>
          <table:table-cell table:formula="of:=MID([.A208];9;2)*1" office:value-type="float" office:value="26" calcext:value-type="float">
            <text:p>26</text:p>
          </table:table-cell>
          <table:table-cell table:formula="of:=CHOOSE(WEEKDAY([.A20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Sir. 44:1,10-15;Mzm. 132:11,13-14,17-18;Mat. 13:16-1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27</text:p>
          </table:table-cell>
          <table:table-cell table:style-name="ce1" table:number-columns-repeated="2"/>
          <table:table-cell table:formula="of:=MID([.A209];6;2)*1" office:value-type="float" office:value="7" calcext:value-type="float">
            <text:p>7</text:p>
          </table:table-cell>
          <table:table-cell table:formula="of:=MID([.A209];9;2)*1" office:value-type="float" office:value="27" calcext:value-type="float">
            <text:p>27</text:p>
          </table:table-cell>
          <table:table-cell table:formula="of:=CHOOSE(WEEKDAY([.A20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l. 24:3-8;Mzm. 50:1-2,5-6,14-15;Mat. 13:24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8</text:p>
          </table:table-cell>
          <table:table-cell table:style-name="ce1" table:number-columns-repeated="2"/>
          <table:table-cell table:formula="of:=MID([.A210];6;2)*1" office:value-type="float" office:value="7" calcext:value-type="float">
            <text:p>7</text:p>
          </table:table-cell>
          <table:table-cell table:formula="of:=MID([.A210];9;2)*1" office:value-type="float" office:value="28" calcext:value-type="float">
            <text:p>28</text:p>
          </table:table-cell>
          <table:table-cell table:formula="of:=CHOOSE(WEEKDAY([.A21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8:20-33;Mzm. 138:1-2a,2bc-3,6-7ab,7c-8;Kol. 2:12-14;Luk. 11:1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9</text:p>
          </table:table-cell>
          <table:table-cell table:style-name="ce1" table:number-columns-repeated="2"/>
          <table:table-cell table:formula="of:=MID([.A211];6;2)*1" office:value-type="float" office:value="7" calcext:value-type="float">
            <text:p>7</text:p>
          </table:table-cell>
          <table:table-cell table:formula="of:=MID([.A211];9;2)*1" office:value-type="float" office:value="29" calcext:value-type="float">
            <text:p>29</text:p>
          </table:table-cell>
          <table:table-cell table:formula="of:=CHOOSE(WEEKDAY([.A21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l. 32:15-24,30-34;Mzm. 106:19-20,21-22,23;Mat. 13:31-35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30</text:p>
          </table:table-cell>
          <table:table-cell table:style-name="ce1" table:number-columns-repeated="2"/>
          <table:table-cell table:formula="of:=MID([.A212];6;2)*1" office:value-type="float" office:value="7" calcext:value-type="float">
            <text:p>7</text:p>
          </table:table-cell>
          <table:table-cell table:formula="of:=MID([.A212];9;2)*1" office:value-type="float" office:value="30" calcext:value-type="float">
            <text:p>30</text:p>
          </table:table-cell>
          <table:table-cell table:formula="of:=CHOOSE(WEEKDAY([.A21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l. 33:7-11; 34:5b-9,28;Mzm. 103:6-7,8-9,10-11,12-13;Mat. 13:36-4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31</text:p>
          </table:table-cell>
          <table:table-cell table:style-name="ce1" table:number-columns-repeated="2"/>
          <table:table-cell table:formula="of:=MID([.A213];6;2)*1" office:value-type="float" office:value="7" calcext:value-type="float">
            <text:p>7</text:p>
          </table:table-cell>
          <table:table-cell table:formula="of:=MID([.A213];9;2)*1" office:value-type="float" office:value="31" calcext:value-type="float">
            <text:p>31</text:p>
          </table:table-cell>
          <table:table-cell table:formula="of:=CHOOSE(WEEKDAY([.A21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34:29-35;Mzm. 99:5,6,7,9;Mat. 13:44-46; atauLuk. 14:25-3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1</text:p>
          </table:table-cell>
          <table:table-cell table:style-name="ce1" table:number-columns-repeated="2"/>
          <table:table-cell table:formula="of:=MID([.A214];6;2)*1" office:value-type="float" office:value="8" calcext:value-type="float">
            <text:p>8</text:p>
          </table:table-cell>
          <table:table-cell table:formula="of:=MID([.A214];9;2)*1" office:value-type="float" office:value="1" calcext:value-type="float">
            <text:p>1</text:p>
          </table:table-cell>
          <table:table-cell table:formula="of:=CHOOSE(WEEKDAY([.A21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40:16-21,34-38;Mzm. 84:3,4,5-6a,8a,11;Mat. 13:47-5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2</text:p>
          </table:table-cell>
          <table:table-cell table:style-name="ce1" table:number-columns-repeated="2"/>
          <table:table-cell table:formula="of:=MID([.A215];6;2)*1" office:value-type="float" office:value="8" calcext:value-type="float">
            <text:p>8</text:p>
          </table:table-cell>
          <table:table-cell table:formula="of:=MID([.A215];9;2)*1" office:value-type="float" office:value="2" calcext:value-type="float">
            <text:p>2</text:p>
          </table:table-cell>
          <table:table-cell table:formula="of:=CHOOSE(WEEKDAY([.A21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m. 23:1,4-11,15-16,27,34b-37;Mzm. 81:3-4,5-6ab,10-11ab;Mat. 13:54-5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03</text:p>
          </table:table-cell>
          <table:table-cell table:style-name="ce1" table:number-columns-repeated="2"/>
          <table:table-cell table:formula="of:=MID([.A216];6;2)*1" office:value-type="float" office:value="8" calcext:value-type="float">
            <text:p>8</text:p>
          </table:table-cell>
          <table:table-cell table:formula="of:=MID([.A216];9;2)*1" office:value-type="float" office:value="3" calcext:value-type="float">
            <text:p>3</text:p>
          </table:table-cell>
          <table:table-cell table:formula="of:=CHOOSE(WEEKDAY([.A21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m. 25:1,8-17;Mzm. 67:2-3,5,7-8;Mat. 14:1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4</text:p>
          </table:table-cell>
          <table:table-cell table:style-name="ce1" table:number-columns-repeated="2"/>
          <table:table-cell table:formula="of:=MID([.A217];6;2)*1" office:value-type="float" office:value="8" calcext:value-type="float">
            <text:p>8</text:p>
          </table:table-cell>
          <table:table-cell table:formula="of:=MID([.A217];9;2)*1" office:value-type="float" office:value="4" calcext:value-type="float">
            <text:p>4</text:p>
          </table:table-cell>
          <table:table-cell table:formula="of:=CHOOSE(WEEKDAY([.A21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Pkh. 1:2; 2:21-23;Mzm. 90:3-4,5-6,12-13,14,17;Kol. 3:1-5.9-11;Luk. 12:13-2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05</text:p>
          </table:table-cell>
          <table:table-cell table:style-name="ce1" table:number-columns-repeated="2"/>
          <table:table-cell table:formula="of:=MID([.A218];6;2)*1" office:value-type="float" office:value="8" calcext:value-type="float">
            <text:p>8</text:p>
          </table:table-cell>
          <table:table-cell table:formula="of:=MID([.A218];9;2)*1" office:value-type="float" office:value="5" calcext:value-type="float">
            <text:p>5</text:p>
          </table:table-cell>
          <table:table-cell table:formula="of:=CHOOSE(WEEKDAY([.A21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Bil. 11:4b-15;Mzm. 81:12-13,14-15,16-17;Mat. 14:13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6</text:p>
          </table:table-cell>
          <table:table-cell table:style-name="ce1" table:number-columns-repeated="2"/>
          <table:table-cell table:formula="of:=MID([.A219];6;2)*1" office:value-type="float" office:value="8" calcext:value-type="float">
            <text:p>8</text:p>
          </table:table-cell>
          <table:table-cell table:formula="of:=MID([.A219];9;2)*1" office:value-type="float" office:value="6" calcext:value-type="float">
            <text:p>6</text:p>
          </table:table-cell>
          <table:table-cell table:formula="of:=CHOOSE(WEEKDAY([.A21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Dan. 7:9-10,13-14,Mzm. 97:1-2,5-6,9;2Ptr. 1:16-19;Luk. 9:28-3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7</text:p>
          </table:table-cell>
          <table:table-cell table:style-name="ce1" table:number-columns-repeated="2"/>
          <table:table-cell table:formula="of:=MID([.A220];6;2)*1" office:value-type="float" office:value="8" calcext:value-type="float">
            <text:p>8</text:p>
          </table:table-cell>
          <table:table-cell table:formula="of:=MID([.A220];9;2)*1" office:value-type="float" office:value="7" calcext:value-type="float">
            <text:p>7</text:p>
          </table:table-cell>
          <table:table-cell table:formula="of:=CHOOSE(WEEKDAY([.A22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Bil. 13:1-2a,25 - 14:1,26-29,34-35;Mzm. 106:6-7a,13-14,21-22,23;Mat. 15:21-2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8-0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221];6;2)*1" office:value-type="float" office:value="8" calcext:value-type="float">
            <text:p>8</text:p>
          </table:table-cell>
          <table:table-cell table:formula="of:=MID([.A221];9;2)*1" office:value-type="float" office:value="8" calcext:value-type="float">
            <text:p>8</text:p>
          </table:table-cell>
          <table:table-cell table:formula="of:=CHOOSE(WEEKDAY([.A22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Bil. 20:1-13;Mzm. 95:1-2,6-7,8-9;Mat. 16:13-23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09</text:p>
          </table:table-cell>
          <table:table-cell table:style-name="ce1" table:number-columns-repeated="2"/>
          <table:table-cell table:formula="of:=MID([.A222];6;2)*1" office:value-type="float" office:value="8" calcext:value-type="float">
            <text:p>8</text:p>
          </table:table-cell>
          <table:table-cell table:formula="of:=MID([.A222];9;2)*1" office:value-type="float" office:value="9" calcext:value-type="float">
            <text:p>9</text:p>
          </table:table-cell>
          <table:table-cell table:formula="of:=CHOOSE(WEEKDAY([.A22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Ul. 4:32-40;Mzm. 77:12-13,14-15,16,21;Mat. 16:24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0</text:p>
          </table:table-cell>
          <table:table-cell table:style-name="ce1" table:number-columns-repeated="2"/>
          <table:table-cell table:formula="of:=MID([.A223];6;2)*1" office:value-type="float" office:value="8" calcext:value-type="float">
            <text:p>8</text:p>
          </table:table-cell>
          <table:table-cell table:formula="of:=MID([.A223];9;2)*1" office:value-type="float" office:value="10" calcext:value-type="float">
            <text:p>10</text:p>
          </table:table-cell>
          <table:table-cell table:formula="of:=CHOOSE(WEEKDAY([.A22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Kor. 9:6-10;Mzm. 112:1-2,5-6,7-8,9;Yoh. 12:24-26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1</text:p>
          </table:table-cell>
          <table:table-cell table:style-name="ce1" table:number-columns-repeated="2"/>
          <table:table-cell table:formula="of:=MID([.A224];6;2)*1" office:value-type="float" office:value="8" calcext:value-type="float">
            <text:p>8</text:p>
          </table:table-cell>
          <table:table-cell table:formula="of:=MID([.A224];9;2)*1" office:value-type="float" office:value="11" calcext:value-type="float">
            <text:p>11</text:p>
          </table:table-cell>
          <table:table-cell table:formula="of:=CHOOSE(WEEKDAY([.A22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b. 18:6-9;Mzm. 33:1,12,18-19,20,22;Ibr. 11:1-2,8-19 (Ibr. 11:1-2,8-12);Luk. 12:32-48 (Luk. 12:35-40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2</text:p>
          </table:table-cell>
          <table:table-cell table:style-name="ce1" table:number-columns-repeated="2"/>
          <table:table-cell table:formula="of:=MID([.A225];6;2)*1" office:value-type="float" office:value="8" calcext:value-type="float">
            <text:p>8</text:p>
          </table:table-cell>
          <table:table-cell table:formula="of:=MID([.A225];9;2)*1" office:value-type="float" office:value="12" calcext:value-type="float">
            <text:p>12</text:p>
          </table:table-cell>
          <table:table-cell table:formula="of:=CHOOSE(WEEKDAY([.A22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Ul. 10:12-22;Mzm. 147:12-13,14-15,19-20;Mat. 17:22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3</text:p>
          </table:table-cell>
          <table:table-cell table:style-name="ce1" table:number-columns-repeated="2"/>
          <table:table-cell table:formula="of:=MID([.A226];6;2)*1" office:value-type="float" office:value="8" calcext:value-type="float">
            <text:p>8</text:p>
          </table:table-cell>
          <table:table-cell table:formula="of:=MID([.A226];9;2)*1" office:value-type="float" office:value="13" calcext:value-type="float">
            <text:p>13</text:p>
          </table:table-cell>
          <table:table-cell table:formula="of:=CHOOSE(WEEKDAY([.A22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Ul. 31:1-8; MTUl. 32:3-4a,7,8,9,12;Mat. 18:1-5,10,12-1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4</text:p>
          </table:table-cell>
          <table:table-cell table:style-name="ce1" table:number-columns-repeated="2"/>
          <table:table-cell table:formula="of:=MID([.A227];6;2)*1" office:value-type="float" office:value="8" calcext:value-type="float">
            <text:p>8</text:p>
          </table:table-cell>
          <table:table-cell table:formula="of:=MID([.A227];9;2)*1" office:value-type="float" office:value="14" calcext:value-type="float">
            <text:p>14</text:p>
          </table:table-cell>
          <table:table-cell table:formula="of:=CHOOSE(WEEKDAY([.A22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Ul. 34:1-12;Mzm. 66:1-3a,5,8,16-17;Mat. 18:15-20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5</text:p>
          </table:table-cell>
          <table:table-cell table:style-name="ce1" table:number-columns-repeated="2"/>
          <table:table-cell table:formula="of:=MID([.A228];6;2)*1" office:value-type="float" office:value="8" calcext:value-type="float">
            <text:p>8</text:p>
          </table:table-cell>
          <table:table-cell table:formula="of:=MID([.A228];9;2)*1" office:value-type="float" office:value="15" calcext:value-type="float">
            <text:p>15</text:p>
          </table:table-cell>
          <table:table-cell table:formula="of:=CHOOSE(WEEKDAY([.A22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os. 3:7-10a,11,13-17;Mzm. 114:1-2,3-4,5-6;Mat. 18:21-19: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6</text:p>
          </table:table-cell>
          <table:table-cell table:style-name="ce1" table:number-columns-repeated="2"/>
          <table:table-cell table:formula="of:=MID([.A229];6;2)*1" office:value-type="float" office:value="8" calcext:value-type="float">
            <text:p>8</text:p>
          </table:table-cell>
          <table:table-cell table:formula="of:=MID([.A229];9;2)*1" office:value-type="float" office:value="16" calcext:value-type="float">
            <text:p>16</text:p>
          </table:table-cell>
          <table:table-cell table:formula="of:=CHOOSE(WEEKDAY([.A22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os. 24:1-13;Mzm. 136:1-3,16-18,21-22,24;Mat. 19:3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7</text:p>
          </table:table-cell>
          <table:table-cell table:style-name="ce1" table:number-columns-repeated="2"/>
          <table:table-cell table:formula="of:=MID([.A230];6;2)*1" office:value-type="float" office:value="8" calcext:value-type="float">
            <text:p>8</text:p>
          </table:table-cell>
          <table:table-cell table:formula="of:=MID([.A230];9;2)*1" office:value-type="float" office:value="17" calcext:value-type="float">
            <text:p>17</text:p>
          </table:table-cell>
          <table:table-cell table:formula="of:=CHOOSE(WEEKDAY([.A23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Sir. 10:1-8;Mzm. 101:1a,2ac, 3a,6-7;1Ptr. 2:13-17;Mat. 22:15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8</text:p>
          </table:table-cell>
          <table:table-cell table:style-name="ce1" table:number-columns-repeated="2"/>
          <table:table-cell table:formula="of:=MID([.A231];6;2)*1" office:value-type="float" office:value="8" calcext:value-type="float">
            <text:p>8</text:p>
          </table:table-cell>
          <table:table-cell table:formula="of:=MID([.A231];9;2)*1" office:value-type="float" office:value="18" calcext:value-type="float">
            <text:p>18</text:p>
          </table:table-cell>
          <table:table-cell table:formula="of:=CHOOSE(WEEKDAY([.A23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Why. 11:19a; 12:1,3-6a,10ab;Mzm. 45:10bc,11,12ab;1Kor. 15:20-26;Luk. 1:39-5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9</text:p>
          </table:table-cell>
          <table:table-cell table:style-name="ce1" table:number-columns-repeated="2"/>
          <table:table-cell table:formula="of:=MID([.A232];6;2)*1" office:value-type="float" office:value="8" calcext:value-type="float">
            <text:p>8</text:p>
          </table:table-cell>
          <table:table-cell table:formula="of:=MID([.A232];9;2)*1" office:value-type="float" office:value="19" calcext:value-type="float">
            <text:p>19</text:p>
          </table:table-cell>
          <table:table-cell table:formula="of:=CHOOSE(WEEKDAY([.A23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Hak. 2:11-19;Mzm. 106:34-35,36-37,39-40,43ab,44;Mat. 19:16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20</text:p>
          </table:table-cell>
          <table:table-cell table:style-name="ce1" table:number-columns-repeated="2"/>
          <table:table-cell table:formula="of:=MID([.A233];6;2)*1" office:value-type="float" office:value="8" calcext:value-type="float">
            <text:p>8</text:p>
          </table:table-cell>
          <table:table-cell table:formula="of:=MID([.A233];9;2)*1" office:value-type="float" office:value="20" calcext:value-type="float">
            <text:p>20</text:p>
          </table:table-cell>
          <table:table-cell table:formula="of:=CHOOSE(WEEKDAY([.A23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Hak. 6:11-24a;Mzm. 85:9,11-12,13-14;Mat. 19:23-3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21</text:p>
          </table:table-cell>
          <table:table-cell table:style-name="ce1" table:number-columns-repeated="2"/>
          <table:table-cell table:formula="of:=MID([.A234];6;2)*1" office:value-type="float" office:value="8" calcext:value-type="float">
            <text:p>8</text:p>
          </table:table-cell>
          <table:table-cell table:formula="of:=MID([.A234];9;2)*1" office:value-type="float" office:value="21" calcext:value-type="float">
            <text:p>21</text:p>
          </table:table-cell>
          <table:table-cell table:formula="of:=CHOOSE(WEEKDAY([.A23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Hak. 9:6-15;Mzm. 21:2-3,4-5,6-7;Mat. 20:1-16a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8-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235];6;2)*1" office:value-type="float" office:value="8" calcext:value-type="float">
            <text:p>8</text:p>
          </table:table-cell>
          <table:table-cell table:formula="of:=MID([.A235];9;2)*1" office:value-type="float" office:value="22" calcext:value-type="float">
            <text:p>22</text:p>
          </table:table-cell>
          <table:table-cell table:formula="of:=CHOOSE(WEEKDAY([.A23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zm. 40:5,7-8a,8b-9,10;Mat. 22:1-14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3</text:p>
          </table:table-cell>
          <table:table-cell table:style-name="ce1" table:number-columns-repeated="2"/>
          <table:table-cell table:formula="of:=MID([.A236];6;2)*1" office:value-type="float" office:value="8" calcext:value-type="float">
            <text:p>8</text:p>
          </table:table-cell>
          <table:table-cell table:formula="of:=MID([.A236];9;2)*1" office:value-type="float" office:value="23" calcext:value-type="float">
            <text:p>23</text:p>
          </table:table-cell>
          <table:table-cell table:formula="of:=CHOOSE(WEEKDAY([.A23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ut. 1:1,3-6,14b-16,22;Mzm. 146:5-6,7,8-9a,9bc-10;Mat. 22:34-4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4</text:p>
          </table:table-cell>
          <table:table-cell table:style-name="ce1" table:number-columns-repeated="2"/>
          <table:table-cell table:formula="of:=MID([.A237];6;2)*1" office:value-type="float" office:value="8" calcext:value-type="float">
            <text:p>8</text:p>
          </table:table-cell>
          <table:table-cell table:formula="of:=MID([.A237];9;2)*1" office:value-type="float" office:value="24" calcext:value-type="float">
            <text:p>24</text:p>
          </table:table-cell>
          <table:table-cell table:formula="of:=CHOOSE(WEEKDAY([.A23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Why. 21:9b-14;Mzm. 145:10-11,12-13ab,17-18;Yoh. 1:45-5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5</text:p>
          </table:table-cell>
          <table:table-cell table:style-name="ce1" table:number-columns-repeated="2"/>
          <table:table-cell table:formula="of:=MID([.A238];6;2)*1" office:value-type="float" office:value="8" calcext:value-type="float">
            <text:p>8</text:p>
          </table:table-cell>
          <table:table-cell table:formula="of:=MID([.A238];9;2)*1" office:value-type="float" office:value="25" calcext:value-type="float">
            <text:p>25</text:p>
          </table:table-cell>
          <table:table-cell table:formula="of:=CHOOSE(WEEKDAY([.A23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6:18-21;Mzm. 117:1,2,;Ibr. 12:5-7,11-13;Luk. 13:22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6</text:p>
          </table:table-cell>
          <table:table-cell table:style-name="ce1" table:number-columns-repeated="2"/>
          <table:table-cell table:formula="of:=MID([.A239];6;2)*1" office:value-type="float" office:value="8" calcext:value-type="float">
            <text:p>8</text:p>
          </table:table-cell>
          <table:table-cell table:formula="of:=MID([.A239];9;2)*1" office:value-type="float" office:value="26" calcext:value-type="float">
            <text:p>26</text:p>
          </table:table-cell>
          <table:table-cell table:formula="of:=CHOOSE(WEEKDAY([.A23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Tes. 1:2b-5,8b-10;Mzm. 149:1-2,3-4,5-6a,9b;Mat. 23:13-22.</text:p>
          </table:table-cell>
          <table:table-cell table:number-columns-repeated="2"/>
        </table:table-row>
        <table:table-row table:style-name="ro5" table:visibility="filter">
          <table:table-cell table:style-name="ce1" office:value-type="string" calcext:value-type="string">
            <text:p>2019-08-27</text:p>
          </table:table-cell>
          <table:table-cell table:style-name="ce1" table:number-columns-repeated="2"/>
          <table:table-cell table:formula="of:=MID([.A240];6;2)*1" office:value-type="float" office:value="8" calcext:value-type="float">
            <text:p>8</text:p>
          </table:table-cell>
          <table:table-cell table:formula="of:=MID([.A240];9;2)*1" office:value-type="float" office:value="27" calcext:value-type="float">
            <text:p>27</text:p>
          </table:table-cell>
          <table:table-cell table:formula="of:=CHOOSE(WEEKDAY([.A24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Tes. 2:1-8;Mzm. 139:1-3,4-6;Mat. 23:23-26; Injil KhususLuk. 7:11-17 (Sir. 26:1-4,16-21;Mzm. 131:1,2,3;Luk. 7:11-17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28</text:p>
          </table:table-cell>
          <table:table-cell table:style-name="ce1" table:number-columns-repeated="2"/>
          <table:table-cell table:formula="of:=MID([.A241];6;2)*1" office:value-type="float" office:value="8" calcext:value-type="float">
            <text:p>8</text:p>
          </table:table-cell>
          <table:table-cell table:formula="of:=MID([.A241];9;2)*1" office:value-type="float" office:value="28" calcext:value-type="float">
            <text:p>28</text:p>
          </table:table-cell>
          <table:table-cell table:formula="of:=CHOOSE(WEEKDAY([.A24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Tes. 2:9-13;Mzm. 139:7-8,9-10,11-12ab;Mat. 23:27-32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9</text:p>
          </table:table-cell>
          <table:table-cell table:style-name="ce1" table:number-columns-repeated="2"/>
          <table:table-cell table:formula="of:=MID([.A242];6;2)*1" office:value-type="float" office:value="8" calcext:value-type="float">
            <text:p>8</text:p>
          </table:table-cell>
          <table:table-cell table:formula="of:=MID([.A242];9;2)*1" office:value-type="float" office:value="29" calcext:value-type="float">
            <text:p>29</text:p>
          </table:table-cell>
          <table:table-cell table:formula="of:=CHOOSE(WEEKDAY([.A24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. 1:17-19;Mzm. 71:1-2,3-4a,5-6ab,15ab,17;Mrk. 6:17-2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30</text:p>
          </table:table-cell>
          <table:table-cell table:style-name="ce1" table:number-columns-repeated="2"/>
          <table:table-cell table:formula="of:=MID([.A243];6;2)*1" office:value-type="float" office:value="8" calcext:value-type="float">
            <text:p>8</text:p>
          </table:table-cell>
          <table:table-cell table:formula="of:=MID([.A243];9;2)*1" office:value-type="float" office:value="30" calcext:value-type="float">
            <text:p>30</text:p>
          </table:table-cell>
          <table:table-cell table:formula="of:=CHOOSE(WEEKDAY([.A24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Tes. 4:1-8;Mzm. 97:1-2b,5-6,10,11-12 ;Mat. 25:1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31</text:p>
          </table:table-cell>
          <table:table-cell table:style-name="ce1" table:number-columns-repeated="2"/>
          <table:table-cell table:formula="of:=MID([.A244];6;2)*1" office:value-type="float" office:value="8" calcext:value-type="float">
            <text:p>8</text:p>
          </table:table-cell>
          <table:table-cell table:formula="of:=MID([.A244];9;2)*1" office:value-type="float" office:value="31" calcext:value-type="float">
            <text:p>31</text:p>
          </table:table-cell>
          <table:table-cell table:formula="of:=CHOOSE(WEEKDAY([.A24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Tes. 4:9-11;Mzm. 98:1,7-8,9;Mat. 25:14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01</text:p>
          </table:table-cell>
          <table:table-cell table:style-name="ce1" table:number-columns-repeated="2"/>
          <table:table-cell table:formula="of:=MID([.A245];6;2)*1" office:value-type="float" office:value="9" calcext:value-type="float">
            <text:p>9</text:p>
          </table:table-cell>
          <table:table-cell table:formula="of:=MID([.A245];9;2)*1" office:value-type="float" office:value="1" calcext:value-type="float">
            <text:p>1</text:p>
          </table:table-cell>
          <table:table-cell table:formula="of:=CHOOSE(WEEKDAY([.A24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:17-18,20,28-29;Mzm. 68:4-5ac,6-7ab,10-11;Ibr. 12:18-19,22-24a;Luk. 14:1,7-1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2</text:p>
          </table:table-cell>
          <table:table-cell table:style-name="ce1" table:number-columns-repeated="2"/>
          <table:table-cell table:formula="of:=MID([.A246];6;2)*1" office:value-type="float" office:value="9" calcext:value-type="float">
            <text:p>9</text:p>
          </table:table-cell>
          <table:table-cell table:formula="of:=MID([.A246];9;2)*1" office:value-type="float" office:value="2" calcext:value-type="float">
            <text:p>2</text:p>
          </table:table-cell>
          <table:table-cell table:formula="of:=CHOOSE(WEEKDAY([.A24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Tes. 4:13-17a;Mzm. 96:1,3,4-5,11-12,13;Luk. 4:16-3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3</text:p>
          </table:table-cell>
          <table:table-cell table:style-name="ce1" table:number-columns-repeated="2"/>
          <table:table-cell table:formula="of:=MID([.A247];6;2)*1" office:value-type="float" office:value="9" calcext:value-type="float">
            <text:p>9</text:p>
          </table:table-cell>
          <table:table-cell table:formula="of:=MID([.A247];9;2)*1" office:value-type="float" office:value="3" calcext:value-type="float">
            <text:p>3</text:p>
          </table:table-cell>
          <table:table-cell table:formula="of:=CHOOSE(WEEKDAY([.A24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Tes. 5:1-6,9-11;Mzm. 27:1,4,13-14;Luk. 4:31-37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4</text:p>
          </table:table-cell>
          <table:table-cell table:style-name="ce1" table:number-columns-repeated="2"/>
          <table:table-cell table:formula="of:=MID([.A248];6;2)*1" office:value-type="float" office:value="9" calcext:value-type="float">
            <text:p>9</text:p>
          </table:table-cell>
          <table:table-cell table:formula="of:=MID([.A248];9;2)*1" office:value-type="float" office:value="4" calcext:value-type="float">
            <text:p>4</text:p>
          </table:table-cell>
          <table:table-cell table:formula="of:=CHOOSE(WEEKDAY([.A24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ol. 1:1-8;Mzm. 52:10,11;Luk. 4:38-44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</text:p>
          </table:table-cell>
          <table:table-cell table:formula="of:=MID([.A249];6;2)*1" office:value-type="float" office:value="9" calcext:value-type="float">
            <text:p>9</text:p>
          </table:table-cell>
          <table:table-cell table:formula="of:=MID([.A249];9;2)*1" office:value-type="float" office:value="5" calcext:value-type="float">
            <text:p>5</text:p>
          </table:table-cell>
          <table:table-cell table:formula="of:=CHOOSE(WEEKDAY([.A24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ol. 1:9-14;Mzm. 98:2-3ab,3cd-4,5-6;Luk. 5:1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6</text:p>
          </table:table-cell>
          <table:table-cell table:style-name="ce1" table:number-columns-repeated="2"/>
          <table:table-cell table:formula="of:=MID([.A250];6;2)*1" office:value-type="float" office:value="9" calcext:value-type="float">
            <text:p>9</text:p>
          </table:table-cell>
          <table:table-cell table:formula="of:=MID([.A250];9;2)*1" office:value-type="float" office:value="6" calcext:value-type="float">
            <text:p>6</text:p>
          </table:table-cell>
          <table:table-cell table:formula="of:=CHOOSE(WEEKDAY([.A25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ol. 1:15-20;Mzm. 100:2,3,4,5;Luk. 5:33-3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7</text:p>
          </table:table-cell>
          <table:table-cell table:style-name="ce1" table:number-columns-repeated="2"/>
          <table:table-cell table:formula="of:=MID([.A251];6;2)*1" office:value-type="float" office:value="9" calcext:value-type="float">
            <text:p>9</text:p>
          </table:table-cell>
          <table:table-cell table:formula="of:=MID([.A251];9;2)*1" office:value-type="float" office:value="7" calcext:value-type="float">
            <text:p>7</text:p>
          </table:table-cell>
          <table:table-cell table:formula="of:=CHOOSE(WEEKDAY([.A25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ol. 1:21-23;Mzm. 54:3-4,6,8;Luk. 6:1-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08</text:p>
          </table:table-cell>
          <table:table-cell table:style-name="ce1" table:number-columns-repeated="2"/>
          <table:table-cell table:formula="of:=MID([.A252];6;2)*1" office:value-type="float" office:value="9" calcext:value-type="float">
            <text:p>9</text:p>
          </table:table-cell>
          <table:table-cell table:formula="of:=MID([.A252];9;2)*1" office:value-type="float" office:value="8" calcext:value-type="float">
            <text:p>8</text:p>
          </table:table-cell>
          <table:table-cell table:formula="of:=CHOOSE(WEEKDAY([.A25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b. 9:13-18;Mzm. 90:3-4,5-6,12-13,14,17;Flm. 9b-10,12-17;Luk. 14:25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9</text:p>
          </table:table-cell>
          <table:table-cell table:style-name="ce1" table:number-columns-repeated="2"/>
          <table:table-cell table:formula="of:=MID([.A253];6;2)*1" office:value-type="float" office:value="9" calcext:value-type="float">
            <text:p>9</text:p>
          </table:table-cell>
          <table:table-cell table:formula="of:=MID([.A253];9;2)*1" office:value-type="float" office:value="9" calcext:value-type="float">
            <text:p>9</text:p>
          </table:table-cell>
          <table:table-cell table:formula="of:=CHOOSE(WEEKDAY([.A25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ol. 1:24 - 2:3;Mzm. 62:6-7,9;Luk. 6:6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0</text:p>
          </table:table-cell>
          <table:table-cell table:style-name="ce1" table:number-columns-repeated="2"/>
          <table:table-cell table:formula="of:=MID([.A254];6;2)*1" office:value-type="float" office:value="9" calcext:value-type="float">
            <text:p>9</text:p>
          </table:table-cell>
          <table:table-cell table:formula="of:=MID([.A254];9;2)*1" office:value-type="float" office:value="10" calcext:value-type="float">
            <text:p>10</text:p>
          </table:table-cell>
          <table:table-cell table:formula="of:=CHOOSE(WEEKDAY([.A25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ol. 2:6-15;Mzm. 145:1-2,8-9,10-11;Luk. 6:12-1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1</text:p>
          </table:table-cell>
          <table:table-cell table:style-name="ce1" table:number-columns-repeated="2"/>
          <table:table-cell table:formula="of:=MID([.A255];6;2)*1" office:value-type="float" office:value="9" calcext:value-type="float">
            <text:p>9</text:p>
          </table:table-cell>
          <table:table-cell table:formula="of:=MID([.A255];9;2)*1" office:value-type="float" office:value="11" calcext:value-type="float">
            <text:p>11</text:p>
          </table:table-cell>
          <table:table-cell table:formula="of:=CHOOSE(WEEKDAY([.A25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ol. 3:1-11;Mzm. 145:2-3,10-11,12-13ab;Luk. 6:20-26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I</text:p>
          </table:table-cell>
          <table:table-cell table:formula="of:=MID([.A256];6;2)*1" office:value-type="float" office:value="9" calcext:value-type="float">
            <text:p>9</text:p>
          </table:table-cell>
          <table:table-cell table:formula="of:=MID([.A256];9;2)*1" office:value-type="float" office:value="12" calcext:value-type="float">
            <text:p>12</text:p>
          </table:table-cell>
          <table:table-cell table:formula="of:=CHOOSE(WEEKDAY([.A25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24:17-22; MT.Luk. 1:46-48,49-50,51-54;Luk. 1:20-3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3</text:p>
          </table:table-cell>
          <table:table-cell table:style-name="ce1" table:number-columns-repeated="2"/>
          <table:table-cell table:formula="of:=MID([.A257];6;2)*1" office:value-type="float" office:value="9" calcext:value-type="float">
            <text:p>9</text:p>
          </table:table-cell>
          <table:table-cell table:formula="of:=MID([.A257];9;2)*1" office:value-type="float" office:value="13" calcext:value-type="float">
            <text:p>13</text:p>
          </table:table-cell>
          <table:table-cell table:formula="of:=CHOOSE(WEEKDAY([.A25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Tim. 1:1-2,12-14;Mzm. 16:1,2a,5,7-8,11;Luk. 6:39-42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14</text:p>
          </table:table-cell>
          <table:table-cell table:style-name="ce1" table:number-columns-repeated="2"/>
          <table:table-cell table:formula="of:=MID([.A258];6;2)*1" office:value-type="float" office:value="9" calcext:value-type="float">
            <text:p>9</text:p>
          </table:table-cell>
          <table:table-cell table:formula="of:=MID([.A258];9;2)*1" office:value-type="float" office:value="14" calcext:value-type="float">
            <text:p>14</text:p>
          </table:table-cell>
          <table:table-cell table:formula="of:=CHOOSE(WEEKDAY([.A25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Bil. 21:4-9;Mzm. 78:1-2,34-35,36-37,38;Flp. 2:6-11;Yoh. 3:13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15</text:p>
          </table:table-cell>
          <table:table-cell table:style-name="ce1" table:number-columns-repeated="2"/>
          <table:table-cell table:formula="of:=MID([.A259];6;2)*1" office:value-type="float" office:value="9" calcext:value-type="float">
            <text:p>9</text:p>
          </table:table-cell>
          <table:table-cell table:formula="of:=MID([.A259];9;2)*1" office:value-type="float" office:value="15" calcext:value-type="float">
            <text:p>15</text:p>
          </table:table-cell>
          <table:table-cell table:formula="of:=CHOOSE(WEEKDAY([.A25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32:7-11,13-14;Mzm. 51:3-4,12-13,17,19;1Tim. 1:12-17;Luk. 15:1-32 (Luk. 15:1-10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6</text:p>
          </table:table-cell>
          <table:table-cell table:style-name="ce1" table:number-columns-repeated="2"/>
          <table:table-cell table:formula="of:=MID([.A260];6;2)*1" office:value-type="float" office:value="9" calcext:value-type="float">
            <text:p>9</text:p>
          </table:table-cell>
          <table:table-cell table:formula="of:=MID([.A260];9;2)*1" office:value-type="float" office:value="16" calcext:value-type="float">
            <text:p>16</text:p>
          </table:table-cell>
          <table:table-cell table:formula="of:=CHOOSE(WEEKDAY([.A26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Tim. 2:1-8;Mzm. 28:2,7,8-9;Luk. 7:1-1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7</text:p>
          </table:table-cell>
          <table:table-cell table:style-name="ce1" table:number-columns-repeated="2"/>
          <table:table-cell table:formula="of:=MID([.A261];6;2)*1" office:value-type="float" office:value="9" calcext:value-type="float">
            <text:p>9</text:p>
          </table:table-cell>
          <table:table-cell table:formula="of:=MID([.A261];9;2)*1" office:value-type="float" office:value="17" calcext:value-type="float">
            <text:p>17</text:p>
          </table:table-cell>
          <table:table-cell table:formula="of:=CHOOSE(WEEKDAY([.A26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Tim. 3:1-13;Mzm. 101:1-2ab,2cd-3ab,5,6;Luk. 7:11-17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8</text:p>
          </table:table-cell>
          <table:table-cell table:style-name="ce1" table:number-columns-repeated="2"/>
          <table:table-cell table:formula="of:=MID([.A262];6;2)*1" office:value-type="float" office:value="9" calcext:value-type="float">
            <text:p>9</text:p>
          </table:table-cell>
          <table:table-cell table:formula="of:=MID([.A262];9;2)*1" office:value-type="float" office:value="18" calcext:value-type="float">
            <text:p>18</text:p>
          </table:table-cell>
          <table:table-cell table:formula="of:=CHOOSE(WEEKDAY([.A26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Tim. 3:14-16.;Mzm. 111:1-2,3-4,5-6;Luk. 7:31-35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II</text:p>
          </table:table-cell>
          <table:table-cell table:formula="of:=MID([.A263];6;2)*1" office:value-type="float" office:value="9" calcext:value-type="float">
            <text:p>9</text:p>
          </table:table-cell>
          <table:table-cell table:formula="of:=MID([.A263];9;2)*1" office:value-type="float" office:value="19" calcext:value-type="float">
            <text:p>19</text:p>
          </table:table-cell>
          <table:table-cell table:formula="of:=CHOOSE(WEEKDAY([.A26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Tim. 4:12-16;Mzm. 111:7-8,9,10;Luk. 7:36-5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0</text:p>
          </table:table-cell>
          <table:table-cell table:style-name="ce1" table:number-columns-repeated="2"/>
          <table:table-cell table:formula="of:=MID([.A264];6;2)*1" office:value-type="float" office:value="9" calcext:value-type="float">
            <text:p>9</text:p>
          </table:table-cell>
          <table:table-cell table:formula="of:=MID([.A264];9;2)*1" office:value-type="float" office:value="20" calcext:value-type="float">
            <text:p>20</text:p>
          </table:table-cell>
          <table:table-cell table:formula="of:=CHOOSE(WEEKDAY([.A26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Tim. 6:2c-12;Mzm. 49:6-7,8-9,17-18-20;Luk. 8:1-3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1</text:p>
          </table:table-cell>
          <table:table-cell table:style-name="ce1" table:number-columns-repeated="2"/>
          <table:table-cell table:formula="of:=MID([.A265];6;2)*1" office:value-type="float" office:value="9" calcext:value-type="float">
            <text:p>9</text:p>
          </table:table-cell>
          <table:table-cell table:formula="of:=MID([.A265];9;2)*1" office:value-type="float" office:value="21" calcext:value-type="float">
            <text:p>21</text:p>
          </table:table-cell>
          <table:table-cell table:formula="of:=CHOOSE(WEEKDAY([.A26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Ef. 4:1-7,11-13;Mzm. 19:2-3,4-5;Mat. 9:9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2</text:p>
          </table:table-cell>
          <table:table-cell table:style-name="ce1" table:number-columns-repeated="2"/>
          <table:table-cell table:formula="of:=MID([.A266];6;2)*1" office:value-type="float" office:value="9" calcext:value-type="float">
            <text:p>9</text:p>
          </table:table-cell>
          <table:table-cell table:formula="of:=MID([.A266];9;2)*1" office:value-type="float" office:value="22" calcext:value-type="float">
            <text:p>22</text:p>
          </table:table-cell>
          <table:table-cell table:formula="of:=CHOOSE(WEEKDAY([.A26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Am. 8:4-7;Mzm. 113:1-2,4-6,7-8;1Tim. 2:1-8;Luk. 16:1-13 (Luk. 16:10-13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3</text:p>
          </table:table-cell>
          <table:table-cell table:style-name="ce1" table:number-columns-repeated="2"/>
          <table:table-cell table:formula="of:=MID([.A267];6;2)*1" office:value-type="float" office:value="9" calcext:value-type="float">
            <text:p>9</text:p>
          </table:table-cell>
          <table:table-cell table:formula="of:=MID([.A267];9;2)*1" office:value-type="float" office:value="23" calcext:value-type="float">
            <text:p>23</text:p>
          </table:table-cell>
          <table:table-cell table:formula="of:=CHOOSE(WEEKDAY([.A26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Ezr. 1:1-6;Mzm. 126:1-2ab,2cd-3,4-5,6;Luk. 8:16-1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4</text:p>
          </table:table-cell>
          <table:table-cell table:style-name="ce1" table:number-columns-repeated="2"/>
          <table:table-cell table:formula="of:=MID([.A268];6;2)*1" office:value-type="float" office:value="9" calcext:value-type="float">
            <text:p>9</text:p>
          </table:table-cell>
          <table:table-cell table:formula="of:=MID([.A268];9;2)*1" office:value-type="float" office:value="24" calcext:value-type="float">
            <text:p>24</text:p>
          </table:table-cell>
          <table:table-cell table:formula="of:=CHOOSE(WEEKDAY([.A26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Ezr. 6:7-8,12b,14-20;Mzm. 122:1-2,3-4a,4b-5;Luk. 8:19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5</text:p>
          </table:table-cell>
          <table:table-cell table:style-name="ce1" table:number-columns-repeated="2"/>
          <table:table-cell table:formula="of:=MID([.A269];6;2)*1" office:value-type="float" office:value="9" calcext:value-type="float">
            <text:p>9</text:p>
          </table:table-cell>
          <table:table-cell table:formula="of:=MID([.A269];9;2)*1" office:value-type="float" office:value="25" calcext:value-type="float">
            <text:p>25</text:p>
          </table:table-cell>
          <table:table-cell table:formula="of:=CHOOSE(WEEKDAY([.A26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Ams. 21:1-6,10-13;Mzm. 119:1,27,30,34,35,44;Luk. 8:19-21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V</text:p>
          </table:table-cell>
          <table:table-cell table:formula="of:=MID([.A270];6;2)*1" office:value-type="float" office:value="9" calcext:value-type="float">
            <text:p>9</text:p>
          </table:table-cell>
          <table:table-cell table:formula="of:=MID([.A270];9;2)*1" office:value-type="float" office:value="26" calcext:value-type="float">
            <text:p>26</text:p>
          </table:table-cell>
          <table:table-cell table:formula="of:=CHOOSE(WEEKDAY([.A27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zr. 9:5-9; MT Tb. 13:2,3-4a,4bcd,5,8;Luk. 9:1-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7</text:p>
          </table:table-cell>
          <table:table-cell table:style-name="ce1" table:number-columns-repeated="2"/>
          <table:table-cell table:formula="of:=MID([.A271];6;2)*1" office:value-type="float" office:value="9" calcext:value-type="float">
            <text:p>9</text:p>
          </table:table-cell>
          <table:table-cell table:formula="of:=MID([.A271];9;2)*1" office:value-type="float" office:value="27" calcext:value-type="float">
            <text:p>27</text:p>
          </table:table-cell>
          <table:table-cell table:formula="of:=CHOOSE(WEEKDAY([.A27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Hag. 1:1-8;Mzm. 149:1-2,3-4,5-6a,9b;Luk. 9:7-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8</text:p>
          </table:table-cell>
          <table:table-cell table:style-name="ce1" table:number-columns-repeated="2"/>
          <table:table-cell table:formula="of:=MID([.A272];6;2)*1" office:value-type="float" office:value="9" calcext:value-type="float">
            <text:p>9</text:p>
          </table:table-cell>
          <table:table-cell table:formula="of:=MID([.A272];9;2)*1" office:value-type="float" office:value="28" calcext:value-type="float">
            <text:p>28</text:p>
          </table:table-cell>
          <table:table-cell table:formula="of:=CHOOSE(WEEKDAY([.A27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Za. 2:1-5,10-11a; MTYer. 31:10,11-12ab,13;Luk. 9:43b-4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9</text:p>
          </table:table-cell>
          <table:table-cell table:style-name="ce1" table:number-columns-repeated="2"/>
          <table:table-cell table:formula="of:=MID([.A273];6;2)*1" office:value-type="float" office:value="9" calcext:value-type="float">
            <text:p>9</text:p>
          </table:table-cell>
          <table:table-cell table:formula="of:=MID([.A273];9;2)*1" office:value-type="float" office:value="29" calcext:value-type="float">
            <text:p>29</text:p>
          </table:table-cell>
          <table:table-cell table:formula="of:=CHOOSE(WEEKDAY([.A27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Am. 6:1a,4-7;Mzm. 146:7,8-9a,9bc-10;1Tim. 6:11-16;Luk. 16:19-3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30</text:p>
          </table:table-cell>
          <table:table-cell table:style-name="ce1" table:number-columns-repeated="2"/>
          <table:table-cell table:formula="of:=MID([.A274];6;2)*1" office:value-type="float" office:value="9" calcext:value-type="float">
            <text:p>9</text:p>
          </table:table-cell>
          <table:table-cell table:formula="of:=MID([.A274];9;2)*1" office:value-type="float" office:value="30" calcext:value-type="float">
            <text:p>30</text:p>
          </table:table-cell>
          <table:table-cell table:formula="of:=CHOOSE(WEEKDAY([.A27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Za. 8:1-8;Mzm. 102:16-18,19-21,29,22-23;Luk. 9:46-50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5];6;2)*1" office:value-type="float" office:value="10" calcext:value-type="float">
            <text:p>10</text:p>
          </table:table-cell>
          <table:table-cell table:formula="of:=MID([.A275];9;2)*1" office:value-type="float" office:value="1" calcext:value-type="float">
            <text:p>1</text:p>
          </table:table-cell>
          <table:table-cell table:formula="of:=CHOOSE(WEEKDAY([.A27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66:10-14c;Mzm. 131:1,2,3;Mat. 18:1-5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6];6;2)*1" office:value-type="float" office:value="10" calcext:value-type="float">
            <text:p>10</text:p>
          </table:table-cell>
          <table:table-cell table:formula="of:=MID([.A276];9;2)*1" office:value-type="float" office:value="2" calcext:value-type="float">
            <text:p>2</text:p>
          </table:table-cell>
          <table:table-cell table:formula="of:=CHOOSE(WEEKDAY([.A27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23:20-23a;Mzm. 91:1-2,3-4,5-6,10-11;Mat. 18:1-5,10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7];6;2)*1" office:value-type="float" office:value="10" calcext:value-type="float">
            <text:p>10</text:p>
          </table:table-cell>
          <table:table-cell table:formula="of:=MID([.A277];9;2)*1" office:value-type="float" office:value="3" calcext:value-type="float">
            <text:p>3</text:p>
          </table:table-cell>
          <table:table-cell table:formula="of:=CHOOSE(WEEKDAY([.A27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Neh. 8:1- 4a,5-6,7b-12;Mzm. 19:8,9,10,11;Luk. 10:1-12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8];6;2)*1" office:value-type="float" office:value="10" calcext:value-type="float">
            <text:p>10</text:p>
          </table:table-cell>
          <table:table-cell table:formula="of:=MID([.A278];9;2)*1" office:value-type="float" office:value="4" calcext:value-type="float">
            <text:p>4</text:p>
          </table:table-cell>
          <table:table-cell table:formula="of:=CHOOSE(WEEKDAY([.A27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Bar. 1:15-22;Mzm. 79:1-2,3-5,8-9;Luk. 10:13-16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9];6;2)*1" office:value-type="float" office:value="10" calcext:value-type="float">
            <text:p>10</text:p>
          </table:table-cell>
          <table:table-cell table:formula="of:=MID([.A279];9;2)*1" office:value-type="float" office:value="5" calcext:value-type="float">
            <text:p>5</text:p>
          </table:table-cell>
          <table:table-cell table:formula="of:=CHOOSE(WEEKDAY([.A27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Bar. 4:5-12,27-29;Mzm. 69:33-35,36-37;Luk. 10:17-24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0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0];6;2)*1" office:value-type="float" office:value="10" calcext:value-type="float">
            <text:p>10</text:p>
          </table:table-cell>
          <table:table-cell table:formula="of:=MID([.A280];9;2)*1" office:value-type="float" office:value="6" calcext:value-type="float">
            <text:p>6</text:p>
          </table:table-cell>
          <table:table-cell table:formula="of:=CHOOSE(WEEKDAY([.A28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Hab. 1:2-3; 2:2-4;Mzm. 95:1-2,6-7,8-9;2Tim. 1:6-8,13-14;Luk. 17:5-10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1];6;2)*1" office:value-type="float" office:value="10" calcext:value-type="float">
            <text:p>10</text:p>
          </table:table-cell>
          <table:table-cell table:formula="of:=MID([.A281];9;2)*1" office:value-type="float" office:value="7" calcext:value-type="float">
            <text:p>7</text:p>
          </table:table-cell>
          <table:table-cell table:formula="of:=CHOOSE(WEEKDAY([.A28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un. 1:1-17; 2:10; MTYun. 2:2,3,4,5,8;Luk. 10:25-37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2];6;2)*1" office:value-type="float" office:value="10" calcext:value-type="float">
            <text:p>10</text:p>
          </table:table-cell>
          <table:table-cell table:formula="of:=MID([.A282];9;2)*1" office:value-type="float" office:value="8" calcext:value-type="float">
            <text:p>8</text:p>
          </table:table-cell>
          <table:table-cell table:formula="of:=CHOOSE(WEEKDAY([.A28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un. 3:1-10;Mzm. 130:1-2,3-4ab,7-8;Luk. 10:38-42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3];6;2)*1" office:value-type="float" office:value="10" calcext:value-type="float">
            <text:p>10</text:p>
          </table:table-cell>
          <table:table-cell table:formula="of:=MID([.A283];9;2)*1" office:value-type="float" office:value="9" calcext:value-type="float">
            <text:p>9</text:p>
          </table:table-cell>
          <table:table-cell table:formula="of:=CHOOSE(WEEKDAY([.A28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un. 4:1-11;Mzm. 86:3-4,5-6,9-10;Luk. 11:1-4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4];6;2)*1" office:value-type="float" office:value="10" calcext:value-type="float">
            <text:p>10</text:p>
          </table:table-cell>
          <table:table-cell table:formula="of:=MID([.A284];9;2)*1" office:value-type="float" office:value="10" calcext:value-type="float">
            <text:p>10</text:p>
          </table:table-cell>
          <table:table-cell table:formula="of:=CHOOSE(WEEKDAY([.A28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al. 3:13-4:2a;Mzm. 1:1-2,3,4,6;Luk. 11:5-13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5];6;2)*1" office:value-type="float" office:value="10" calcext:value-type="float">
            <text:p>10</text:p>
          </table:table-cell>
          <table:table-cell table:formula="of:=MID([.A285];9;2)*1" office:value-type="float" office:value="11" calcext:value-type="float">
            <text:p>11</text:p>
          </table:table-cell>
          <table:table-cell table:formula="of:=CHOOSE(WEEKDAY([.A28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l. 1:13-15;2:1-2;Mzm. 9:2-3,6,16,8-9;Luk. 11:15-26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6];6;2)*1" office:value-type="float" office:value="10" calcext:value-type="float">
            <text:p>10</text:p>
          </table:table-cell>
          <table:table-cell table:formula="of:=MID([.A286];9;2)*1" office:value-type="float" office:value="12" calcext:value-type="float">
            <text:p>12</text:p>
          </table:table-cell>
          <table:table-cell table:formula="of:=CHOOSE(WEEKDAY([.A28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l. 3:12-21;Mzm. 97:1-2,5-6,11-12;Luk. 11:27-28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7];6;2)*1" office:value-type="float" office:value="10" calcext:value-type="float">
            <text:p>10</text:p>
          </table:table-cell>
          <table:table-cell table:formula="of:=MID([.A287];9;2)*1" office:value-type="float" office:value="13" calcext:value-type="float">
            <text:p>13</text:p>
          </table:table-cell>
          <table:table-cell table:formula="of:=CHOOSE(WEEKDAY([.A28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Raj. 5:14-17;Mzm. 98:1,2-3ab,3cd-4;2Tim. 2:8-13;Luk. 17:11-1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8];6;2)*1" office:value-type="float" office:value="10" calcext:value-type="float">
            <text:p>10</text:p>
          </table:table-cell>
          <table:table-cell table:formula="of:=MID([.A288];9;2)*1" office:value-type="float" office:value="14" calcext:value-type="float">
            <text:p>14</text:p>
          </table:table-cell>
          <table:table-cell table:formula="of:=CHOOSE(WEEKDAY([.A28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1:1-7;Mzm. 98:1,2-3ab,3cd-4;Luk. 11:29-32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9];6;2)*1" office:value-type="float" office:value="10" calcext:value-type="float">
            <text:p>10</text:p>
          </table:table-cell>
          <table:table-cell table:formula="of:=MID([.A289];9;2)*1" office:value-type="float" office:value="15" calcext:value-type="float">
            <text:p>15</text:p>
          </table:table-cell>
          <table:table-cell table:formula="of:=CHOOSE(WEEKDAY([.A28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1:16-25;Mzm. 19:2-3,4-5;Luk. 11:37-41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0];6;2)*1" office:value-type="float" office:value="10" calcext:value-type="float">
            <text:p>10</text:p>
          </table:table-cell>
          <table:table-cell table:formula="of:=MID([.A290];9;2)*1" office:value-type="float" office:value="16" calcext:value-type="float">
            <text:p>16</text:p>
          </table:table-cell>
          <table:table-cell table:formula="of:=CHOOSE(WEEKDAY([.A29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2:1-11;Mzm. 62:2-3.6-7.9;Luk. 11:42-46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1];6;2)*1" office:value-type="float" office:value="10" calcext:value-type="float">
            <text:p>10</text:p>
          </table:table-cell>
          <table:table-cell table:formula="of:=MID([.A291];9;2)*1" office:value-type="float" office:value="17" calcext:value-type="float">
            <text:p>17</text:p>
          </table:table-cell>
          <table:table-cell table:formula="of:=CHOOSE(WEEKDAY([.A29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3:21-30;Mzm. 130:1-2,3-4b,4c-6;Luk. 11:47-54;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2];6;2)*1" office:value-type="float" office:value="10" calcext:value-type="float">
            <text:p>10</text:p>
          </table:table-cell>
          <table:table-cell table:formula="of:=MID([.A292];9;2)*1" office:value-type="float" office:value="18" calcext:value-type="float">
            <text:p>18</text:p>
          </table:table-cell>
          <table:table-cell table:formula="of:=CHOOSE(WEEKDAY([.A29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Tim. 4:10-17b;Mzm. 145:10-11,12-13ab,17-18;Luk. 10:1-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3];6;2)*1" office:value-type="float" office:value="10" calcext:value-type="float">
            <text:p>10</text:p>
          </table:table-cell>
          <table:table-cell table:formula="of:=MID([.A293];9;2)*1" office:value-type="float" office:value="19" calcext:value-type="float">
            <text:p>19</text:p>
          </table:table-cell>
          <table:table-cell table:formula="of:=CHOOSE(WEEKDAY([.A29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4:13,16-18;Mzm. 105:6-7,8-9,42-43;Luk. 12:8-12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4];6;2)*1" office:value-type="float" office:value="10" calcext:value-type="float">
            <text:p>10</text:p>
          </table:table-cell>
          <table:table-cell table:formula="of:=MID([.A294];9;2)*1" office:value-type="float" office:value="20" calcext:value-type="float">
            <text:p>20</text:p>
          </table:table-cell>
          <table:table-cell table:formula="of:=CHOOSE(WEEKDAY([.A29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17:8-13;Mzm. 121:1-2,3-4,5-6,7-8;2Tim. 3:14 - 4:2;Luk. 18:1-8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2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5];6;2)*1" office:value-type="float" office:value="10" calcext:value-type="float">
            <text:p>10</text:p>
          </table:table-cell>
          <table:table-cell table:formula="of:=MID([.A295];9;2)*1" office:value-type="float" office:value="21" calcext:value-type="float">
            <text:p>21</text:p>
          </table:table-cell>
          <table:table-cell table:formula="of:=CHOOSE(WEEKDAY([.A29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4:20-25; MTLuk. 1:69-70,71-72,73-75;Luk. 12: 13-21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6];6;2)*1" office:value-type="float" office:value="10" calcext:value-type="float">
            <text:p>10</text:p>
          </table:table-cell>
          <table:table-cell table:formula="of:=MID([.A296];9;2)*1" office:value-type="float" office:value="22" calcext:value-type="float">
            <text:p>22</text:p>
          </table:table-cell>
          <table:table-cell table:formula="of:=CHOOSE(WEEKDAY([.A29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5:12,15b,17-19,20b-21;Mzm. 40:7-8a,8b-9,10,17;Luk. 12:35-3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7];6;2)*1" office:value-type="float" office:value="10" calcext:value-type="float">
            <text:p>10</text:p>
          </table:table-cell>
          <table:table-cell table:formula="of:=MID([.A297];9;2)*1" office:value-type="float" office:value="23" calcext:value-type="float">
            <text:p>23</text:p>
          </table:table-cell>
          <table:table-cell table:formula="of:=CHOOSE(WEEKDAY([.A29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6:12-18;Mzm. 124:1-3,4-6,7-8;Luk. 12:39-4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8];6;2)*1" office:value-type="float" office:value="10" calcext:value-type="float">
            <text:p>10</text:p>
          </table:table-cell>
          <table:table-cell table:formula="of:=MID([.A298];9;2)*1" office:value-type="float" office:value="24" calcext:value-type="float">
            <text:p>24</text:p>
          </table:table-cell>
          <table:table-cell table:formula="of:=CHOOSE(WEEKDAY([.A29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6:19-23;Mzm. 1:1-2,3,4,6;Luk. 12:49-53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9];6;2)*1" office:value-type="float" office:value="10" calcext:value-type="float">
            <text:p>10</text:p>
          </table:table-cell>
          <table:table-cell table:formula="of:=MID([.A299];9;2)*1" office:value-type="float" office:value="25" calcext:value-type="float">
            <text:p>25</text:p>
          </table:table-cell>
          <table:table-cell table:formula="of:=CHOOSE(WEEKDAY([.A29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m. 7:8-25a;Mzm. 119:66,68,76,77,93.94;Luk. 12:54-5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0];6;2)*1" office:value-type="float" office:value="10" calcext:value-type="float">
            <text:p>10</text:p>
          </table:table-cell>
          <table:table-cell table:formula="of:=MID([.A300];9;2)*1" office:value-type="float" office:value="26" calcext:value-type="float">
            <text:p>26</text:p>
          </table:table-cell>
          <table:table-cell table:formula="of:=CHOOSE(WEEKDAY([.A30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8:1-11;Mzm. 24:1-2,3-4ab,5-6;Luk. 13:1-9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2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1];6;2)*1" office:value-type="float" office:value="10" calcext:value-type="float">
            <text:p>10</text:p>
          </table:table-cell>
          <table:table-cell table:formula="of:=MID([.A301];9;2)*1" office:value-type="float" office:value="27" calcext:value-type="float">
            <text:p>27</text:p>
          </table:table-cell>
          <table:table-cell table:formula="of:=CHOOSE(WEEKDAY([.A30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5:12-14,16-18;Mzm. 34:2-3,17-18,19,23;2Tim. 4:6-8,16-18;Luk. 18:9-14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2];6;2)*1" office:value-type="float" office:value="10" calcext:value-type="float">
            <text:p>10</text:p>
          </table:table-cell>
          <table:table-cell table:formula="of:=MID([.A302];9;2)*1" office:value-type="float" office:value="28" calcext:value-type="float">
            <text:p>28</text:p>
          </table:table-cell>
          <table:table-cell table:formula="of:=CHOOSE(WEEKDAY([.A30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Ef. 2:19-22;Mzm. 19:2-3,4-5;Luk. 6:12-1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3];6;2)*1" office:value-type="float" office:value="10" calcext:value-type="float">
            <text:p>10</text:p>
          </table:table-cell>
          <table:table-cell table:formula="of:=MID([.A303];9;2)*1" office:value-type="float" office:value="29" calcext:value-type="float">
            <text:p>29</text:p>
          </table:table-cell>
          <table:table-cell table:formula="of:=CHOOSE(WEEKDAY([.A30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8:18-25;Mzm. 126:1-2ab,2cd-3,4-5,6;Luk. 13:18-21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4];6;2)*1" office:value-type="float" office:value="10" calcext:value-type="float">
            <text:p>10</text:p>
          </table:table-cell>
          <table:table-cell table:formula="of:=MID([.A304];9;2)*1" office:value-type="float" office:value="30" calcext:value-type="float">
            <text:p>30</text:p>
          </table:table-cell>
          <table:table-cell table:formula="of:=CHOOSE(WEEKDAY([.A30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8:26-30;Mzm. 13:4-5,6;Luk. 13:22-30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0-3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5];6;2)*1" office:value-type="float" office:value="10" calcext:value-type="float">
            <text:p>10</text:p>
          </table:table-cell>
          <table:table-cell table:formula="of:=MID([.A305];9;2)*1" office:value-type="float" office:value="31" calcext:value-type="float">
            <text:p>31</text:p>
          </table:table-cell>
          <table:table-cell table:formula="of:=CHOOSE(WEEKDAY([.A30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8:31b-39;Mzm. 109:21-22,26-27,30-31;Luk. 13:31-3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1</text:p>
          </table:table-cell>
          <table:table-cell table:style-name="ce1" table:number-columns-repeated="2"/>
          <table:table-cell table:formula="of:=MID([.A306];6;2)*1" office:value-type="float" office:value="11" calcext:value-type="float">
            <text:p>11</text:p>
          </table:table-cell>
          <table:table-cell table:formula="of:=MID([.A306];9;2)*1" office:value-type="float" office:value="1" calcext:value-type="float">
            <text:p>1</text:p>
          </table:table-cell>
          <table:table-cell table:formula="of:=CHOOSE(WEEKDAY([.A30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Why. 7:2-4,9-14;Mzm. 24:1-2,3-4ab,5-6;1Yoh. 3:1-3;Mat. 5:1-12a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2</text:p>
          </table:table-cell>
          <table:table-cell table:style-name="ce1" table:number-columns-repeated="2"/>
          <table:table-cell table:formula="of:=MID([.A307];6;2)*1" office:value-type="float" office:value="11" calcext:value-type="float">
            <text:p>11</text:p>
          </table:table-cell>
          <table:table-cell table:formula="of:=MID([.A307];9;2)*1" office:value-type="float" office:value="2" calcext:value-type="float">
            <text:p>2</text:p>
          </table:table-cell>
          <table:table-cell table:formula="of:=CHOOSE(WEEKDAY([.A30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Mak. 12:43-46;Mzm. 130:1-2,3-4,5-6a,6-7,8;1Kor. 15:12-34;Yoh. 6:37-4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3</text:p>
          </table:table-cell>
          <table:table-cell table:style-name="ce1" table:number-columns-repeated="2"/>
          <table:table-cell table:formula="of:=MID([.A308];6;2)*1" office:value-type="float" office:value="11" calcext:value-type="float">
            <text:p>11</text:p>
          </table:table-cell>
          <table:table-cell table:formula="of:=MID([.A308];9;2)*1" office:value-type="float" office:value="3" calcext:value-type="float">
            <text:p>3</text:p>
          </table:table-cell>
          <table:table-cell table:formula="of:=CHOOSE(WEEKDAY([.A30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b. 11:22-12:2;Mzm. 145:1-2,8-9,10-11,13cd-14;2Tes. 1:11-2:2;Luk. 19:1-1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4</text:p>
          </table:table-cell>
          <table:table-cell table:style-name="ce1" table:number-columns-repeated="2"/>
          <table:table-cell table:formula="of:=MID([.A309];6;2)*1" office:value-type="float" office:value="11" calcext:value-type="float">
            <text:p>11</text:p>
          </table:table-cell>
          <table:table-cell table:formula="of:=MID([.A309];9;2)*1" office:value-type="float" office:value="4" calcext:value-type="float">
            <text:p>4</text:p>
          </table:table-cell>
          <table:table-cell table:formula="of:=CHOOSE(WEEKDAY([.A30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11:29-36;Mzm. 69:30-31,33-34,36-37;Luk. 14:12-14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5</text:p>
          </table:table-cell>
          <table:table-cell table:style-name="ce1" table:number-columns-repeated="2"/>
          <table:table-cell table:formula="of:=MID([.A310];6;2)*1" office:value-type="float" office:value="11" calcext:value-type="float">
            <text:p>11</text:p>
          </table:table-cell>
          <table:table-cell table:formula="of:=MID([.A310];9;2)*1" office:value-type="float" office:value="5" calcext:value-type="float">
            <text:p>5</text:p>
          </table:table-cell>
          <table:table-cell table:formula="of:=CHOOSE(WEEKDAY([.A31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12:5-16a;Mzm. 131:1,2,3;Luk. 14:15-2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6</text:p>
          </table:table-cell>
          <table:table-cell table:style-name="ce1" table:number-columns-repeated="2"/>
          <table:table-cell table:formula="of:=MID([.A311];6;2)*1" office:value-type="float" office:value="11" calcext:value-type="float">
            <text:p>11</text:p>
          </table:table-cell>
          <table:table-cell table:formula="of:=MID([.A311];9;2)*1" office:value-type="float" office:value="6" calcext:value-type="float">
            <text:p>6</text:p>
          </table:table-cell>
          <table:table-cell table:formula="of:=CHOOSE(WEEKDAY([.A31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13:8-10;Mzm. 112:1-2,4-5,9;Luk. 14:25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7</text:p>
          </table:table-cell>
          <table:table-cell table:style-name="ce1" table:number-columns-repeated="2"/>
          <table:table-cell table:formula="of:=MID([.A312];6;2)*1" office:value-type="float" office:value="11" calcext:value-type="float">
            <text:p>11</text:p>
          </table:table-cell>
          <table:table-cell table:formula="of:=MID([.A312];9;2)*1" office:value-type="float" office:value="7" calcext:value-type="float">
            <text:p>7</text:p>
          </table:table-cell>
          <table:table-cell table:formula="of:=CHOOSE(WEEKDAY([.A31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14:7-12;Mzm. 27:1,4,13-14;Luk. 15:1-1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8</text:p>
          </table:table-cell>
          <table:table-cell table:style-name="ce1" table:number-columns-repeated="2"/>
          <table:table-cell table:formula="of:=MID([.A313];6;2)*1" office:value-type="float" office:value="11" calcext:value-type="float">
            <text:p>11</text:p>
          </table:table-cell>
          <table:table-cell table:formula="of:=MID([.A313];9;2)*1" office:value-type="float" office:value="8" calcext:value-type="float">
            <text:p>8</text:p>
          </table:table-cell>
          <table:table-cell table:formula="of:=CHOOSE(WEEKDAY([.A31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m. 15:14-21;Mzm. 98:1,2-3ab,3cd-4;Luk. 16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9</text:p>
          </table:table-cell>
          <table:table-cell table:style-name="ce1" table:number-columns-repeated="2"/>
          <table:table-cell table:formula="of:=MID([.A314];6;2)*1" office:value-type="float" office:value="11" calcext:value-type="float">
            <text:p>11</text:p>
          </table:table-cell>
          <table:table-cell table:formula="of:=MID([.A314];9;2)*1" office:value-type="float" office:value="9" calcext:value-type="float">
            <text:p>9</text:p>
          </table:table-cell>
          <table:table-cell table:formula="of:=CHOOSE(WEEKDAY([.A31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h. 47:1-2,8-9,12 atau1Kor. 3:9b-11,16-17;Mzm. 46:2-3,5-6,8-9;Yoh. 2:13-2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0</text:p>
          </table:table-cell>
          <table:table-cell table:style-name="ce1" table:number-columns-repeated="2"/>
          <table:table-cell table:formula="of:=MID([.A315];6;2)*1" office:value-type="float" office:value="11" calcext:value-type="float">
            <text:p>11</text:p>
          </table:table-cell>
          <table:table-cell table:formula="of:=MID([.A315];9;2)*1" office:value-type="float" office:value="10" calcext:value-type="float">
            <text:p>10</text:p>
          </table:table-cell>
          <table:table-cell table:formula="of:=CHOOSE(WEEKDAY([.A31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2Mak. 7:1-2,9-14;Mzm. 17:1,5-6,8b,15;2Tes. 2:16 - 3:5;Luk. 20:27-38 (Luk. 20:27.34-38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1</text:p>
          </table:table-cell>
          <table:table-cell table:style-name="ce1" table:number-columns-repeated="2"/>
          <table:table-cell table:formula="of:=MID([.A316];6;2)*1" office:value-type="float" office:value="11" calcext:value-type="float">
            <text:p>11</text:p>
          </table:table-cell>
          <table:table-cell table:formula="of:=MID([.A316];9;2)*1" office:value-type="float" office:value="11" calcext:value-type="float">
            <text:p>11</text:p>
          </table:table-cell>
          <table:table-cell table:formula="of:=CHOOSE(WEEKDAY([.A31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b. 1:1-7;Mzm. 139:1-3,4-6,7-8,9-10;Luk. 17:1-6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2</text:p>
          </table:table-cell>
          <table:table-cell table:style-name="ce1" table:number-columns-repeated="2"/>
          <table:table-cell table:formula="of:=MID([.A317];6;2)*1" office:value-type="float" office:value="11" calcext:value-type="float">
            <text:p>11</text:p>
          </table:table-cell>
          <table:table-cell table:formula="of:=MID([.A317];9;2)*1" office:value-type="float" office:value="12" calcext:value-type="float">
            <text:p>12</text:p>
          </table:table-cell>
          <table:table-cell table:formula="of:=CHOOSE(WEEKDAY([.A31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b. 2:23-3:9;Mzm. 34:2-3,16-17,18-19;Luk. 17:7-1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3</text:p>
          </table:table-cell>
          <table:table-cell table:style-name="ce1" table:number-columns-repeated="2"/>
          <table:table-cell table:formula="of:=MID([.A318];6;2)*1" office:value-type="float" office:value="11" calcext:value-type="float">
            <text:p>11</text:p>
          </table:table-cell>
          <table:table-cell table:formula="of:=MID([.A318];9;2)*1" office:value-type="float" office:value="13" calcext:value-type="float">
            <text:p>13</text:p>
          </table:table-cell>
          <table:table-cell table:formula="of:=CHOOSE(WEEKDAY([.A31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b. 6:1-11;Mzm. 82:3-4,6-7;Luk. 17:11-1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1-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319];6;2)*1" office:value-type="float" office:value="11" calcext:value-type="float">
            <text:p>11</text:p>
          </table:table-cell>
          <table:table-cell table:formula="of:=MID([.A319];9;2)*1" office:value-type="float" office:value="14" calcext:value-type="float">
            <text:p>14</text:p>
          </table:table-cell>
          <table:table-cell table:formula="of:=CHOOSE(WEEKDAY([.A31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b. 7:22-8:1;Mzm. 119:89,90,130,135,175;Luk. 17:20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5</text:p>
          </table:table-cell>
          <table:table-cell table:style-name="ce1" table:number-columns-repeated="2"/>
          <table:table-cell table:formula="of:=MID([.A320];6;2)*1" office:value-type="float" office:value="11" calcext:value-type="float">
            <text:p>11</text:p>
          </table:table-cell>
          <table:table-cell table:formula="of:=MID([.A320];9;2)*1" office:value-type="float" office:value="15" calcext:value-type="float">
            <text:p>15</text:p>
          </table:table-cell>
          <table:table-cell table:formula="of:=CHOOSE(WEEKDAY([.A32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b. 13:1-9;Mzm. 19:2-3,4-5;Luk. 17:26-3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6</text:p>
          </table:table-cell>
          <table:table-cell table:style-name="ce1" table:number-columns-repeated="2"/>
          <table:table-cell table:formula="of:=MID([.A321];6;2)*1" office:value-type="float" office:value="11" calcext:value-type="float">
            <text:p>11</text:p>
          </table:table-cell>
          <table:table-cell table:formula="of:=MID([.A321];9;2)*1" office:value-type="float" office:value="16" calcext:value-type="float">
            <text:p>16</text:p>
          </table:table-cell>
          <table:table-cell table:formula="of:=CHOOSE(WEEKDAY([.A32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b. 18:14-16,19:6-9;Mzm. 105:2-3,36-37,42-43;Luk. 18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7</text:p>
          </table:table-cell>
          <table:table-cell table:style-name="ce1" table:number-columns-repeated="2"/>
          <table:table-cell table:formula="of:=MID([.A322];6;2)*1" office:value-type="float" office:value="11" calcext:value-type="float">
            <text:p>11</text:p>
          </table:table-cell>
          <table:table-cell table:formula="of:=MID([.A322];9;2)*1" office:value-type="float" office:value="17" calcext:value-type="float">
            <text:p>17</text:p>
          </table:table-cell>
          <table:table-cell table:formula="of:=CHOOSE(WEEKDAY([.A32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Mal. 4:1-2a;Mzm. 98:5-6,7-8,9a,9bc;2Tes. 3:7-12;Luk. 21:5-1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8</text:p>
          </table:table-cell>
          <table:table-cell table:style-name="ce1" table:number-columns-repeated="2"/>
          <table:table-cell table:formula="of:=MID([.A323];6;2)*1" office:value-type="float" office:value="11" calcext:value-type="float">
            <text:p>11</text:p>
          </table:table-cell>
          <table:table-cell table:formula="of:=MID([.A323];9;2)*1" office:value-type="float" office:value="18" calcext:value-type="float">
            <text:p>18</text:p>
          </table:table-cell>
          <table:table-cell table:formula="of:=CHOOSE(WEEKDAY([.A32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Mak. 1:10-15,41-43,54-57,62-64;Mzm. 119:53,61,134,150,155,158;Luk. 18:35-4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9</text:p>
          </table:table-cell>
          <table:table-cell table:style-name="ce1" table:number-columns-repeated="2"/>
          <table:table-cell table:formula="of:=MID([.A324];6;2)*1" office:value-type="float" office:value="11" calcext:value-type="float">
            <text:p>11</text:p>
          </table:table-cell>
          <table:table-cell table:formula="of:=MID([.A324];9;2)*1" office:value-type="float" office:value="19" calcext:value-type="float">
            <text:p>19</text:p>
          </table:table-cell>
          <table:table-cell table:formula="of:=CHOOSE(WEEKDAY([.A32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Mak. 6:18-31;Mzm. 3:2-3,4-5,6-7;Luk. 19:1-1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0</text:p>
          </table:table-cell>
          <table:table-cell table:style-name="ce1" table:number-columns-repeated="2"/>
          <table:table-cell table:formula="of:=MID([.A325];6;2)*1" office:value-type="float" office:value="11" calcext:value-type="float">
            <text:p>11</text:p>
          </table:table-cell>
          <table:table-cell table:formula="of:=MID([.A325];9;2)*1" office:value-type="float" office:value="20" calcext:value-type="float">
            <text:p>20</text:p>
          </table:table-cell>
          <table:table-cell table:formula="of:=CHOOSE(WEEKDAY([.A32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2Mak. 7:1,20-31;Mzm. 17:1,5-6,8b,15;Luk. 19:11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1</text:p>
          </table:table-cell>
          <table:table-cell table:style-name="ce1" table:number-columns-repeated="2"/>
          <table:table-cell table:formula="of:=MID([.A326];6;2)*1" office:value-type="float" office:value="11" calcext:value-type="float">
            <text:p>11</text:p>
          </table:table-cell>
          <table:table-cell table:formula="of:=MID([.A326];9;2)*1" office:value-type="float" office:value="21" calcext:value-type="float">
            <text:p>21</text:p>
          </table:table-cell>
          <table:table-cell table:formula="of:=CHOOSE(WEEKDAY([.A32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Mak. 2:15-29;Mzm. 50:1-2,5-6,14-15;Luk. 19:41-44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2</text:p>
          </table:table-cell>
          <table:table-cell table:style-name="ce1" table:number-columns-repeated="2"/>
          <table:table-cell table:formula="of:=MID([.A327];6;2)*1" office:value-type="float" office:value="11" calcext:value-type="float">
            <text:p>11</text:p>
          </table:table-cell>
          <table:table-cell table:formula="of:=MID([.A327];9;2)*1" office:value-type="float" office:value="22" calcext:value-type="float">
            <text:p>22</text:p>
          </table:table-cell>
          <table:table-cell table:formula="of:=CHOOSE(WEEKDAY([.A32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Mak. 4:36-37,52-59; MT1Taw. 29:10,11abc,11d-a2a,12bcd;Luk. 19:45-48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3</text:p>
          </table:table-cell>
          <table:table-cell table:style-name="ce1" table:number-columns-repeated="2"/>
          <table:table-cell table:formula="of:=MID([.A328];6;2)*1" office:value-type="float" office:value="11" calcext:value-type="float">
            <text:p>11</text:p>
          </table:table-cell>
          <table:table-cell table:formula="of:=MID([.A328];9;2)*1" office:value-type="float" office:value="23" calcext:value-type="float">
            <text:p>23</text:p>
          </table:table-cell>
          <table:table-cell table:formula="of:=CHOOSE(WEEKDAY([.A32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Mak. 6:1-13;Mzm. 9:2-3,4,6,16b,19;Luk. 20:27-4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4</text:p>
          </table:table-cell>
          <table:table-cell table:style-name="ce1" table:number-columns-repeated="2"/>
          <table:table-cell table:formula="of:=MID([.A329];6;2)*1" office:value-type="float" office:value="11" calcext:value-type="float">
            <text:p>11</text:p>
          </table:table-cell>
          <table:table-cell table:formula="of:=MID([.A329];9;2)*1" office:value-type="float" office:value="24" calcext:value-type="float">
            <text:p>24</text:p>
          </table:table-cell>
          <table:table-cell table:formula="of:=CHOOSE(WEEKDAY([.A32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2Sam. 5:1-3;Mzm. 122:1-2,4-5;Kol. 1:12-20;Luk. 23:35-4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5</text:p>
          </table:table-cell>
          <table:table-cell table:style-name="ce1" table:number-columns-repeated="2"/>
          <table:table-cell table:formula="of:=MID([.A330];6;2)*1" office:value-type="float" office:value="11" calcext:value-type="float">
            <text:p>11</text:p>
          </table:table-cell>
          <table:table-cell table:formula="of:=MID([.A330];9;2)*1" office:value-type="float" office:value="25" calcext:value-type="float">
            <text:p>25</text:p>
          </table:table-cell>
          <table:table-cell table:formula="of:=CHOOSE(WEEKDAY([.A33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Dan. 1:1-6,8-20; MTDan. 3:52,53,54,55,56;Luk. 21:1-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6</text:p>
          </table:table-cell>
          <table:table-cell table:style-name="ce1" table:number-columns-repeated="2"/>
          <table:table-cell table:formula="of:=MID([.A331];6;2)*1" office:value-type="float" office:value="11" calcext:value-type="float">
            <text:p>11</text:p>
          </table:table-cell>
          <table:table-cell table:formula="of:=MID([.A331];9;2)*1" office:value-type="float" office:value="26" calcext:value-type="float">
            <text:p>26</text:p>
          </table:table-cell>
          <table:table-cell table:formula="of:=CHOOSE(WEEKDAY([.A33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Why. 14:1-3,4b-5;Mzm. 24:1-2,3-4ab,5-6;Luk. 21:1-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7</text:p>
          </table:table-cell>
          <table:table-cell table:style-name="ce1" table:number-columns-repeated="2"/>
          <table:table-cell table:formula="of:=MID([.A332];6;2)*1" office:value-type="float" office:value="11" calcext:value-type="float">
            <text:p>11</text:p>
          </table:table-cell>
          <table:table-cell table:formula="of:=MID([.A332];9;2)*1" office:value-type="float" office:value="27" calcext:value-type="float">
            <text:p>27</text:p>
          </table:table-cell>
          <table:table-cell table:formula="of:=CHOOSE(WEEKDAY([.A33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Dan. 5:1-6,13-14,16-17,23-28; MTDan. 3:62,63,64,65,66,67;Luk. 21:12-19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1-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333];6;2)*1" office:value-type="float" office:value="11" calcext:value-type="float">
            <text:p>11</text:p>
          </table:table-cell>
          <table:table-cell table:formula="of:=MID([.A333];9;2)*1" office:value-type="float" office:value="28" calcext:value-type="float">
            <text:p>28</text:p>
          </table:table-cell>
          <table:table-cell table:formula="of:=CHOOSE(WEEKDAY([.A33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Dan. 6:12-28; MTDan. 3:68,69,70,71,72,73,74;Luk. 21:20-2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9</text:p>
          </table:table-cell>
          <table:table-cell table:style-name="ce1" table:number-columns-repeated="2"/>
          <table:table-cell table:formula="of:=MID([.A334];6;2)*1" office:value-type="float" office:value="11" calcext:value-type="float">
            <text:p>11</text:p>
          </table:table-cell>
          <table:table-cell table:formula="of:=MID([.A334];9;2)*1" office:value-type="float" office:value="29" calcext:value-type="float">
            <text:p>29</text:p>
          </table:table-cell>
          <table:table-cell table:formula="of:=CHOOSE(WEEKDAY([.A33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Dan. 7:2-14; MTDan. 3:75,76,77,78,79,80,81.;Luk. 21:29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30</text:p>
          </table:table-cell>
          <table:table-cell table:style-name="ce1" table:number-columns-repeated="2"/>
          <table:table-cell table:formula="of:=MID([.A335];6;2)*1" office:value-type="float" office:value="11" calcext:value-type="float">
            <text:p>11</text:p>
          </table:table-cell>
          <table:table-cell table:formula="of:=MID([.A335];9;2)*1" office:value-type="float" office:value="30" calcext:value-type="float">
            <text:p>30</text:p>
          </table:table-cell>
          <table:table-cell table:formula="of:=CHOOSE(WEEKDAY([.A33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10:9-18;Mzm. 19:2-3,4-5;Mat. 4:18-2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1</text:p>
          </table:table-cell>
          <table:table-cell table:style-name="ce1" table:number-columns-repeated="2"/>
          <table:table-cell table:formula="of:=MID([.A336];6;2)*1" office:value-type="float" office:value="12" calcext:value-type="float">
            <text:p>12</text:p>
          </table:table-cell>
          <table:table-cell table:formula="of:=MID([.A336];9;2)*1" office:value-type="float" office:value="1" calcext:value-type="float">
            <text:p>1</text:p>
          </table:table-cell>
          <table:table-cell table:formula="of:=CHOOSE(WEEKDAY([.A33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2:1-5;Mzm. 122:1-2,4-5,6-7,8-9;Rm. 13:11-14a;Mat. 24:37-4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2</text:p>
          </table:table-cell>
          <table:table-cell table:style-name="ce1" table:number-columns-repeated="2"/>
          <table:table-cell table:formula="of:=MID([.A337];6;2)*1" office:value-type="float" office:value="12" calcext:value-type="float">
            <text:p>12</text:p>
          </table:table-cell>
          <table:table-cell table:formula="of:=MID([.A337];9;2)*1" office:value-type="float" office:value="2" calcext:value-type="float">
            <text:p>2</text:p>
          </table:table-cell>
          <table:table-cell table:formula="of:=CHOOSE(WEEKDAY([.A33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2:1-5 atauYes. 4:2-6;Mzm. 122:1-2,3-4a,(4b-5,6-7,) 8-9;Mat. 8:5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03</text:p>
          </table:table-cell>
          <table:table-cell table:style-name="ce1" table:number-columns-repeated="2"/>
          <table:table-cell table:formula="of:=MID([.A338];6;2)*1" office:value-type="float" office:value="12" calcext:value-type="float">
            <text:p>12</text:p>
          </table:table-cell>
          <table:table-cell table:formula="of:=MID([.A338];9;2)*1" office:value-type="float" office:value="3" calcext:value-type="float">
            <text:p>3</text:p>
          </table:table-cell>
          <table:table-cell table:formula="of:=CHOOSE(WEEKDAY([.A33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Kor. 9:16-19,22-23;Mzm. 117:1,2;Mrk. 16:15-2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04</text:p>
          </table:table-cell>
          <table:table-cell table:style-name="ce1" table:number-columns-repeated="2"/>
          <table:table-cell table:formula="of:=MID([.A339];6;2)*1" office:value-type="float" office:value="12" calcext:value-type="float">
            <text:p>12</text:p>
          </table:table-cell>
          <table:table-cell table:formula="of:=MID([.A339];9;2)*1" office:value-type="float" office:value="4" calcext:value-type="float">
            <text:p>4</text:p>
          </table:table-cell>
          <table:table-cell table:formula="of:=CHOOSE(WEEKDAY([.A33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25:6-10a;Mzm. 23:1-3a,3b-4,5,6;Mat. 15:29-37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2-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1</text:p>
          </table:table-cell>
          <table:table-cell table:formula="of:=MID([.A340];6;2)*1" office:value-type="float" office:value="12" calcext:value-type="float">
            <text:p>12</text:p>
          </table:table-cell>
          <table:table-cell table:formula="of:=MID([.A340];9;2)*1" office:value-type="float" office:value="5" calcext:value-type="float">
            <text:p>5</text:p>
          </table:table-cell>
          <table:table-cell table:formula="of:=CHOOSE(WEEKDAY([.A34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26:1-6;Mzm. 118:1,8-9,19-21,25-27a;Mat. 7:21,24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06</text:p>
          </table:table-cell>
          <table:table-cell table:style-name="ce1" table:number-columns-repeated="2"/>
          <table:table-cell table:formula="of:=MID([.A341];6;2)*1" office:value-type="float" office:value="12" calcext:value-type="float">
            <text:p>12</text:p>
          </table:table-cell>
          <table:table-cell table:formula="of:=MID([.A341];9;2)*1" office:value-type="float" office:value="6" calcext:value-type="float">
            <text:p>6</text:p>
          </table:table-cell>
          <table:table-cell table:formula="of:=CHOOSE(WEEKDAY([.A34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29:17-24;Mzm. 27:1,4,13-14;Mat. 9:27-3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7</text:p>
          </table:table-cell>
          <table:table-cell table:style-name="ce1" table:number-columns-repeated="2"/>
          <table:table-cell table:formula="of:=MID([.A342];6;2)*1" office:value-type="float" office:value="12" calcext:value-type="float">
            <text:p>12</text:p>
          </table:table-cell>
          <table:table-cell table:formula="of:=MID([.A342];9;2)*1" office:value-type="float" office:value="7" calcext:value-type="float">
            <text:p>7</text:p>
          </table:table-cell>
          <table:table-cell table:formula="of:=CHOOSE(WEEKDAY([.A34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s. 30:19-21,23-26;Mzm. 147:1-2,3-4,5-6;Mat. 9:35-10:1,6-8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8</text:p>
          </table:table-cell>
          <table:table-cell table:style-name="ce1" table:number-columns-repeated="2"/>
          <table:table-cell table:formula="of:=MID([.A343];6;2)*1" office:value-type="float" office:value="12" calcext:value-type="float">
            <text:p>12</text:p>
          </table:table-cell>
          <table:table-cell table:formula="of:=MID([.A343];9;2)*1" office:value-type="float" office:value="8" calcext:value-type="float">
            <text:p>8</text:p>
          </table:table-cell>
          <table:table-cell table:formula="of:=CHOOSE(WEEKDAY([.A34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11:1-10;Mzm. 72:1-2,7-8,12-13,17;Rm. 15:4-9;Mat. 3:1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9</text:p>
          </table:table-cell>
          <table:table-cell table:style-name="ce1" table:number-columns-repeated="2"/>
          <table:table-cell table:formula="of:=MID([.A344];6;2)*1" office:value-type="float" office:value="12" calcext:value-type="float">
            <text:p>12</text:p>
          </table:table-cell>
          <table:table-cell table:formula="of:=MID([.A344];9;2)*1" office:value-type="float" office:value="9" calcext:value-type="float">
            <text:p>9</text:p>
          </table:table-cell>
          <table:table-cell table:formula="of:=CHOOSE(WEEKDAY([.A34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3:9-15,20;Mzm. 98:1,2-3ab,3bc-4;Ef. 1:3-6,11-12;Luk. 1:2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10</text:p>
          </table:table-cell>
          <table:table-cell table:style-name="ce1" table:number-columns-repeated="2"/>
          <table:table-cell table:formula="of:=MID([.A345];6;2)*1" office:value-type="float" office:value="12" calcext:value-type="float">
            <text:p>12</text:p>
          </table:table-cell>
          <table:table-cell table:formula="of:=MID([.A345];9;2)*1" office:value-type="float" office:value="10" calcext:value-type="float">
            <text:p>10</text:p>
          </table:table-cell>
          <table:table-cell table:formula="of:=CHOOSE(WEEKDAY([.A34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40:1-11;Mzm. 96:1-2,3,10ac,11-12,13;Mat. 18:12-1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1</text:p>
          </table:table-cell>
          <table:table-cell table:style-name="ce1" table:number-columns-repeated="2"/>
          <table:table-cell table:formula="of:=MID([.A346];6;2)*1" office:value-type="float" office:value="12" calcext:value-type="float">
            <text:p>12</text:p>
          </table:table-cell>
          <table:table-cell table:formula="of:=MID([.A346];9;2)*1" office:value-type="float" office:value="11" calcext:value-type="float">
            <text:p>11</text:p>
          </table:table-cell>
          <table:table-cell table:formula="of:=CHOOSE(WEEKDAY([.A34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40:25-31;Mzm. 103:1-2,3-4,8,10;Mat. 11:28-3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2-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2</text:p>
          </table:table-cell>
          <table:table-cell table:formula="of:=MID([.A347];6;2)*1" office:value-type="float" office:value="12" calcext:value-type="float">
            <text:p>12</text:p>
          </table:table-cell>
          <table:table-cell table:formula="of:=MID([.A347];9;2)*1" office:value-type="float" office:value="12" calcext:value-type="float">
            <text:p>12</text:p>
          </table:table-cell>
          <table:table-cell table:formula="of:=CHOOSE(WEEKDAY([.A34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41:13-20;Mzm. 145:1,9,10-11,12-13ab;Mat. 11:11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3</text:p>
          </table:table-cell>
          <table:table-cell table:style-name="ce1" table:number-columns-repeated="2"/>
          <table:table-cell table:formula="of:=MID([.A348];6;2)*1" office:value-type="float" office:value="12" calcext:value-type="float">
            <text:p>12</text:p>
          </table:table-cell>
          <table:table-cell table:formula="of:=MID([.A348];9;2)*1" office:value-type="float" office:value="13" calcext:value-type="float">
            <text:p>13</text:p>
          </table:table-cell>
          <table:table-cell table:formula="of:=CHOOSE(WEEKDAY([.A34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48:17-19;Mzm. 1:1-2,3,4,6;Mat. 11:16-19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14</text:p>
          </table:table-cell>
          <table:table-cell table:style-name="ce1" table:number-columns-repeated="2"/>
          <table:table-cell table:formula="of:=MID([.A349];6;2)*1" office:value-type="float" office:value="12" calcext:value-type="float">
            <text:p>12</text:p>
          </table:table-cell>
          <table:table-cell table:formula="of:=MID([.A349];9;2)*1" office:value-type="float" office:value="14" calcext:value-type="float">
            <text:p>14</text:p>
          </table:table-cell>
          <table:table-cell table:formula="of:=CHOOSE(WEEKDAY([.A34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Sir. 48:1-4,9-11;Mzm. 80:2ac,3b,15-16,18-19;Mat. 17:10-1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15</text:p>
          </table:table-cell>
          <table:table-cell table:style-name="ce1" table:number-columns-repeated="2"/>
          <table:table-cell table:formula="of:=MID([.A350];6;2)*1" office:value-type="float" office:value="12" calcext:value-type="float">
            <text:p>12</text:p>
          </table:table-cell>
          <table:table-cell table:formula="of:=MID([.A350];9;2)*1" office:value-type="float" office:value="15" calcext:value-type="float">
            <text:p>15</text:p>
          </table:table-cell>
          <table:table-cell table:formula="of:=CHOOSE(WEEKDAY([.A35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35:1-6a,10;Mzm. 146:7,8-9a,9bc-10;Yak. 5:7-10;Mat. 11:2-11.</text:p>
          </table:table-cell>
          <table:table-cell table:number-columns-repeated="2"/>
        </table:table-row>
        <table:table-row table:style-name="ro3" table:visibility="filter">
          <table:table-cell table:style-name="ce1" office:value-type="string" calcext:value-type="string">
            <text:p>2019-12-16</text:p>
          </table:table-cell>
          <table:table-cell table:style-name="ce1"/>
          <table:table-cell/>
          <table:table-cell table:formula="of:=MID([.A351];6;2)*1" office:value-type="float" office:value="12" calcext:value-type="float">
            <text:p>12</text:p>
          </table:table-cell>
          <table:table-cell table:formula="of:=MID([.A351];9;2)*1" office:value-type="float" office:value="16" calcext:value-type="float">
            <text:p>16</text:p>
          </table:table-cell>
          <table:table-cell table:formula="of:=CHOOSE(WEEKDAY([.A35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Bil. 24:2-7,15-17a;Mzm. 25:4bc-5ab,6-7bc,8-9;Mat. 21:23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7</text:p>
          </table:table-cell>
          <table:table-cell table:style-name="ce1" table:number-columns-repeated="2"/>
          <table:table-cell table:formula="of:=MID([.A352];6;2)*1" office:value-type="float" office:value="12" calcext:value-type="float">
            <text:p>12</text:p>
          </table:table-cell>
          <table:table-cell table:formula="of:=MID([.A352];9;2)*1" office:value-type="float" office:value="17" calcext:value-type="float">
            <text:p>17</text:p>
          </table:table-cell>
          <table:table-cell table:formula="of:=CHOOSE(WEEKDAY([.A35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49:2,8-10;Mzm. 72:1-2,3-4ab,7-8,17;Mat. 1:1-1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8</text:p>
          </table:table-cell>
          <table:table-cell table:style-name="ce1" table:number-columns-repeated="2"/>
          <table:table-cell table:formula="of:=MID([.A353];6;2)*1" office:value-type="float" office:value="12" calcext:value-type="float">
            <text:p>12</text:p>
          </table:table-cell>
          <table:table-cell table:formula="of:=MID([.A353];9;2)*1" office:value-type="float" office:value="18" calcext:value-type="float">
            <text:p>18</text:p>
          </table:table-cell>
          <table:table-cell table:formula="of:=CHOOSE(WEEKDAY([.A35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Mzm. 72:2,12-13,18-19;Mat. 1:18-24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2-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3</text:p>
          </table:table-cell>
          <table:table-cell table:formula="of:=MID([.A354];6;2)*1" office:value-type="float" office:value="12" calcext:value-type="float">
            <text:p>12</text:p>
          </table:table-cell>
          <table:table-cell table:formula="of:=MID([.A354];9;2)*1" office:value-type="float" office:value="19" calcext:value-type="float">
            <text:p>19</text:p>
          </table:table-cell>
          <table:table-cell table:formula="of:=CHOOSE(WEEKDAY([.A35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Hak. 13:2-7,24-25a;Mzm. 71:3-4a,5-6ab,16-17;Luk. 1:5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20</text:p>
          </table:table-cell>
          <table:table-cell table:style-name="ce1" table:number-columns-repeated="2"/>
          <table:table-cell table:formula="of:=MID([.A355];6;2)*1" office:value-type="float" office:value="12" calcext:value-type="float">
            <text:p>12</text:p>
          </table:table-cell>
          <table:table-cell table:formula="of:=MID([.A355];9;2)*1" office:value-type="float" office:value="20" calcext:value-type="float">
            <text:p>20</text:p>
          </table:table-cell>
          <table:table-cell table:formula="of:=CHOOSE(WEEKDAY([.A35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7:10-14;Mzm. 24:1-2,3-4ab,5-6;Luk. 1:2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1</text:p>
          </table:table-cell>
          <table:table-cell table:style-name="ce1" table:number-columns-repeated="2"/>
          <table:table-cell table:formula="of:=MID([.A356];6;2)*1" office:value-type="float" office:value="12" calcext:value-type="float">
            <text:p>12</text:p>
          </table:table-cell>
          <table:table-cell table:formula="of:=MID([.A356];9;2)*1" office:value-type="float" office:value="21" calcext:value-type="float">
            <text:p>21</text:p>
          </table:table-cell>
          <table:table-cell table:formula="of:=CHOOSE(WEEKDAY([.A35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d. 2:8-14 atauZef. 3:14-18a;Mzm. 33:2-3,11-12,20-21;Luk. 1:39-4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2</text:p>
          </table:table-cell>
          <table:table-cell table:style-name="ce1" table:number-columns-repeated="2"/>
          <table:table-cell table:formula="of:=MID([.A357];6;2)*1" office:value-type="float" office:value="12" calcext:value-type="float">
            <text:p>12</text:p>
          </table:table-cell>
          <table:table-cell table:formula="of:=MID([.A357];9;2)*1" office:value-type="float" office:value="22" calcext:value-type="float">
            <text:p>22</text:p>
          </table:table-cell>
          <table:table-cell table:formula="of:=CHOOSE(WEEKDAY([.A35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7:10-14;Mzm. 24:1-2,3-4ab,5-6;Rm. 1:1-7;Mat. 1:18-24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19-12-2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4</text:p>
          </table:table-cell>
          <table:table-cell table:formula="of:=MID([.A358];6;2)*1" office:value-type="float" office:value="12" calcext:value-type="float">
            <text:p>12</text:p>
          </table:table-cell>
          <table:table-cell table:formula="of:=MID([.A358];9;2)*1" office:value-type="float" office:value="23" calcext:value-type="float">
            <text:p>23</text:p>
          </table:table-cell>
          <table:table-cell table:formula="of:=CHOOSE(WEEKDAY([.A35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Mal. 3:1-4; 4:5-6;Mzm. 25:4bc-5ab,8-9,10,14;Luk. 1:57-66.</text:p>
          </table:table-cell>
          <table:table-cell table:number-columns-repeated="2"/>
        </table:table-row>
        <table:table-row table:style-name="ro5" table:visibility="filter">
          <table:table-cell table:style-name="ce1" office:value-type="string" calcext:value-type="string">
            <text:p>2019-12-24</text:p>
          </table:table-cell>
          <table:table-cell table:style-name="ce1" table:number-columns-repeated="2"/>
          <table:table-cell table:formula="of:=MID([.A359];6;2)*1" office:value-type="float" office:value="12" calcext:value-type="float">
            <text:p>12</text:p>
          </table:table-cell>
          <table:table-cell table:formula="of:=MID([.A359];9;2)*1" office:value-type="float" office:value="24" calcext:value-type="float">
            <text:p>24</text:p>
          </table:table-cell>
          <table:table-cell table:formula="of:=CHOOSE(WEEKDAY([.A35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Sam. 7:1-5,8b-12,16;Mzm. 89:2-3,4-5,27,29;Luk. 1:67-79.Sore :Yes. 62:1-5;Mzm. 89:4-5,16-17,27,29;Kis. 13:16-17,22-25;Mat. 1:1-25 (Mat. 1:18-25)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12-25</text:p>
          </table:table-cell>
          <table:table-cell table:style-name="ce1" table:number-columns-repeated="2"/>
          <table:table-cell table:formula="of:=MID([.A360];6;2)*1" office:value-type="float" office:value="12" calcext:value-type="float">
            <text:p>12</text:p>
          </table:table-cell>
          <table:table-cell table:formula="of:=MID([.A360];9;2)*1" office:value-type="float" office:value="25" calcext:value-type="float">
            <text:p>25</text:p>
          </table:table-cell>
          <table:table-cell table:formula="of:=CHOOSE(WEEKDAY([.A36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9:1-6;Mzm. 96:1-2a,2b-3,11-12,13;Tit. 2:11-14;Luk. 2:1-14.Fajar :Yes. 62:11-12;Mzm. 97:1,6,11-12;Tit. 3:4-7;Luk. 2:15-20.Siang :Yes. 52:7-10;Mzm. 98:1,2-3ab,3cd-4,5-6;Ibr. 1:1-6;Yoh. 1:1-18 (Yoh. 1:1-5,9-14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6</text:p>
          </table:table-cell>
          <table:table-cell table:style-name="ce1" table:number-columns-repeated="2"/>
          <table:table-cell table:formula="of:=MID([.A361];6;2)*1" office:value-type="float" office:value="12" calcext:value-type="float">
            <text:p>12</text:p>
          </table:table-cell>
          <table:table-cell table:formula="of:=MID([.A361];9;2)*1" office:value-type="float" office:value="26" calcext:value-type="float">
            <text:p>26</text:p>
          </table:table-cell>
          <table:table-cell table:formula="of:=CHOOSE(WEEKDAY([.A36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6:8-10; 7:54-59;Mzm. 31:3cd-4,6,8ab,16bc,17;Mat. 10:17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27</text:p>
          </table:table-cell>
          <table:table-cell table:style-name="ce1" table:number-columns-repeated="2"/>
          <table:table-cell table:formula="of:=MID([.A362];6;2)*1" office:value-type="float" office:value="12" calcext:value-type="float">
            <text:p>12</text:p>
          </table:table-cell>
          <table:table-cell table:formula="of:=MID([.A362];9;2)*1" office:value-type="float" office:value="27" calcext:value-type="float">
            <text:p>27</text:p>
          </table:table-cell>
          <table:table-cell table:formula="of:=CHOOSE(WEEKDAY([.A36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Yoh. 1:1-4;Mzm. 97:1-2,5-6,11-12;Yoh. 20:2-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28</text:p>
          </table:table-cell>
          <table:table-cell table:style-name="ce1" table:number-columns-repeated="2"/>
          <table:table-cell table:formula="of:=MID([.A363];6;2)*1" office:value-type="float" office:value="12" calcext:value-type="float">
            <text:p>12</text:p>
          </table:table-cell>
          <table:table-cell table:formula="of:=MID([.A363];9;2)*1" office:value-type="float" office:value="28" calcext:value-type="float">
            <text:p>28</text:p>
          </table:table-cell>
          <table:table-cell table:formula="of:=CHOOSE(WEEKDAY([.A36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Yoh. 1:5-2:2;Mzm. 124:2-3,4-5,7b-8;Mat. 2:13-1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9</text:p>
          </table:table-cell>
          <table:table-cell table:style-name="ce1" table:number-columns-repeated="2"/>
          <table:table-cell table:formula="of:=MID([.A364];6;2)*1" office:value-type="float" office:value="12" calcext:value-type="float">
            <text:p>12</text:p>
          </table:table-cell>
          <table:table-cell table:formula="of:=MID([.A364];9;2)*1" office:value-type="float" office:value="29" calcext:value-type="float">
            <text:p>29</text:p>
          </table:table-cell>
          <table:table-cell table:formula="of:=CHOOSE(WEEKDAY([.A36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:2-6,12-14;Mzm. 128:1-2,3,4-5;Kol. 3:12-21;Mat. 2:13-15,19-2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30</text:p>
          </table:table-cell>
          <table:table-cell table:style-name="ce1" table:number-columns-repeated="2"/>
          <table:table-cell table:formula="of:=MID([.A365];6;2)*1" office:value-type="float" office:value="12" calcext:value-type="float">
            <text:p>12</text:p>
          </table:table-cell>
          <table:table-cell table:formula="of:=MID([.A365];9;2)*1" office:value-type="float" office:value="30" calcext:value-type="float">
            <text:p>30</text:p>
          </table:table-cell>
          <table:table-cell table:formula="of:=CHOOSE(WEEKDAY([.A36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Yoh. 2:12-17;Mzm. 96:7-8a,8b-9,10;Luk. 2:36-4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31</text:p>
          </table:table-cell>
          <table:table-cell table:style-name="ce1" table:number-columns-repeated="2"/>
          <table:table-cell table:formula="of:=MID([.A366];6;2)*1" office:value-type="float" office:value="12" calcext:value-type="float">
            <text:p>12</text:p>
          </table:table-cell>
          <table:table-cell table:formula="of:=MID([.A366];9;2)*1" office:value-type="float" office:value="31" calcext:value-type="float">
            <text:p>31</text:p>
          </table:table-cell>
          <table:table-cell table:formula="of:=CHOOSE(WEEKDAY([.A36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Yoh. 2:18-21;Mzm. 96:1-2,11-12,13;Yoh. 1:1-18.</text:p>
          </table:table-cell>
          <table:table-cell table:number-columns-repeated="2"/>
        </table:table-row>
        <table:table-row table:style-name="ro1" table:number-rows-repeated="104820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Tanggal</text:p>
          </table:table-cell>
          <table:table-cell table:style-name="ce2" office:value-type="string" calcext:value-type="string">
            <text:p>Aktif</text:p>
          </table:table-cell>
          <table:table-cell table:style-name="ce2" office:value-type="string" calcext:value-type="string">
            <text:p>Acara</text:p>
          </table:table-cell>
          <table:table-cell table:style-name="ce2" office:value-type="string" calcext:value-type="string">
            <text:p>Bulan</text:p>
          </table:table-cell>
          <table:table-cell table:style-name="ce2" office:value-type="string" calcext:value-type="string">
            <text:p>Tgl</text:p>
          </table:table-cell>
          <table:table-cell table:style-name="ce2" office:value-type="string" calcext:value-type="string">
            <text:p>Hari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1</text:p>
          </table:table-cell>
          <table:table-cell office:value-type="string" calcext:value-type="string">
            <text:p>Petugas 2</text:p>
          </table:table-cell>
          <table:table-cell table:number-columns-repeated="1014"/>
        </table:table-row>
        <table:table-row table:style-name="ro7" table:visibility="filter">
          <table:table-cell table:style-name="ce2" office:value-type="string" calcext:value-type="string">
            <text:p>2019-01-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2];6;2)*1" office:value-type="float" office:value="1" calcext:value-type="float">
            <text:p>1</text:p>
          </table:table-cell>
          <table:table-cell table:formula="of:=MID([.A2];9;2)*1" office:value-type="float" office:value="10" calcext:value-type="float">
            <text:p>10</text:p>
          </table:table-cell>
          <table:table-cell table:formula="of:=CHOOSE(WEEKDAY([.A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Yoh. 4:19-5:4;Mzm. 72:2,14,15bc,17;Luk. 4:14-22a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ton Supriyana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1-2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3];6;2)*1" office:value-type="float" office:value="1" calcext:value-type="float">
            <text:p>1</text:p>
          </table:table-cell>
          <table:table-cell table:formula="of:=MID([.A3];9;2)*1" office:value-type="float" office:value="24" calcext:value-type="float">
            <text:p>24</text:p>
          </table:table-cell>
          <table:table-cell table:formula="of:=CHOOSE(WEEKDAY([.A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7:25-8:6;Mzm. 40:7-8a,8b-9,10,17;Mrk. 3:7-12;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Neo Suradi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2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];6;2)*1" office:value-type="float" office:value="2" calcext:value-type="float">
            <text:p>2</text:p>
          </table:table-cell>
          <table:table-cell table:formula="of:=MID([.A4];9;2)*1" office:value-type="float" office:value="14" calcext:value-type="float">
            <text:p>14</text:p>
          </table:table-cell>
          <table:table-cell table:formula="of:=CHOOSE(WEEKDAY([.A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2:18-25;Mzm. 128:1-2,3,4-5;Mrk. 7:24-30;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V. Isti Rudati</text:p>
          </table:table-cell>
          <table:table-cell table:number-columns-repeated="1014"/>
        </table:table-row>
        <table:table-row table:style-name="ro8" table:visibility="filter">
          <table:table-cell table:style-name="ce2" office:value-type="string" calcext:value-type="string">
            <text:p>2019-02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5];6;2)*1" office:value-type="float" office:value="2" calcext:value-type="float">
            <text:p>2</text:p>
          </table:table-cell>
          <table:table-cell table:formula="of:=MID([.A5];9;2)*1" office:value-type="float" office:value="28" calcext:value-type="float">
            <text:p>28</text:p>
          </table:table-cell>
          <table:table-cell table:formula="of:=CHOOSE(WEEKDAY([.A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5:1-8;Mzm. 1:1-2,3,4,6;Mrk. 9:41-50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Maria R. Tri Marieska</text:p>
          </table:table-cell>
          <table:table-cell table:number-columns-repeated="1014"/>
        </table:table-row>
        <table:table-row table:style-name="ro8" table:visibility="filter">
          <table:table-cell table:style-name="ce2" office:value-type="string" calcext:value-type="string">
            <text:p>2019-03-0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</text:p>
          </table:table-cell>
          <table:table-cell table:formula="of:=MID([.A6];6;2)*1" office:value-type="float" office:value="3" calcext:value-type="float">
            <text:p>3</text:p>
          </table:table-cell>
          <table:table-cell table:formula="of:=MID([.A6];9;2)*1" office:value-type="float" office:value="7" calcext:value-type="float">
            <text:p>7</text:p>
          </table:table-cell>
          <table:table-cell table:formula="of:=CHOOSE(WEEKDAY([.A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Ul. 30:15-20;Mzm. 1:1-2,3,4,6;Luk. 9:22-25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9" table:visibility="filter">
          <table:table-cell table:style-name="ce2" office:value-type="string" calcext:value-type="string">
            <text:p>2019-03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I</text:p>
          </table:table-cell>
          <table:table-cell table:formula="of:=MID([.A7];6;2)*1" office:value-type="float" office:value="3" calcext:value-type="float">
            <text:p>3</text:p>
          </table:table-cell>
          <table:table-cell table:formula="of:=MID([.A7];9;2)*1" office:value-type="float" office:value="14" calcext:value-type="float">
            <text:p>14</text:p>
          </table:table-cell>
          <table:table-cell table:formula="of:=CHOOSE(WEEKDAY([.A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st. 4:10a,10c-12,17-19;Mzm. 138:1-2a,2bc-3,7c-8;Mat. 7:7-12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8" table:visibility="filter">
          <table:table-cell table:style-name="ce2" office:value-type="string" calcext:value-type="string">
            <text:p>2019-03-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II</text:p>
          </table:table-cell>
          <table:table-cell table:formula="of:=MID([.A8];6;2)*1" office:value-type="float" office:value="3" calcext:value-type="float">
            <text:p>3</text:p>
          </table:table-cell>
          <table:table-cell table:formula="of:=MID([.A8];9;2)*1" office:value-type="float" office:value="21" calcext:value-type="float">
            <text:p>21</text:p>
          </table:table-cell>
          <table:table-cell table:formula="of:=CHOOSE(WEEKDAY([.A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 17:5-10;Mzm 1:1-2.3.4.6;Luk 16:19-31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3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V</text:p>
          </table:table-cell>
          <table:table-cell table:formula="of:=MID([.A9];6;2)*1" office:value-type="float" office:value="3" calcext:value-type="float">
            <text:p>3</text:p>
          </table:table-cell>
          <table:table-cell table:formula="of:=MID([.A9];9;2)*1" office:value-type="float" office:value="28" calcext:value-type="float">
            <text:p>28</text:p>
          </table:table-cell>
          <table:table-cell table:formula="of:=CHOOSE(WEEKDAY([.A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. 7:23-28;Mzm. 95:1-2,6-7.8-9;Luk. 11:14-23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4-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V</text:p>
          </table:table-cell>
          <table:table-cell table:formula="of:=MID([.A10];6;2)*1" office:value-type="float" office:value="4" calcext:value-type="float">
            <text:p>4</text:p>
          </table:table-cell>
          <table:table-cell table:formula="of:=MID([.A10];9;2)*1" office:value-type="float" office:value="4" calcext:value-type="float">
            <text:p>4</text:p>
          </table:table-cell>
          <table:table-cell table:formula="of:=CHOOSE(WEEKDAY([.A1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32:7-14;Mzm. 106:19-20,21-22,23;Yoh. 5:31-47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4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askah lingkungan</text:p>
          </table:table-cell>
          <table:table-cell table:formula="of:=MID([.A11];6;2)*1" office:value-type="float" office:value="4" calcext:value-type="float">
            <text:p>4</text:p>
          </table:table-cell>
          <table:table-cell table:formula="of:=MID([.A11];9;2)*1" office:value-type="float" office:value="25" calcext:value-type="float">
            <text:p>25</text:p>
          </table:table-cell>
          <table:table-cell table:formula="of:=CHOOSE(WEEKDAY([.A1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3:11-26;Mzm. 8:2a,5,6-7,8-9;Luk. 24:35-4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Djoko Marsito</text:p>
          </table:table-cell>
          <table:table-cell table:style-name="Default" table:number-columns-repeated="4"/>
          <table:table-cell table:number-columns-repeated="1011"/>
        </table:table-row>
        <table:table-row table:style-name="ro7">
          <table:table-cell table:style-name="ce2" office:value-type="string" calcext:value-type="string">
            <text:p>2019-05-0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];6;2)*1" office:value-type="float" office:value="5" calcext:value-type="float">
            <text:p>5</text:p>
          </table:table-cell>
          <table:table-cell table:formula="of:=MID([.A12];9;2)*1" office:value-type="float" office:value="1" calcext:value-type="float">
            <text:p>1</text:p>
          </table:table-cell>
          <table:table-cell table:formula="of:=CHOOSE(WEEKDAY([.A1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5:17-26;Mzm. 34:2-3,4-5,6-7,8-9;Yoh. 3:16-21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Nanik Ismarjiyati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05-0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];6;2)*1" office:value-type="float" office:value="5" calcext:value-type="float">
            <text:p>5</text:p>
          </table:table-cell>
          <table:table-cell table:formula="of:=MID([.A13];9;2)*1" office:value-type="float" office:value="2" calcext:value-type="float">
            <text:p>2</text:p>
          </table:table-cell>
          <table:table-cell table:formula="of:=CHOOSE(WEEKDAY([.A1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5:27-33;Mzm. 34:2,9,17-18,19-20;Yoh. 3:31-36;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Ign. Stanley Andi P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2019-05-0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];6;2)*1" office:value-type="float" office:value="5" calcext:value-type="float">
            <text:p>5</text:p>
          </table:table-cell>
          <table:table-cell table:formula="of:=MID([.A14];9;2)*1" office:value-type="float" office:value="3" calcext:value-type="float">
            <text:p>3</text:p>
          </table:table-cell>
          <table:table-cell table:formula="of:=CHOOSE(WEEKDAY([.A1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Kor. 15:1-8;Mzm. 19:2-3,4-5;Yoh. 14:6-14.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Prima Ar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];6;2)*1" office:value-type="float" office:value="5" calcext:value-type="float">
            <text:p>5</text:p>
          </table:table-cell>
          <table:table-cell table:formula="of:=MID([.A15];9;2)*1" office:value-type="float" office:value="4" calcext:value-type="float">
            <text:p>4</text:p>
          </table:table-cell>
          <table:table-cell table:formula="of:=CHOOSE(WEEKDAY([.A1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6:1-7;Mzm. 33:1-2,4-5,18-19;Yoh. 6:16-21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H.A. Wulandari</text:p>
          </table:table-cell>
          <table:table-cell table:style-name="Default"/>
          <table:table-cell table:number-columns-repeated="1013"/>
        </table:table-row>
        <table:table-row table:style-name="ro11">
          <table:table-cell table:style-name="ce2" office:value-type="string" calcext:value-type="string">
            <text:p>2019-05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6];6;2)*1" office:value-type="float" office:value="5" calcext:value-type="float">
            <text:p>5</text:p>
          </table:table-cell>
          <table:table-cell table:formula="of:=MID([.A16];9;2)*1" office:value-type="float" office:value="5" calcext:value-type="float">
            <text:p>5</text:p>
          </table:table-cell>
          <table:table-cell table:formula="of:=CHOOSE(WEEKDAY([.A1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5:27b-32,40b-41;Mzm. 30:2,4,5,6,11,12a,13b;Why. 5:11-14;Yoh. 21:1-19 (Yoh. 21:1-14)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Eleonora Keso Muda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05-0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7];6;2)*1" office:value-type="float" office:value="5" calcext:value-type="float">
            <text:p>5</text:p>
          </table:table-cell>
          <table:table-cell table:formula="of:=MID([.A17];9;2)*1" office:value-type="float" office:value="6" calcext:value-type="float">
            <text:p>6</text:p>
          </table:table-cell>
          <table:table-cell table:formula="of:=CHOOSE(WEEKDAY([.A1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6:8-15;Mzm. 119:23-24,26-27,29-30;Yoh. 6:22-29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V. Isti Rudati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05-0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8];6;2)*1" office:value-type="float" office:value="5" calcext:value-type="float">
            <text:p>5</text:p>
          </table:table-cell>
          <table:table-cell table:formula="of:=MID([.A18];9;2)*1" office:value-type="float" office:value="7" calcext:value-type="float">
            <text:p>7</text:p>
          </table:table-cell>
          <table:table-cell table:formula="of:=CHOOSE(WEEKDAY([.A1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7:51 - 8:1a;Mzm. 31:3cd-4,6ab,7b,8a,17,21ab;Yoh. 6:30-35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Anton Supriyana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0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9];6;2)*1" office:value-type="float" office:value="5" calcext:value-type="float">
            <text:p>5</text:p>
          </table:table-cell>
          <table:table-cell table:formula="of:=MID([.A19];9;2)*1" office:value-type="float" office:value="8" calcext:value-type="float">
            <text:p>8</text:p>
          </table:table-cell>
          <table:table-cell table:formula="of:=CHOOSE(WEEKDAY([.A1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8:1b-8;Mzm. 66:1-3a,4-5,6-7a;Yoh. 6:35-40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. Heru Pratom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0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0];6;2)*1" office:value-type="float" office:value="5" calcext:value-type="float">
            <text:p>5</text:p>
          </table:table-cell>
          <table:table-cell table:formula="of:=MID([.A20];9;2)*1" office:value-type="float" office:value="9" calcext:value-type="float">
            <text:p>9</text:p>
          </table:table-cell>
          <table:table-cell table:formula="of:=CHOOSE(WEEKDAY([.A2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8:26-40;Mzm. 66:8-9,16-17,20;Yoh. 6:44-51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C. Triyono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2019-05-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1];6;2)*1" office:value-type="float" office:value="5" calcext:value-type="float">
            <text:p>5</text:p>
          </table:table-cell>
          <table:table-cell table:formula="of:=MID([.A21];9;2)*1" office:value-type="float" office:value="10" calcext:value-type="float">
            <text:p>10</text:p>
          </table:table-cell>
          <table:table-cell table:formula="of:=CHOOSE(WEEKDAY([.A2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9:1-20;Mzm. 117:1,2;Yoh. 6:52-59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ulia Jatiningsih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05-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2];6;2)*1" office:value-type="float" office:value="5" calcext:value-type="float">
            <text:p>5</text:p>
          </table:table-cell>
          <table:table-cell table:formula="of:=MID([.A22];9;2)*1" office:value-type="float" office:value="11" calcext:value-type="float">
            <text:p>11</text:p>
          </table:table-cell>
          <table:table-cell table:formula="of:=CHOOSE(WEEKDAY([.A2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9:31-42;Mzm. 116:12-13,14-15,16-17;Yoh. 6:60-69.</text:p>
          </table:table-cell>
          <table:table-cell office:value-type="string" calcext:value-type="string">
            <text:p>Th. Banarudin</text:p>
          </table:table-cell>
          <table:table-cell office:value-type="string" calcext:value-type="string">
            <text:p>Anastasia H. Djuwarni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2019-05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3];6;2)*1" office:value-type="float" office:value="5" calcext:value-type="float">
            <text:p>5</text:p>
          </table:table-cell>
          <table:table-cell table:formula="of:=MID([.A23];9;2)*1" office:value-type="float" office:value="12" calcext:value-type="float">
            <text:p>12</text:p>
          </table:table-cell>
          <table:table-cell table:formula="of:=CHOOSE(WEEKDAY([.A2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3:14,43-52;Mzm. 100:2,3,5;Why. 7:9,14b-17;Yoh. 10:27-30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loysius Lamakey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4];6;2)*1" office:value-type="float" office:value="5" calcext:value-type="float">
            <text:p>5</text:p>
          </table:table-cell>
          <table:table-cell table:formula="of:=MID([.A24];9;2)*1" office:value-type="float" office:value="13" calcext:value-type="float">
            <text:p>13</text:p>
          </table:table-cell>
          <table:table-cell table:formula="of:=CHOOSE(WEEKDAY([.A2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1:1-18;Mzm. 42:2-3; 43:3,4;Yoh. 10:1-10.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Sri Utami Chrisssumiwi, MM</text:p>
          </table:table-cell>
          <table:table-cell table:number-columns-repeated="1014"/>
        </table:table-row>
        <table:table-row table:style-name="ro9">
          <table:table-cell table:style-name="ce2" office:value-type="string" calcext:value-type="string">
            <text:p>2019-05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5];6;2)*1" office:value-type="float" office:value="5" calcext:value-type="float">
            <text:p>5</text:p>
          </table:table-cell>
          <table:table-cell table:formula="of:=MID([.A25];9;2)*1" office:value-type="float" office:value="14" calcext:value-type="float">
            <text:p>14</text:p>
          </table:table-cell>
          <table:table-cell table:formula="of:=CHOOSE(WEEKDAY([.A2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:15-17,20-26;Mzm. 113:1-2,3-4,5-6,7-8;Yoh. 15:9-17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Neo Surad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1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6];6;2)*1" office:value-type="float" office:value="5" calcext:value-type="float">
            <text:p>5</text:p>
          </table:table-cell>
          <table:table-cell table:formula="of:=MID([.A26];9;2)*1" office:value-type="float" office:value="15" calcext:value-type="float">
            <text:p>15</text:p>
          </table:table-cell>
          <table:table-cell table:formula="of:=CHOOSE(WEEKDAY([.A2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2:24-13:5a;Mzm. 67:2-3,5,6,8;Yoh. 12:44-50.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Agnes Sukarm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1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7];6;2)*1" office:value-type="float" office:value="5" calcext:value-type="float">
            <text:p>5</text:p>
          </table:table-cell>
          <table:table-cell table:formula="of:=MID([.A27];9;2)*1" office:value-type="float" office:value="16" calcext:value-type="float">
            <text:p>16</text:p>
          </table:table-cell>
          <table:table-cell table:formula="of:=CHOOSE(WEEKDAY([.A2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3:13-25;Mzm. 89:2-3,21-22,25,27;Yoh. 13:16-20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eo Surad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1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8];6;2)*1" office:value-type="float" office:value="5" calcext:value-type="float">
            <text:p>5</text:p>
          </table:table-cell>
          <table:table-cell table:formula="of:=MID([.A28];9;2)*1" office:value-type="float" office:value="17" calcext:value-type="float">
            <text:p>17</text:p>
          </table:table-cell>
          <table:table-cell table:formula="of:=CHOOSE(WEEKDAY([.A2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3:26-33;Mzm. 2:6-7,8-9,10-11;Yoh. 14:1-6.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Djoko Marsito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05-1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9];6;2)*1" office:value-type="float" office:value="5" calcext:value-type="float">
            <text:p>5</text:p>
          </table:table-cell>
          <table:table-cell table:formula="of:=MID([.A29];9;2)*1" office:value-type="float" office:value="18" calcext:value-type="float">
            <text:p>18</text:p>
          </table:table-cell>
          <table:table-cell table:formula="of:=CHOOSE(WEEKDAY([.A2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3:44-52;Mzm. 98:1,2-3ab,3cd-4;Yoh. 14:7-14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Ch. Setya Prihatiningtyas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2019-05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0];6;2)*1" office:value-type="float" office:value="5" calcext:value-type="float">
            <text:p>5</text:p>
          </table:table-cell>
          <table:table-cell table:formula="of:=MID([.A30];9;2)*1" office:value-type="float" office:value="19" calcext:value-type="float">
            <text:p>19</text:p>
          </table:table-cell>
          <table:table-cell table:formula="of:=CHOOSE(WEEKDAY([.A3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4:21b-27;Mzm.145:8-9,10-11,12-13ab;Why. 21:1-5a;Yoh. 13:31-33a,34-35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Ign. Sandy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2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1];6;2)*1" office:value-type="float" office:value="5" calcext:value-type="float">
            <text:p>5</text:p>
          </table:table-cell>
          <table:table-cell table:formula="of:=MID([.A31];9;2)*1" office:value-type="float" office:value="20" calcext:value-type="float">
            <text:p>20</text:p>
          </table:table-cell>
          <table:table-cell table:formula="of:=CHOOSE(WEEKDAY([.A3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4:5-18;Mzm. 115:1-2,3-4,15-16;Yoh. 14:21-26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C. Triyon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2];6;2)*1" office:value-type="float" office:value="5" calcext:value-type="float">
            <text:p>5</text:p>
          </table:table-cell>
          <table:table-cell table:formula="of:=MID([.A32];9;2)*1" office:value-type="float" office:value="21" calcext:value-type="float">
            <text:p>21</text:p>
          </table:table-cell>
          <table:table-cell table:formula="of:=CHOOSE(WEEKDAY([.A3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4:19-28;Mzm. 145:10-11,12-13ab,21;Yoh. 14:27-31a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2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3];6;2)*1" office:value-type="float" office:value="5" calcext:value-type="float">
            <text:p>5</text:p>
          </table:table-cell>
          <table:table-cell table:formula="of:=MID([.A33];9;2)*1" office:value-type="float" office:value="22" calcext:value-type="float">
            <text:p>22</text:p>
          </table:table-cell>
          <table:table-cell table:formula="of:=CHOOSE(WEEKDAY([.A3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5:1-6;Mzm. 122:1-2,3-4a,4b-5;Yoh. 15:1-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FX Sulart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2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4];6;2)*1" office:value-type="float" office:value="5" calcext:value-type="float">
            <text:p>5</text:p>
          </table:table-cell>
          <table:table-cell table:formula="of:=MID([.A34];9;2)*1" office:value-type="float" office:value="23" calcext:value-type="float">
            <text:p>23</text:p>
          </table:table-cell>
          <table:table-cell table:formula="of:=CHOOSE(WEEKDAY([.A3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5:7-21;Mzm. 96:1-2a,2b-3,10;Yoh. 15:9-11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 Suyant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2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5];6;2)*1" office:value-type="float" office:value="5" calcext:value-type="float">
            <text:p>5</text:p>
          </table:table-cell>
          <table:table-cell table:formula="of:=MID([.A35];9;2)*1" office:value-type="float" office:value="24" calcext:value-type="float">
            <text:p>24</text:p>
          </table:table-cell>
          <table:table-cell table:formula="of:=CHOOSE(WEEKDAY([.A3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5:22-31;Mzm. 57:8-9,10-12;Yoh. 15:12-17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Amalrylis Illona Muda</text:p>
          </table:table-cell>
          <table:table-cell office:value-type="string" calcext:value-type="string">
            <text:p>Ch. Setya Prihatiningtyas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2" office:value-type="string" calcext:value-type="string">
            <text:p>2019-05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6];6;2)*1" office:value-type="float" office:value="5" calcext:value-type="float">
            <text:p>5</text:p>
          </table:table-cell>
          <table:table-cell table:formula="of:=MID([.A36];9;2)*1" office:value-type="float" office:value="25" calcext:value-type="float">
            <text:p>25</text:p>
          </table:table-cell>
          <table:table-cell table:formula="of:=CHOOSE(WEEKDAY([.A3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6:1-10;Mzm. 100:1-2,3,5;Yoh. 15:18-21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Andre Keso Muda</text:p>
          </table:table-cell>
          <table:table-cell table:number-columns-repeated="1014"/>
        </table:table-row>
        <table:table-row table:style-name="ro12">
          <table:table-cell table:style-name="ce2" office:value-type="string" calcext:value-type="string">
            <text:p>2019-05-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7];6;2)*1" office:value-type="float" office:value="5" calcext:value-type="float">
            <text:p>5</text:p>
          </table:table-cell>
          <table:table-cell table:formula="of:=MID([.A37];9;2)*1" office:value-type="float" office:value="26" calcext:value-type="float">
            <text:p>26</text:p>
          </table:table-cell>
          <table:table-cell table:formula="of:=CHOOSE(WEEKDAY([.A3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5:1-2,22-29;Mzm. 67:2-3,5,6,8;Why. 21:10-14.22-23;Yoh. 14:23-29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Stephanie Aditya Riani Widwianingrum</text:p>
          </table:table-cell>
          <table:table-cell office:value-type="string" calcext:value-type="string">
            <text:p>Y Suyanto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2" office:value-type="string" calcext:value-type="string">
            <text:p>2019-05-2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8];6;2)*1" office:value-type="float" office:value="5" calcext:value-type="float">
            <text:p>5</text:p>
          </table:table-cell>
          <table:table-cell table:formula="of:=MID([.A38];9;2)*1" office:value-type="float" office:value="27" calcext:value-type="float">
            <text:p>27</text:p>
          </table:table-cell>
          <table:table-cell table:formula="of:=CHOOSE(WEEKDAY([.A3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6:11-15;Mzm. 149:1-2,3-4,5-6a,9b;Yoh. 15:26-16:4a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MG Budi Hartuti</text:p>
          </table:table-cell>
          <table:table-cell office:value-type="string" calcext:value-type="string">
            <text:p>Y. Sudarmad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5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9];6;2)*1" office:value-type="float" office:value="5" calcext:value-type="float">
            <text:p>5</text:p>
          </table:table-cell>
          <table:table-cell table:formula="of:=MID([.A39];9;2)*1" office:value-type="float" office:value="28" calcext:value-type="float">
            <text:p>28</text:p>
          </table:table-cell>
          <table:table-cell table:formula="of:=CHOOSE(WEEKDAY([.A3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6:22-34;Mzm. 138:1-2a,2bc-3,7c-8;Yoh. 16:5-11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nton Supriyana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05-2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40];6;2)*1" office:value-type="float" office:value="5" calcext:value-type="float">
            <text:p>5</text:p>
          </table:table-cell>
          <table:table-cell table:formula="of:=MID([.A40];9;2)*1" office:value-type="float" office:value="29" calcext:value-type="float">
            <text:p>29</text:p>
          </table:table-cell>
          <table:table-cell table:formula="of:=CHOOSE(WEEKDAY([.A4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7:15,22 - 18:1;Mzm. 148:1-2,11-12ab,12c-14a,14bcd;Yoh. 16:12-15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Gelung Minangkoro</text:p>
          </table:table-cell>
          <table:table-cell table:number-columns-repeated="1014"/>
        </table:table-row>
        <table:table-row table:style-name="ro12">
          <table:table-cell table:style-name="ce2" office:value-type="string" calcext:value-type="string">
            <text:p>2019-05-3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41];6;2)*1" office:value-type="float" office:value="5" calcext:value-type="float">
            <text:p>5</text:p>
          </table:table-cell>
          <table:table-cell table:formula="of:=MID([.A41];9;2)*1" office:value-type="float" office:value="30" calcext:value-type="float">
            <text:p>30</text:p>
          </table:table-cell>
          <table:table-cell table:formula="of:=CHOOSE(WEEKDAY([.A4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:1-11;Mzm. 47:2-3,6-7,8-9;Ef. 1:17-23 atauIbr. 9:24-28; 10:19-23;Luk. 24:46-53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nastasya Bunga Rosari</text:p>
          </table:table-cell>
          <table:table-cell office:value-type="string" calcext:value-type="string">
            <text:p>Prima Ari</text:p>
          </table:table-cell>
          <table:table-cell table:number-columns-repeated="1014"/>
        </table:table-row>
        <table:table-row table:style-name="ro13">
          <table:table-cell table:style-name="ce2" office:value-type="string" calcext:value-type="string">
            <text:p>2019-05-3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42];6;2)*1" office:value-type="float" office:value="5" calcext:value-type="float">
            <text:p>5</text:p>
          </table:table-cell>
          <table:table-cell table:formula="of:=MID([.A42];9;2)*1" office:value-type="float" office:value="31" calcext:value-type="float">
            <text:p>31</text:p>
          </table:table-cell>
          <table:table-cell table:formula="of:=CHOOSE(WEEKDAY([.A4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Zef. 3:14-18a atauRm. 12:9-16b; MTYes. 12:2-3,4-bcd,5-6;Luk. 1:39-56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Andre Keso Muda</text:p>
          </table:table-cell>
          <table:table-cell table:number-columns-repeated="1014"/>
        </table:table-row>
        <table:table-row table:style-name="ro10" table:visibility="filter">
          <table:table-cell table:style-name="ce2" office:value-type="string" calcext:value-type="string">
            <text:p>2019-06-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3];6;2)*1" office:value-type="float" office:value="6" calcext:value-type="float">
            <text:p>6</text:p>
          </table:table-cell>
          <table:table-cell table:formula="of:=MID([.A43];9;2)*1" office:value-type="float" office:value="13" calcext:value-type="float">
            <text:p>13</text:p>
          </table:table-cell>
          <table:table-cell table:formula="of:=CHOOSE(WEEKDAY([.A4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3:15-4:1,3-6;Mzm. 85:9ab-10,11-12,13-14;Mat. 5:20-26;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Heru Pratomo</text:p>
          </table:table-cell>
          <table:table-cell table:number-columns-repeated="1014"/>
        </table:table-row>
        <table:table-row table:style-name="ro10" table:visibility="filter">
          <table:table-cell table:style-name="ce2" office:value-type="string" calcext:value-type="string">
            <text:p>2019-06-2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4];6;2)*1" office:value-type="float" office:value="6" calcext:value-type="float">
            <text:p>6</text:p>
          </table:table-cell>
          <table:table-cell table:formula="of:=MID([.A44];9;2)*1" office:value-type="float" office:value="27" calcext:value-type="float">
            <text:p>27</text:p>
          </table:table-cell>
          <table:table-cell table:formula="of:=CHOOSE(WEEKDAY([.A4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16:1-12,15-16;Mzm. 106:1-2,3-4a,4b-5;Mat. 7:21-29.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Djoko Marsito</text:p>
          </table:table-cell>
          <table:table-cell table:number-columns-repeated="1014"/>
        </table:table-row>
        <table:table-row table:style-name="ro13" table:visibility="filter">
          <table:table-cell table:style-name="ce2" office:value-type="string" calcext:value-type="string">
            <text:p>2019-07-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5];6;2)*1" office:value-type="float" office:value="7" calcext:value-type="float">
            <text:p>7</text:p>
          </table:table-cell>
          <table:table-cell table:formula="of:=MID([.A45];9;2)*1" office:value-type="float" office:value="11" calcext:value-type="float">
            <text:p>11</text:p>
          </table:table-cell>
          <table:table-cell table:formula="of:=CHOOSE(WEEKDAY([.A4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44:18-21,23b-29; 45:1-5;Mzm. 105:16-17,18-19,20-21;Mat. 10:7-15;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nton Supriyana</text:p>
          </table:table-cell>
          <table:table-cell table:number-columns-repeated="1014"/>
        </table:table-row>
        <table:table-row table:style-name="ro10" table:visibility="filter">
          <table:table-cell table:style-name="ce2" office:value-type="string" calcext:value-type="string">
            <text:p>2019-07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6];6;2)*1" office:value-type="float" office:value="7" calcext:value-type="float">
            <text:p>7</text:p>
          </table:table-cell>
          <table:table-cell table:formula="of:=MID([.A46];9;2)*1" office:value-type="float" office:value="25" calcext:value-type="float">
            <text:p>25</text:p>
          </table:table-cell>
          <table:table-cell table:formula="of:=CHOOSE(WEEKDAY([.A4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4:7-15;Mzm. 126:1-2ab,2cd-3,4-5,6;Mat. 20:20-28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ulia Jatiningsih</text:p>
          </table:table-cell>
          <table:table-cell table:number-columns-repeated="1014"/>
        </table:table-row>
        <table:table-row table:style-name="ro14" table:visibility="filter">
          <table:table-cell table:style-name="ce2" office:value-type="string" calcext:value-type="string">
            <text:p>2019-08-0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7];6;2)*1" office:value-type="float" office:value="8" calcext:value-type="float">
            <text:p>8</text:p>
          </table:table-cell>
          <table:table-cell table:formula="of:=MID([.A47];9;2)*1" office:value-type="float" office:value="8" calcext:value-type="float">
            <text:p>8</text:p>
          </table:table-cell>
          <table:table-cell table:formula="of:=CHOOSE(WEEKDAY([.A4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Bil. 20:1-13;Mzm. 95:1-2,6-7,8-9;Mat. 16:13-23;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Ch. Setya Prihatiningtyas</text:p>
          </table:table-cell>
          <table:table-cell table:number-columns-repeated="1014"/>
        </table:table-row>
        <table:table-row table:style-name="ro4" table:visibility="filter">
          <table:table-cell table:style-name="ce2" office:value-type="string" calcext:value-type="string">
            <text:p>2019-08-2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8];6;2)*1" office:value-type="float" office:value="8" calcext:value-type="float">
            <text:p>8</text:p>
          </table:table-cell>
          <table:table-cell table:formula="of:=MID([.A48];9;2)*1" office:value-type="float" office:value="22" calcext:value-type="float">
            <text:p>22</text:p>
          </table:table-cell>
          <table:table-cell table:formula="of:=CHOOSE(WEEKDAY([.A4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zm. 40:5,7-8a,8b-9,10;Mat. 22:1-14;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anik Ismarjiyati</text:p>
          </table:table-cell>
          <table:table-cell table:number-columns-repeated="1014"/>
        </table:table-row>
        <table:table-row table:style-name="ro7" table:visibility="filter">
          <table:table-cell table:style-name="ce2" office:value-type="string" calcext:value-type="string">
            <text:p>2019-09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</text:p>
          </table:table-cell>
          <table:table-cell table:formula="of:=MID([.A49];6;2)*1" office:value-type="float" office:value="9" calcext:value-type="float">
            <text:p>9</text:p>
          </table:table-cell>
          <table:table-cell table:formula="of:=MID([.A49];9;2)*1" office:value-type="float" office:value="5" calcext:value-type="float">
            <text:p>5</text:p>
          </table:table-cell>
          <table:table-cell table:formula="of:=CHOOSE(WEEKDAY([.A4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ol. 1:9-14;Mzm. 98:2-3ab,3cd-4,5-6;Luk. 5:1-11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9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I</text:p>
          </table:table-cell>
          <table:table-cell table:formula="of:=MID([.A50];6;2)*1" office:value-type="float" office:value="9" calcext:value-type="float">
            <text:p>9</text:p>
          </table:table-cell>
          <table:table-cell table:formula="of:=MID([.A50];9;2)*1" office:value-type="float" office:value="12" calcext:value-type="float">
            <text:p>12</text:p>
          </table:table-cell>
          <table:table-cell table:formula="of:=CHOOSE(WEEKDAY([.A5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24:17-22; MT.Luk. 1:46-48,49-50,51-54;Luk. 1:20-38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9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II</text:p>
          </table:table-cell>
          <table:table-cell table:formula="of:=MID([.A51];6;2)*1" office:value-type="float" office:value="9" calcext:value-type="float">
            <text:p>9</text:p>
          </table:table-cell>
          <table:table-cell table:formula="of:=MID([.A51];9;2)*1" office:value-type="float" office:value="19" calcext:value-type="float">
            <text:p>19</text:p>
          </table:table-cell>
          <table:table-cell table:formula="of:=CHOOSE(WEEKDAY([.A5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Tim. 4:12-16;Mzm. 111:7-8,9,10;Luk. 7:36-50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09-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V</text:p>
          </table:table-cell>
          <table:table-cell table:formula="of:=MID([.A52];6;2)*1" office:value-type="float" office:value="9" calcext:value-type="float">
            <text:p>9</text:p>
          </table:table-cell>
          <table:table-cell table:formula="of:=MID([.A52];9;2)*1" office:value-type="float" office:value="26" calcext:value-type="float">
            <text:p>26</text:p>
          </table:table-cell>
          <table:table-cell table:formula="of:=CHOOSE(WEEKDAY([.A5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zr. 9:5-9; MT Tb. 13:2,3-4a,4bcd,5,8;Luk. 9:1-6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2019-10-0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3];6;2)*1" office:value-type="float" office:value="10" calcext:value-type="float">
            <text:p>10</text:p>
          </table:table-cell>
          <table:table-cell table:formula="of:=MID([.A53];9;2)*1" office:value-type="float" office:value="1" calcext:value-type="float">
            <text:p>1</text:p>
          </table:table-cell>
          <table:table-cell table:formula="of:=CHOOSE(WEEKDAY([.A5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66:10-14c;Mzm. 131:1,2,3;Mat. 18:1-5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Maria R. Tri Marieska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0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4];6;2)*1" office:value-type="float" office:value="10" calcext:value-type="float">
            <text:p>10</text:p>
          </table:table-cell>
          <table:table-cell table:formula="of:=MID([.A54];9;2)*1" office:value-type="float" office:value="2" calcext:value-type="float">
            <text:p>2</text:p>
          </table:table-cell>
          <table:table-cell table:formula="of:=CHOOSE(WEEKDAY([.A5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23:20-23a;Mzm. 91:1-2,3-4,5-6,10-11;Mat. 18:1-5,10;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0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5];6;2)*1" office:value-type="float" office:value="10" calcext:value-type="float">
            <text:p>10</text:p>
          </table:table-cell>
          <table:table-cell table:formula="of:=MID([.A55];9;2)*1" office:value-type="float" office:value="3" calcext:value-type="float">
            <text:p>3</text:p>
          </table:table-cell>
          <table:table-cell table:formula="of:=CHOOSE(WEEKDAY([.A5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Neh. 8:1- 4a,5-6,7b-12;Mzm. 19:8,9,10,11;Luk. 10:1-12.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Ign. Stanley Andi P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6];6;2)*1" office:value-type="float" office:value="10" calcext:value-type="float">
            <text:p>10</text:p>
          </table:table-cell>
          <table:table-cell table:formula="of:=MID([.A56];9;2)*1" office:value-type="float" office:value="4" calcext:value-type="float">
            <text:p>4</text:p>
          </table:table-cell>
          <table:table-cell table:formula="of:=CHOOSE(WEEKDAY([.A5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Bar. 1:15-22;Mzm. 79:1-2,3-5,8-9;Luk. 10:13-16;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Prima Ari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10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7];6;2)*1" office:value-type="float" office:value="10" calcext:value-type="float">
            <text:p>10</text:p>
          </table:table-cell>
          <table:table-cell table:formula="of:=MID([.A57];9;2)*1" office:value-type="float" office:value="5" calcext:value-type="float">
            <text:p>5</text:p>
          </table:table-cell>
          <table:table-cell table:formula="of:=CHOOSE(WEEKDAY([.A5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Bar. 4:5-12,27-29;Mzm. 69:33-35,36-37;Luk. 10:17-24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H.A. Wulandari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10-0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8];6;2)*1" office:value-type="float" office:value="10" calcext:value-type="float">
            <text:p>10</text:p>
          </table:table-cell>
          <table:table-cell table:formula="of:=MID([.A58];9;2)*1" office:value-type="float" office:value="6" calcext:value-type="float">
            <text:p>6</text:p>
          </table:table-cell>
          <table:table-cell table:formula="of:=CHOOSE(WEEKDAY([.A5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Hab. 1:2-3; 2:2-4;Mzm. 95:1-2,6-7,8-9;2Tim. 1:6-8,13-14;Luk. 17:5-10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Eleonora Keso Muda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2019-10-0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9];6;2)*1" office:value-type="float" office:value="10" calcext:value-type="float">
            <text:p>10</text:p>
          </table:table-cell>
          <table:table-cell table:formula="of:=MID([.A59];9;2)*1" office:value-type="float" office:value="7" calcext:value-type="float">
            <text:p>7</text:p>
          </table:table-cell>
          <table:table-cell table:formula="of:=CHOOSE(WEEKDAY([.A5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un. 1:1-17; 2:10; MTYun. 2:2,3,4,5,8;Luk. 10:25-37;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Irene Riah Ukurta S</text:p>
          </table:table-cell>
          <table:table-cell office:value-type="string" calcext:value-type="string">
            <text:p>V. Isti Rudat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0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0];6;2)*1" office:value-type="float" office:value="10" calcext:value-type="float">
            <text:p>10</text:p>
          </table:table-cell>
          <table:table-cell table:formula="of:=MID([.A60];9;2)*1" office:value-type="float" office:value="8" calcext:value-type="float">
            <text:p>8</text:p>
          </table:table-cell>
          <table:table-cell table:formula="of:=CHOOSE(WEEKDAY([.A6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un. 3:1-10;Mzm. 130:1-2,3-4ab,7-8;Luk. 10:38-42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nton Supriyana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0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1];6;2)*1" office:value-type="float" office:value="10" calcext:value-type="float">
            <text:p>10</text:p>
          </table:table-cell>
          <table:table-cell table:formula="of:=MID([.A61];9;2)*1" office:value-type="float" office:value="9" calcext:value-type="float">
            <text:p>9</text:p>
          </table:table-cell>
          <table:table-cell table:formula="of:=CHOOSE(WEEKDAY([.A6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un. 4:1-11;Mzm. 86:3-4,5-6,9-10;Luk. 11:1-4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 Suyant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2];6;2)*1" office:value-type="float" office:value="10" calcext:value-type="float">
            <text:p>10</text:p>
          </table:table-cell>
          <table:table-cell table:formula="of:=MID([.A62];9;2)*1" office:value-type="float" office:value="10" calcext:value-type="float">
            <text:p>10</text:p>
          </table:table-cell>
          <table:table-cell table:formula="of:=CHOOSE(WEEKDAY([.A6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al. 3:13-4:2a;Mzm. 1:1-2,3,4,6;Luk. 11:5-13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C. Triyono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10-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3];6;2)*1" office:value-type="float" office:value="10" calcext:value-type="float">
            <text:p>10</text:p>
          </table:table-cell>
          <table:table-cell table:formula="of:=MID([.A63];9;2)*1" office:value-type="float" office:value="11" calcext:value-type="float">
            <text:p>11</text:p>
          </table:table-cell>
          <table:table-cell table:formula="of:=CHOOSE(WEEKDAY([.A6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l. 1:13-15;2:1-2;Mzm. 9:2-3,6,16,8-9;Luk. 11:15-2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Agnes Sukarm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4];6;2)*1" office:value-type="float" office:value="10" calcext:value-type="float">
            <text:p>10</text:p>
          </table:table-cell>
          <table:table-cell table:formula="of:=MID([.A64];9;2)*1" office:value-type="float" office:value="12" calcext:value-type="float">
            <text:p>12</text:p>
          </table:table-cell>
          <table:table-cell table:formula="of:=CHOOSE(WEEKDAY([.A6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l. 3:12-21;Mzm. 97:1-2,5-6,11-12;Luk. 11:27-28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Anton Supriyana</text:p>
          </table:table-cell>
          <table:table-cell table:number-columns-repeated="1014"/>
        </table:table-row>
        <table:table-row table:style-name="ro9">
          <table:table-cell table:style-name="ce2" office:value-type="string" calcext:value-type="string">
            <text:p>2019-10-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5];6;2)*1" office:value-type="float" office:value="10" calcext:value-type="float">
            <text:p>10</text:p>
          </table:table-cell>
          <table:table-cell table:formula="of:=MID([.A65];9;2)*1" office:value-type="float" office:value="13" calcext:value-type="float">
            <text:p>13</text:p>
          </table:table-cell>
          <table:table-cell table:formula="of:=CHOOSE(WEEKDAY([.A6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Raj. 5:14-17;Mzm. 98:1,2-3ab,3cd-4;2Tim. 2:8-13;Luk. 17:11-19.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Nanik Ismarjiyati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10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6];6;2)*1" office:value-type="float" office:value="10" calcext:value-type="float">
            <text:p>10</text:p>
          </table:table-cell>
          <table:table-cell table:formula="of:=MID([.A66];9;2)*1" office:value-type="float" office:value="14" calcext:value-type="float">
            <text:p>14</text:p>
          </table:table-cell>
          <table:table-cell table:formula="of:=CHOOSE(WEEKDAY([.A6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1:1-7;Mzm. 98:1,2-3ab,3cd-4;Luk. 11:29-32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loysius Lamakey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1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7];6;2)*1" office:value-type="float" office:value="10" calcext:value-type="float">
            <text:p>10</text:p>
          </table:table-cell>
          <table:table-cell table:formula="of:=MID([.A67];9;2)*1" office:value-type="float" office:value="15" calcext:value-type="float">
            <text:p>15</text:p>
          </table:table-cell>
          <table:table-cell table:formula="of:=CHOOSE(WEEKDAY([.A6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1:16-25;Mzm. 19:2-3,4-5;Luk. 11:37-41;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Yulia Jatiningsih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1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8];6;2)*1" office:value-type="float" office:value="10" calcext:value-type="float">
            <text:p>10</text:p>
          </table:table-cell>
          <table:table-cell table:formula="of:=MID([.A68];9;2)*1" office:value-type="float" office:value="16" calcext:value-type="float">
            <text:p>16</text:p>
          </table:table-cell>
          <table:table-cell table:formula="of:=CHOOSE(WEEKDAY([.A6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2:1-11;Mzm. 62:2-3.6-7.9;Luk. 11:42-46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A. Heru Pratom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1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9];6;2)*1" office:value-type="float" office:value="10" calcext:value-type="float">
            <text:p>10</text:p>
          </table:table-cell>
          <table:table-cell table:formula="of:=MID([.A69];9;2)*1" office:value-type="float" office:value="17" calcext:value-type="float">
            <text:p>17</text:p>
          </table:table-cell>
          <table:table-cell table:formula="of:=CHOOSE(WEEKDAY([.A6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3:21-30;Mzm. 130:1-2,3-4b,4c-6;Luk. 11:47-54;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Sri Utami Chrisssumiwi, MM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10-1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0];6;2)*1" office:value-type="float" office:value="10" calcext:value-type="float">
            <text:p>10</text:p>
          </table:table-cell>
          <table:table-cell table:formula="of:=MID([.A70];9;2)*1" office:value-type="float" office:value="18" calcext:value-type="float">
            <text:p>18</text:p>
          </table:table-cell>
          <table:table-cell table:formula="of:=CHOOSE(WEEKDAY([.A7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Tim. 4:10-17b;Mzm. 145:10-11,12-13ab,17-18;Luk. 10:1-9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Neo Surad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1];6;2)*1" office:value-type="float" office:value="10" calcext:value-type="float">
            <text:p>10</text:p>
          </table:table-cell>
          <table:table-cell table:formula="of:=MID([.A71];9;2)*1" office:value-type="float" office:value="19" calcext:value-type="float">
            <text:p>19</text:p>
          </table:table-cell>
          <table:table-cell table:formula="of:=CHOOSE(WEEKDAY([.A7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4:13,16-18;Mzm. 105:6-7,8-9,42-43;Luk. 12:8-12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Aloysius Lamakey</text:p>
          </table:table-cell>
          <table:table-cell table:number-columns-repeated="1014"/>
        </table:table-row>
        <table:table-row table:style-name="ro9">
          <table:table-cell table:style-name="ce2" office:value-type="string" calcext:value-type="string">
            <text:p>2019-10-2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2];6;2)*1" office:value-type="float" office:value="10" calcext:value-type="float">
            <text:p>10</text:p>
          </table:table-cell>
          <table:table-cell table:formula="of:=MID([.A72];9;2)*1" office:value-type="float" office:value="20" calcext:value-type="float">
            <text:p>20</text:p>
          </table:table-cell>
          <table:table-cell table:formula="of:=CHOOSE(WEEKDAY([.A7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17:8-13;Mzm. 121:1-2,3-4,5-6,7-8;2Tim. 3:14 - 4:2;Luk. 18:1-8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Prima Ari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3];6;2)*1" office:value-type="float" office:value="10" calcext:value-type="float">
            <text:p>10</text:p>
          </table:table-cell>
          <table:table-cell table:formula="of:=MID([.A73];9;2)*1" office:value-type="float" office:value="21" calcext:value-type="float">
            <text:p>21</text:p>
          </table:table-cell>
          <table:table-cell table:formula="of:=CHOOSE(WEEKDAY([.A7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4:20-25; MTLuk. 1:69-70,71-72,73-75;Luk. 12: 13-21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. Sri Supriyati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2019-10-2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4];6;2)*1" office:value-type="float" office:value="10" calcext:value-type="float">
            <text:p>10</text:p>
          </table:table-cell>
          <table:table-cell table:formula="of:=MID([.A74];9;2)*1" office:value-type="float" office:value="22" calcext:value-type="float">
            <text:p>22</text:p>
          </table:table-cell>
          <table:table-cell table:formula="of:=CHOOSE(WEEKDAY([.A7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5:12,15b,17-19,20b-21;Mzm. 40:7-8a,8b-9,10,17;Luk. 12:35-3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Ign. Sandy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2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5];6;2)*1" office:value-type="float" office:value="10" calcext:value-type="float">
            <text:p>10</text:p>
          </table:table-cell>
          <table:table-cell table:formula="of:=MID([.A75];9;2)*1" office:value-type="float" office:value="23" calcext:value-type="float">
            <text:p>23</text:p>
          </table:table-cell>
          <table:table-cell table:formula="of:=CHOOSE(WEEKDAY([.A7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6:12-18;Mzm. 124:1-3,4-6,7-8;Luk. 12:39-48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2019-10-2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6];6;2)*1" office:value-type="float" office:value="10" calcext:value-type="float">
            <text:p>10</text:p>
          </table:table-cell>
          <table:table-cell table:formula="of:=MID([.A76];9;2)*1" office:value-type="float" office:value="24" calcext:value-type="float">
            <text:p>24</text:p>
          </table:table-cell>
          <table:table-cell table:formula="of:=CHOOSE(WEEKDAY([.A7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6:19-23;Mzm. 1:1-2,3,4,6;Luk. 12:49-53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Djoko Marsito</text:p>
          </table:table-cell>
          <table:table-cell table:number-columns-repeated="1014"/>
        </table:table-row>
        <table:table-row table:style-name="ro14">
          <table:table-cell table:style-name="ce2" office:value-type="string" calcext:value-type="string">
            <text:p>2019-10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7];6;2)*1" office:value-type="float" office:value="10" calcext:value-type="float">
            <text:p>10</text:p>
          </table:table-cell>
          <table:table-cell table:formula="of:=MID([.A77];9;2)*1" office:value-type="float" office:value="25" calcext:value-type="float">
            <text:p>25</text:p>
          </table:table-cell>
          <table:table-cell table:formula="of:=CHOOSE(WEEKDAY([.A7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m. 7:8-25a;Mzm. 119:66,68,76,77,93.94;Luk. 12:54-59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 Suyant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8];6;2)*1" office:value-type="float" office:value="10" calcext:value-type="float">
            <text:p>10</text:p>
          </table:table-cell>
          <table:table-cell table:formula="of:=MID([.A78];9;2)*1" office:value-type="float" office:value="26" calcext:value-type="float">
            <text:p>26</text:p>
          </table:table-cell>
          <table:table-cell table:formula="of:=CHOOSE(WEEKDAY([.A7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8:1-11;Mzm. 24:1-2,3-4ab,5-6;Luk. 13:1-9.</text:p>
          </table:table-cell>
          <table:table-cell office:value-type="string" calcext:value-type="string">
            <text:p>Th. Banarudin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2019-10-2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9];6;2)*1" office:value-type="float" office:value="10" calcext:value-type="float">
            <text:p>10</text:p>
          </table:table-cell>
          <table:table-cell table:formula="of:=MID([.A79];9;2)*1" office:value-type="float" office:value="27" calcext:value-type="float">
            <text:p>27</text:p>
          </table:table-cell>
          <table:table-cell table:formula="of:=CHOOSE(WEEKDAY([.A7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5:12-14,16-18;Mzm. 34:2-3,17-18,19,23;2Tim. 4:6-8,16-18;Luk. 18:9-14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Redempta Desicia Calista</text:p>
          </table:table-cell>
          <table:table-cell office:value-type="string" calcext:value-type="string">
            <text:p>FX Sularto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10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0];6;2)*1" office:value-type="float" office:value="10" calcext:value-type="float">
            <text:p>10</text:p>
          </table:table-cell>
          <table:table-cell table:formula="of:=MID([.A80];9;2)*1" office:value-type="float" office:value="28" calcext:value-type="float">
            <text:p>28</text:p>
          </table:table-cell>
          <table:table-cell table:formula="of:=CHOOSE(WEEKDAY([.A8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Ef. 2:19-22;Mzm. 19:2-3,4-5;Luk. 6:12-19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Maria Amalrylis Illona Muda</text:p>
          </table:table-cell>
          <table:table-cell office:value-type="string" calcext:value-type="string">
            <text:p>Andre Keso Muda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2019-10-2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1];6;2)*1" office:value-type="float" office:value="10" calcext:value-type="float">
            <text:p>10</text:p>
          </table:table-cell>
          <table:table-cell table:formula="of:=MID([.A81];9;2)*1" office:value-type="float" office:value="29" calcext:value-type="float">
            <text:p>29</text:p>
          </table:table-cell>
          <table:table-cell table:formula="of:=CHOOSE(WEEKDAY([.A8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8:18-25;Mzm. 126:1-2ab,2cd-3,4-5,6;Luk. 13:18-21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Y. Sudarmadi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2019-10-3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2];6;2)*1" office:value-type="float" office:value="10" calcext:value-type="float">
            <text:p>10</text:p>
          </table:table-cell>
          <table:table-cell table:formula="of:=MID([.A82];9;2)*1" office:value-type="float" office:value="30" calcext:value-type="float">
            <text:p>30</text:p>
          </table:table-cell>
          <table:table-cell table:formula="of:=CHOOSE(WEEKDAY([.A8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8:26-30;Mzm. 13:4-5,6;Luk. 13:22-30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Yulia Jatiningsih</text:p>
          </table:table-cell>
          <table:table-cell table:number-columns-repeated="1014"/>
        </table:table-row>
        <table:table-row table:style-name="ro14">
          <table:table-cell table:style-name="ce2" office:value-type="string" calcext:value-type="string">
            <text:p>2019-10-3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3];6;2)*1" office:value-type="float" office:value="10" calcext:value-type="float">
            <text:p>10</text:p>
          </table:table-cell>
          <table:table-cell table:formula="of:=MID([.A83];9;2)*1" office:value-type="float" office:value="31" calcext:value-type="float">
            <text:p>31</text:p>
          </table:table-cell>
          <table:table-cell table:formula="of:=CHOOSE(WEEKDAY([.A8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8:31b-39;Mzm. 109:21-22,26-27,30-31;Luk. 13:31-35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MG Budi Hartuti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11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84];6;2)*1" office:value-type="float" office:value="11" calcext:value-type="float">
            <text:p>11</text:p>
          </table:table-cell>
          <table:table-cell table:formula="of:=MID([.A84];9;2)*1" office:value-type="float" office:value="14" calcext:value-type="float">
            <text:p>14</text:p>
          </table:table-cell>
          <table:table-cell table:formula="of:=CHOOSE(WEEKDAY([.A8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b. 7:22-8:1;Mzm. 119:89,90,130,135,175;Luk. 17:20-25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ndre Keso Muda</text:p>
          </table:table-cell>
          <table:table-cell table:number-columns-repeated="1014"/>
        </table:table-row>
        <table:table-row table:style-name="ro7" table:visibility="filter">
          <table:table-cell table:style-name="ce2" office:value-type="string" calcext:value-type="string">
            <text:p>2019-11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85];6;2)*1" office:value-type="float" office:value="11" calcext:value-type="float">
            <text:p>11</text:p>
          </table:table-cell>
          <table:table-cell table:formula="of:=MID([.A85];9;2)*1" office:value-type="float" office:value="28" calcext:value-type="float">
            <text:p>28</text:p>
          </table:table-cell>
          <table:table-cell table:formula="of:=CHOOSE(WEEKDAY([.A8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Dan. 6:12-28; MTDan. 3:68,69,70,71,72,73,74;Luk. 21:20-28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Djoko Marsito</text:p>
          </table:table-cell>
          <table:table-cell table:number-columns-repeated="1014"/>
        </table:table-row>
        <table:table-row table:style-name="ro10" table:visibility="filter">
          <table:table-cell table:style-name="ce2" office:value-type="string" calcext:value-type="string">
            <text:p>2019-12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1</text:p>
          </table:table-cell>
          <table:table-cell table:formula="of:=MID([.A86];6;2)*1" office:value-type="float" office:value="12" calcext:value-type="float">
            <text:p>12</text:p>
          </table:table-cell>
          <table:table-cell table:formula="of:=MID([.A86];9;2)*1" office:value-type="float" office:value="5" calcext:value-type="float">
            <text:p>5</text:p>
          </table:table-cell>
          <table:table-cell table:formula="of:=CHOOSE(WEEKDAY([.A8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26:1-6;Mzm. 118:1,8-9,19-21,25-27a;Mat. 7:21,24-27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10" table:visibility="filter">
          <table:table-cell table:style-name="ce2" office:value-type="string" calcext:value-type="string">
            <text:p>2019-12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2</text:p>
          </table:table-cell>
          <table:table-cell table:formula="of:=MID([.A87];6;2)*1" office:value-type="float" office:value="12" calcext:value-type="float">
            <text:p>12</text:p>
          </table:table-cell>
          <table:table-cell table:formula="of:=MID([.A87];9;2)*1" office:value-type="float" office:value="12" calcext:value-type="float">
            <text:p>12</text:p>
          </table:table-cell>
          <table:table-cell table:formula="of:=CHOOSE(WEEKDAY([.A8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41:13-20;Mzm. 145:1,9,10-11,12-13ab;Mat. 11:11-1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9" table:visibility="filter">
          <table:table-cell table:style-name="ce2" office:value-type="string" calcext:value-type="string">
            <text:p>2019-12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3</text:p>
          </table:table-cell>
          <table:table-cell table:formula="of:=MID([.A88];6;2)*1" office:value-type="float" office:value="12" calcext:value-type="float">
            <text:p>12</text:p>
          </table:table-cell>
          <table:table-cell table:formula="of:=MID([.A88];9;2)*1" office:value-type="float" office:value="19" calcext:value-type="float">
            <text:p>19</text:p>
          </table:table-cell>
          <table:table-cell table:formula="of:=CHOOSE(WEEKDAY([.A8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Hak. 13:2-7,24-25a;Mzm. 71:3-4a,5-6ab,16-17;Luk. 1:5-2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7" table:visibility="filter">
          <table:table-cell table:style-name="ce2" office:value-type="string" calcext:value-type="string">
            <text:p>2019-12-2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4</text:p>
          </table:table-cell>
          <table:table-cell table:formula="of:=MID([.A89];6;2)*1" office:value-type="float" office:value="12" calcext:value-type="float">
            <text:p>12</text:p>
          </table:table-cell>
          <table:table-cell table:formula="of:=MID([.A89];9;2)*1" office:value-type="float" office:value="23" calcext:value-type="float">
            <text:p>23</text:p>
          </table:table-cell>
          <table:table-cell table:formula="of:=CHOOSE(WEEKDAY([.A8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Mal. 3:1-4; 4:5-6;Mzm. 25:4bc-5ab,8-9,10,14;Luk. 1:57-6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heet2_1" table:style-name="ta1">
        <table:table-column table:style-name="co6" table:default-cell-style-name="ce12"/>
        <table:table-column table:style-name="co1" table:default-cell-style-name="ce17"/>
        <table:table-column table:style-name="co1" table:default-cell-style-name="ce24"/>
        <table:table-column table:style-name="co1" table:default-cell-style-name="ce28"/>
        <table:table-column table:style-name="co1" table:default-cell-style-name="ce35"/>
        <table:table-row table:style-name="ro1">
          <table:table-cell table:style-name="ce9" office:value-type="string" calcext:value-type="string">
            <text:p>Count - Tempat</text:p>
          </table:table-cell>
          <table:table-cell table:style-name="ce14" office:value-type="string" calcext:value-type="string">
            <text:p>Data</text:p>
          </table:table-cell>
          <table:table-cell table:style-name="ce21" table:number-columns-repeated="2"/>
          <table:table-cell table:style-name="ce32"/>
        </table:table-row>
        <table:table-row table:style-name="ro1">
          <table:table-cell table:style-name="ce10" office:value-type="string" calcext:value-type="string">
            <text:p>Tempat</text:p>
          </table:table-cell>
          <table:table-cell table:style-name="ce15" office:value-type="string" calcext:value-type="string">
            <text:p>Doa lingkungan</text:p>
          </table:table-cell>
          <table:table-cell table:style-name="ce22" office:value-type="string" calcext:value-type="string">
            <text:p>Doa rosario + BKL</text:p>
          </table:table-cell>
          <table:table-cell table:style-name="ce22" office:value-type="string" calcext:value-type="string">
            <text:p>Rosario</text:p>
          </table:table-cell>
          <table:table-cell table:style-name="ce33" office:value-type="string" calcext:value-type="string">
            <text:p>Total Result</text:p>
          </table:table-cell>
        </table:table-row>
        <table:table-row table:style-name="ro1">
          <table:table-cell table:style-name="ce11" office:value-type="string" calcext:value-type="string">
            <text:p>Aloysius Lamakey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 Keso M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on Supriyana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 Supriad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. Triyo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X. Sularto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u Pratomo,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gn. Sandy</text:p>
          </table:table-cell>
          <table:table-cell table:style-name="ce1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glo lawas</text:p>
          </table:table-cell>
          <table:table-cell table:style-name="ce18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 Suprihatin Waldiman</text:p>
          </table:table-cell>
          <table:table-cell table:style-name="ce1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A YP Prononago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 Djarot SW</text:p>
          </table:table-cell>
          <table:table-cell table:style-name="ce1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ik Ismarjati, M. Th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o Surad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. Suroyo</text:p>
          </table:table-cell>
          <table:table-cell table:style-name="ce1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ptanto S.B.,Y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. Banarudin</text:p>
          </table:table-cell>
          <table:table-cell table:style-name="ce1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Setyawan Putra</text:p>
          </table:table-cell>
          <table:table-cell table:style-name="ce1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. Dalyono</text:p>
          </table:table-cell>
          <table:table-cell table:style-name="ce18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. Djoko Marsi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. Sudarma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. Suyanto</text:p>
          </table:table-cell>
          <table:table-cell table:style-name="ce19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31" calcext:value-type="float">
            <text:p>31</text:p>
          </table:table-cell>
          <table:table-cell table:style-name="ce31" office:value-type="float" office:value="31" calcext:value-type="float">
            <text:p>31</text:p>
          </table:table-cell>
          <table:table-cell table:style-name="ce37" office:value-type="float" office:value="74" calcext:value-type="float">
            <text:p>74</text:p>
          </table:table-cell>
        </table:table-row>
      </table:table>
      <table:table table:name="Pivot Table_Sheet2_2" table:style-name="ta1">
        <table:table-column table:style-name="co6" table:default-cell-style-name="ce12"/>
        <table:table-column table:style-name="co1" table:default-cell-style-name="ce18"/>
        <table:table-column table:style-name="co1" table:default-cell-style-name="ce24"/>
        <table:table-column table:style-name="co1" table:default-cell-style-name="ce28"/>
        <table:table-column table:style-name="co1" table:default-cell-style-name="ce35"/>
        <table:table-row table:style-name="ro1">
          <table:table-cell table:style-name="ce9" office:value-type="string" calcext:value-type="string">
            <text:p>Count - Petugas 1</text:p>
          </table:table-cell>
          <table:table-cell table:style-name="ce14" office:value-type="string" calcext:value-type="string">
            <text:p>Data</text:p>
          </table:table-cell>
          <table:table-cell table:style-name="ce21" table:number-columns-repeated="2"/>
          <table:table-cell table:style-name="ce32"/>
        </table:table-row>
        <table:table-row table:style-name="ro1">
          <table:table-cell table:style-name="ce10" office:value-type="string" calcext:value-type="string">
            <text:p>Petugas 1</text:p>
          </table:table-cell>
          <table:table-cell table:style-name="ce15" office:value-type="string" calcext:value-type="string">
            <text:p>Doa lingkungan</text:p>
          </table:table-cell>
          <table:table-cell table:style-name="ce22" office:value-type="string" calcext:value-type="string">
            <text:p>Doa rosario + BKL</text:p>
          </table:table-cell>
          <table:table-cell table:style-name="ce22" office:value-type="string" calcext:value-type="string">
            <text:p>Rosario</text:p>
          </table:table-cell>
          <table:table-cell table:style-name="ce33" office:value-type="string" calcext:value-type="string">
            <text:p>Total Result</text:p>
          </table:table-cell>
        </table:table-row>
        <table:table-row table:style-name="ro1">
          <table:table-cell table:style-name="ce11" office:value-type="string" calcext:value-type="string">
            <text:p>A. Heru Pratomo</text:p>
          </table:table-cell>
          <table:table-cell table:style-name="ce38"/>
          <table:table-cell table:style-name="ce2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. Sri Supriyat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nes Sukarm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oysius Lamakey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stasia H. Djuwarn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stasya Bunga Rosa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 Keso Muda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on Supriyana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. Triyo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. Setya Prihatiningtya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joko Marsit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X Sulart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.A. Wulandar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gn. Sand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ene Riah Ukurta S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 Amalrylis Illona Mud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R. Tri Mariesk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G Budi Hartut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ik Ismarjiyati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o Suradi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ma Ari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dempta Desicia Calista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tanto S.B.,Y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i Utami Chrisssumiwi, M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phanie Aditya Riani Widwianingrum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Setyawan Putr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. Indah Kartikasar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. Isti Rudat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. Sudarmadi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. Suyanto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ulia Jatiningsih</text:p>
          </table:table-cell>
          <table:table-cell table:style-name="ce19"/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31" calcext:value-type="float">
            <text:p>31</text:p>
          </table:table-cell>
          <table:table-cell table:style-name="ce31" office:value-type="float" office:value="31" calcext:value-type="float">
            <text:p>31</text:p>
          </table:table-cell>
          <table:table-cell table:style-name="ce37" office:value-type="float" office:value="74" calcext:value-type="float">
            <text:p>74</text:p>
          </table:table-cell>
        </table:table-row>
      </table:table>
      <table:named-expressions/>
      <table:database-ranges>
        <table:database-range table:name="__Anonymous_Sheet_DB__0" table:target-range-address="Mentah.A1:Mentah.G366" table:display-filter-buttons="true">
          <table:filter>
            <table:filter-and>
              <table:filter-condition table:field-number="1" table:value="1" table:operator="="/>
            </table:filter-and>
          </table:filter>
        </table:database-range>
        <table:database-range table:name="__Anonymous_Sheet_DB__1" table:target-range-address="Sheet2.A1:Sheet2.J90" table:display-filter-buttons="true">
          <table:filter>
            <table:filter-and>
              <table:filter-condition table:field-number="2" table:value="Doa rosario + BKL" table:operator="=">
                <table:filter-set-item table:value="Doa rosario + BKL"/>
                <table:filter-set-item table:value="Rosario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Pivot Table_Sheet2_1'.A1:'Pivot Table_Sheet2_1'.E25" table:buttons="'Pivot Table_Sheet2_1'.A2 'Pivot Table_Sheet2_1'.B1" table:show-filter-button="false" table:drill-down-on-double-click="false">
          <table:source-cell-range table:cell-range-address="Sheet2.A1:Sheet2.J89">
            <table:filter>
              <table:filter-or>
                <table:filter-condition table:field-number="2" table:value="Doa lingkungan" table:operator="="/>
                <table:filter-condition table:field-number="2" table:value="Doa rosario + BKL" table:operator="="/>
                <table:filter-condition table:field-number="2" table:value="Rosario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cara" table:orientation="column" table:used-hierarchy="0" table:function="auto">
            <table:data-pilot-level table:show-empty="false" calcext:repeat-item-labels="false">
              <table:data-pilot-members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at" table:orientation="row" table:used-hierarchy="0" table:function="auto">
            <table:data-pilot-level table:show-empty="false" calcext:repeat-item-labels="false">
              <table:data-pilot-members>
                <table:data-pilot-member table:name="Aloysius Lamakey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Supriadi" table:display="true" table:show-details="true"/>
                <table:data-pilot-member table:name="C. Triyono" table:display="true" table:show-details="true"/>
                <table:data-pilot-member table:name="FX. Sularto" table:display="true" table:show-details="true"/>
                <table:data-pilot-member table:name="Heru Pratomo, A" table:display="true" table:show-details="true"/>
                <table:data-pilot-member table:name="Ign. Sandy" table:display="true" table:show-details="true"/>
                <table:data-pilot-member table:name="Joglo lawas" table:display="true" table:show-details="true"/>
                <table:data-pilot-member table:name="K Suprihatin Waldiman" table:display="true" table:show-details="true"/>
                <table:data-pilot-member table:name="KRA YP Prononagoro" table:display="true" table:show-details="true"/>
                <table:data-pilot-member table:name="MR Djarot SW" table:display="true" table:show-details="true"/>
                <table:data-pilot-member table:name="Nanik Ismarjati, M. Th." table:display="true" table:show-details="true"/>
                <table:data-pilot-member table:name="Neo Suradi" table:display="true" table:show-details="true"/>
                <table:data-pilot-member table:name="P. Suroyo" table:display="true" table:show-details="true"/>
                <table:data-pilot-member table:name="Saptanto S.B.,Y." table:display="true" table:show-details="true"/>
                <table:data-pilot-member table:name="V. Dalyono" table:display="true" table:show-details="true"/>
                <table:data-pilot-member table:name="Y. Djoko Marsito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at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Sheet2_2'.A1:'Pivot Table_Sheet2_2'.E34" table:buttons="'Pivot Table_Sheet2_2'.A2 'Pivot Table_Sheet2_2'.B1" table:show-filter-button="false" table:drill-down-on-double-click="false">
          <table:source-cell-range table:cell-range-address="Sheet2.A1:Sheet2.J89">
            <table:filter>
              <table:filter-or>
                <table:filter-condition table:field-number="2" table:value="Doa lingkungan" table:operator="="/>
                <table:filter-condition table:field-number="2" table:value="Doa rosario + BKL" table:operator="="/>
                <table:filter-condition table:field-number="2" table:value="Rosario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cara" table:orientation="column" table:used-hierarchy="0" table:function="auto">
            <table:data-pilot-level table:show-empty="false" calcext:repeat-item-labels="false">
              <table:data-pilot-members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1" table:orientation="row" table:used-hierarchy="0" table:function="auto">
            <table:data-pilot-level table:show-empty="false" calcext:repeat-item-labels="false">
              <table:data-pilot-members>
                <table:data-pilot-member table:name="A. Heru Pratomo" table:display="true" table:show-details="true"/>
                <table:data-pilot-member table:name="A. Sri Supriyati" table:display="true" table:show-details="true"/>
                <table:data-pilot-member table:name="Agnes Sukarmi" table:display="true" table:show-details="true"/>
                <table:data-pilot-member table:name="Aloysius Lamakey" table:display="true" table:show-details="true"/>
                <table:data-pilot-member table:name="Anastasia H. Djuwarni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Triyono" table:display="true" table:show-details="true"/>
                <table:data-pilot-member table:name="Ch. Setya Prihatiningtyas" table:display="true" table:show-details="true"/>
                <table:data-pilot-member table:name="Djoko Marsito" table:display="true" table:show-details="true"/>
                <table:data-pilot-member table:name="FX Sularto" table:display="true" table:show-details="true"/>
                <table:data-pilot-member table:name="H.A. Wulandari" table:display="true" table:show-details="true"/>
                <table:data-pilot-member table:name="Ign. Sandy" table:display="true" table:show-details="true"/>
                <table:data-pilot-member table:name="Maria R. Tri Marieska" table:display="true" table:show-details="true"/>
                <table:data-pilot-member table:name="Nanik Ismarjiyati" table:display="true" table:show-details="true"/>
                <table:data-pilot-member table:name="Neo Suradi" table:display="true" table:show-details="true"/>
                <table:data-pilot-member table:name="Prima Ari" table:display="true" table:show-details="true"/>
                <table:data-pilot-member table:name="Saptanto S.B.,Y." table:display="true" table:show-details="true"/>
                <table:data-pilot-member table:name="Sri Utami Chrisssumiwi, MM" table:display="true" table:show-details="true"/>
                <table:data-pilot-member table:name="V. Indah Kartikasari" table:display="true" table:show-details="true"/>
                <table:data-pilot-member table:name="V. Isti Rudati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  <table:data-pilot-member table:name="Yulia Jatiningsi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1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5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1:01:35.91016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4:06:44.862580015</meta:creation-date>
    <dc:date>2019-02-12T13:17:05.918624315</dc:date>
    <meta:editing-duration>P2DT21H41M39S</meta:editing-duration>
    <meta:editing-cycles>11</meta:editing-cycles>
    <meta:generator>LibreOffice/6.0.5.2$Linux_X86_64 LibreOffice_project/54c8cbb85f300ac59db32fe8a675ff7683cd5a16</meta:generator>
    <meta:document-statistic meta:table-count="4" meta:cell-count="3129" meta:object-count="0"/>
  </office:meta>
</office:document-meta>
</file>